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02cm" table:align="right"/>
    </style:style>
    <style:style style:name="Table1.A" style:family="table-column">
      <style:table-column-properties style:column-width="3.657cm"/>
    </style:style>
    <style:style style:name="Table1.B" style:family="table-column">
      <style:table-column-properties style:column-width="4.233cm"/>
    </style:style>
    <style:style style:name="Table1.C" style:family="table-column">
      <style:table-column-properties style:column-width="4.25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402cm" table:align="right"/>
    </style:style>
    <style:style style:name="Table2.A" style:family="table-column">
      <style:table-column-properties style:column-width="3.657cm"/>
    </style:style>
    <style:style style:name="Table2.B" style:family="table-column">
      <style:table-column-properties style:column-width="4.233cm"/>
    </style:style>
    <style:style style:name="Table2.C" style:family="table-column">
      <style:table-column-properties style:column-width="4.25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402cm" table:align="right"/>
    </style:style>
    <style:style style:name="Table3.A" style:family="table-column">
      <style:table-column-properties style:column-width="3.657cm"/>
    </style:style>
    <style:style style:name="Table3.B" style:family="table-column">
      <style:table-column-properties style:column-width="4.233cm"/>
    </style:style>
    <style:style style:name="Table3.C" style:family="table-column">
      <style:table-column-properties style:column-width="4.25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402cm" table:align="right"/>
    </style:style>
    <style:style style:name="Table4.A" style:family="table-column">
      <style:table-column-properties style:column-width="3.657cm"/>
    </style:style>
    <style:style style:name="Table4.B" style:family="table-column">
      <style:table-column-properties style:column-width="4.233cm"/>
    </style:style>
    <style:style style:name="Table4.C" style:family="table-column">
      <style:table-column-properties style:column-width="4.256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402cm" table:align="right"/>
    </style:style>
    <style:style style:name="Table5.A" style:family="table-column">
      <style:table-column-properties style:column-width="2.903cm"/>
    </style:style>
    <style:style style:name="Table5.B" style:family="table-column">
      <style:table-column-properties style:column-width="3.36cm"/>
    </style:style>
    <style:style style:name="Table5.C" style:family="table-column">
      <style:table-column-properties style:column-width="3.38cm"/>
    </style:style>
    <style:style style:name="Table5.D" style:family="table-column">
      <style:table-column-properties style:column-width="3.381cm"/>
    </style:style>
    <style:style style:name="Table5.E" style:family="table-column">
      <style:table-column-properties style:column-width="3.378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6.402cm" table:align="right"/>
    </style:style>
    <style:style style:name="Table6.A" style:family="table-column">
      <style:table-column-properties style:column-width="2.903cm"/>
    </style:style>
    <style:style style:name="Table6.B" style:family="table-column">
      <style:table-column-properties style:column-width="3.36cm"/>
    </style:style>
    <style:style style:name="Table6.C" style:family="table-column">
      <style:table-column-properties style:column-width="3.38cm"/>
    </style:style>
    <style:style style:name="Table6.D" style:family="table-column">
      <style:table-column-properties style:column-width="3.381cm"/>
    </style:style>
    <style:style style:name="Table6.E" style:family="table-column">
      <style:table-column-properties style:column-width="3.37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6.402cm" table:align="right"/>
    </style:style>
    <style:style style:name="Table7.A" style:family="table-column">
      <style:table-column-properties style:column-width="2.903cm"/>
    </style:style>
    <style:style style:name="Table7.B" style:family="table-column">
      <style:table-column-properties style:column-width="3.36cm"/>
    </style:style>
    <style:style style:name="Table7.C" style:family="table-column">
      <style:table-column-properties style:column-width="3.38cm"/>
    </style:style>
    <style:style style:name="Table7.D" style:family="table-column">
      <style:table-column-properties style:column-width="3.381cm"/>
    </style:style>
    <style:style style:name="Table7.E" style:family="table-column">
      <style:table-column-properties style:column-width="3.378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9" style:family="table">
      <style:table-properties style:width="16.402cm" table:align="right"/>
    </style:style>
    <style:style style:name="Table9.A" style:family="table-column">
      <style:table-column-properties style:column-width="2.903cm"/>
    </style:style>
    <style:style style:name="Table9.B" style:family="table-column">
      <style:table-column-properties style:column-width="3.36cm"/>
    </style:style>
    <style:style style:name="Table9.C" style:family="table-column">
      <style:table-column-properties style:column-width="3.38cm"/>
    </style:style>
    <style:style style:name="Table9.D" style:family="table-column">
      <style:table-column-properties style:column-width="3.381cm"/>
    </style:style>
    <style:style style:name="Table9.E" style:family="table-column">
      <style:table-column-properties style:column-width="3.378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a900" officeooo:paragraph-rsid="0010a900"/>
    </style:style>
    <style:style style:name="P2" style:family="paragraph" style:parent-style-name="Standard">
      <style:text-properties officeooo:rsid="0010a900" officeooo:paragraph-rsid="00243127"/>
    </style:style>
    <style:style style:name="P3" style:family="paragraph" style:parent-style-name="Standard">
      <style:text-properties officeooo:rsid="0010a900" officeooo:paragraph-rsid="002a683a"/>
    </style:style>
    <style:style style:name="P4" style:family="paragraph" style:parent-style-name="Standard">
      <style:text-properties officeooo:rsid="0010a900" officeooo:paragraph-rsid="002c06bc"/>
    </style:style>
    <style:style style:name="P5" style:family="paragraph" style:parent-style-name="Standard">
      <style:text-properties officeooo:rsid="0010a900" officeooo:paragraph-rsid="0030ca11"/>
    </style:style>
    <style:style style:name="P6" style:family="paragraph" style:parent-style-name="Standard">
      <style:text-properties officeooo:rsid="0010a900" officeooo:paragraph-rsid="00310d5e"/>
    </style:style>
    <style:style style:name="P7" style:family="paragraph" style:parent-style-name="Standard">
      <style:text-properties officeooo:rsid="0010a900" officeooo:paragraph-rsid="00321ed7"/>
    </style:style>
    <style:style style:name="P8" style:family="paragraph" style:parent-style-name="Standard">
      <style:text-properties officeooo:rsid="0010a900" officeooo:paragraph-rsid="00345cd1"/>
    </style:style>
    <style:style style:name="P9" style:family="paragraph" style:parent-style-name="Standard">
      <style:text-properties officeooo:rsid="0010a900" officeooo:paragraph-rsid="00353416"/>
    </style:style>
    <style:style style:name="P10" style:family="paragraph" style:parent-style-name="Standard">
      <style:text-properties officeooo:rsid="0010a900" officeooo:paragraph-rsid="0036e846"/>
    </style:style>
    <style:style style:name="P11" style:family="paragraph" style:parent-style-name="Standard">
      <style:text-properties officeooo:rsid="0010a900" officeooo:paragraph-rsid="0038044b"/>
    </style:style>
    <style:style style:name="P12" style:family="paragraph" style:parent-style-name="Standard">
      <style:text-properties officeooo:rsid="0010a900" officeooo:paragraph-rsid="0039cec6"/>
    </style:style>
    <style:style style:name="P13" style:family="paragraph" style:parent-style-name="Standard">
      <style:text-properties officeooo:rsid="0010a900" officeooo:paragraph-rsid="003b23cf"/>
    </style:style>
    <style:style style:name="P14" style:family="paragraph" style:parent-style-name="Standard">
      <style:text-properties officeooo:rsid="0010a900" officeooo:paragraph-rsid="003f3d48"/>
    </style:style>
    <style:style style:name="P15" style:family="paragraph" style:parent-style-name="Standard">
      <style:text-properties officeooo:rsid="0010a900" officeooo:paragraph-rsid="003f6fb5"/>
    </style:style>
    <style:style style:name="P16" style:family="paragraph" style:parent-style-name="Standard">
      <style:text-properties officeooo:rsid="0010a900" officeooo:paragraph-rsid="00409803"/>
    </style:style>
    <style:style style:name="P17" style:family="paragraph" style:parent-style-name="Standard">
      <style:text-properties officeooo:rsid="0010a900" officeooo:paragraph-rsid="0041eba1"/>
    </style:style>
    <style:style style:name="P18" style:family="paragraph" style:parent-style-name="Standard">
      <style:text-properties officeooo:rsid="0010a900" officeooo:paragraph-rsid="00430592"/>
    </style:style>
    <style:style style:name="P19" style:family="paragraph" style:parent-style-name="Standard">
      <style:text-properties officeooo:rsid="0010a900" officeooo:paragraph-rsid="0043455f"/>
    </style:style>
    <style:style style:name="P20" style:family="paragraph" style:parent-style-name="Standard">
      <style:text-properties officeooo:rsid="0010a900" officeooo:paragraph-rsid="00468f0c"/>
    </style:style>
    <style:style style:name="P21" style:family="paragraph" style:parent-style-name="Standard">
      <style:text-properties officeooo:rsid="0010a900" officeooo:paragraph-rsid="0046ea27"/>
    </style:style>
    <style:style style:name="P22" style:family="paragraph" style:parent-style-name="Standard">
      <style:text-properties officeooo:rsid="0010a900" officeooo:paragraph-rsid="0048338b"/>
    </style:style>
    <style:style style:name="P23" style:family="paragraph" style:parent-style-name="Standard">
      <style:text-properties officeooo:rsid="0010a900" officeooo:paragraph-rsid="0048d92d"/>
    </style:style>
    <style:style style:name="P24" style:family="paragraph" style:parent-style-name="Standard">
      <style:text-properties officeooo:rsid="0010a900" officeooo:paragraph-rsid="004b71f2"/>
    </style:style>
    <style:style style:name="P25" style:family="paragraph" style:parent-style-name="Standard">
      <style:text-properties officeooo:rsid="0010a900" officeooo:paragraph-rsid="004c779a"/>
    </style:style>
    <style:style style:name="P26" style:family="paragraph" style:parent-style-name="Standard">
      <style:text-properties officeooo:rsid="0010a900" officeooo:paragraph-rsid="004e22f8"/>
    </style:style>
    <style:style style:name="P27" style:family="paragraph" style:parent-style-name="Standard">
      <style:text-properties officeooo:rsid="0010a900" officeooo:paragraph-rsid="004f9045"/>
    </style:style>
    <style:style style:name="P28" style:family="paragraph" style:parent-style-name="Standard">
      <style:text-properties officeooo:rsid="0010a900" officeooo:paragraph-rsid="00513506"/>
    </style:style>
    <style:style style:name="P29" style:family="paragraph" style:parent-style-name="Standard">
      <style:text-properties officeooo:rsid="0010a900" officeooo:paragraph-rsid="0052e9b1"/>
    </style:style>
    <style:style style:name="P30" style:family="paragraph" style:parent-style-name="Standard">
      <style:text-properties officeooo:rsid="0010a900" officeooo:paragraph-rsid="0053d406"/>
    </style:style>
    <style:style style:name="P31" style:family="paragraph" style:parent-style-name="Standard">
      <style:text-properties officeooo:rsid="0010a900" officeooo:paragraph-rsid="0053eea8"/>
    </style:style>
    <style:style style:name="P32" style:family="paragraph" style:parent-style-name="Standard">
      <style:text-properties officeooo:rsid="0010a900" officeooo:paragraph-rsid="00575b09"/>
    </style:style>
    <style:style style:name="P33" style:family="paragraph" style:parent-style-name="Standard">
      <style:text-properties officeooo:rsid="0017f426" officeooo:paragraph-rsid="0017f426"/>
    </style:style>
    <style:style style:name="P34" style:family="paragraph" style:parent-style-name="Standard">
      <style:text-properties officeooo:rsid="001a8f7d" officeooo:paragraph-rsid="001a8f7d"/>
    </style:style>
    <style:style style:name="P35" style:family="paragraph" style:parent-style-name="Standard">
      <style:text-properties officeooo:rsid="001a8f7d" officeooo:paragraph-rsid="002238d1"/>
    </style:style>
    <style:style style:name="P36" style:family="paragraph" style:parent-style-name="Standard">
      <style:text-properties officeooo:rsid="001a8f7d" officeooo:paragraph-rsid="00233d46"/>
    </style:style>
    <style:style style:name="P37" style:family="paragraph" style:parent-style-name="Standard">
      <style:text-properties officeooo:paragraph-rsid="001a8f7d"/>
    </style:style>
    <style:style style:name="P38" style:family="paragraph" style:parent-style-name="Standard">
      <style:text-properties fo:font-weight="bold" officeooo:rsid="001a8f7d" officeooo:paragraph-rsid="001a8f7d" style:font-weight-asian="bold" style:font-weight-complex="bold"/>
    </style:style>
    <style:style style:name="P39" style:family="paragraph" style:parent-style-name="Standard">
      <style:paragraph-properties>
        <style:tab-stops>
          <style:tab-stop style:position="0.192cm"/>
          <style:tab-stop style:position="9.043cm"/>
        </style:tab-stops>
      </style:paragraph-properties>
      <style:text-properties fo:font-weight="bold" officeooo:rsid="001a8f7d" officeooo:paragraph-rsid="001a8f7d" style:font-weight-asian="bold" style:font-weight-complex="bold"/>
    </style:style>
    <style:style style:name="P40" style:family="paragraph" style:parent-style-name="Standard">
      <style:paragraph-properties>
        <style:tab-stops>
          <style:tab-stop style:position="0.192cm"/>
          <style:tab-stop style:position="9.043cm"/>
        </style:tab-stops>
      </style:paragraph-properties>
      <style:text-properties fo:font-weight="bold" officeooo:rsid="001a8f7d" officeooo:paragraph-rsid="001aeec9" style:font-weight-asian="bold" style:font-weight-complex="bold"/>
    </style:style>
    <style:style style:name="P41" style:family="paragraph" style:parent-style-name="Standard">
      <style:paragraph-properties>
        <style:tab-stops>
          <style:tab-stop style:position="0.192cm"/>
          <style:tab-stop style:position="9.043cm"/>
        </style:tab-stops>
      </style:paragraph-properties>
      <style:text-properties fo:font-weight="normal" officeooo:rsid="001a8f7d" officeooo:paragraph-rsid="001a8f7d" style:font-weight-asian="normal" style:font-weight-complex="normal"/>
    </style:style>
    <style:style style:name="P42" style:family="paragraph" style:parent-style-name="Standard">
      <style:text-properties fo:font-weight="normal" officeooo:rsid="001a8f7d" officeooo:paragraph-rsid="001a8f7d" style:font-weight-asian="normal" style:font-weight-complex="normal"/>
    </style:style>
    <style:style style:name="P43" style:family="paragraph" style:parent-style-name="Standard">
      <style:text-properties fo:font-weight="normal" officeooo:paragraph-rsid="001a8f7d" style:font-weight-asian="normal" style:font-weight-complex="normal"/>
    </style:style>
    <style:style style:name="P44" style:family="paragraph" style:parent-style-name="Standard">
      <style:paragraph-properties>
        <style:tab-stops>
          <style:tab-stop style:position="0.192cm"/>
          <style:tab-stop style:position="9.043cm"/>
        </style:tab-stops>
      </style:paragraph-properties>
      <style:text-properties fo:font-weight="normal" officeooo:rsid="001ba776" officeooo:paragraph-rsid="001ba776" style:font-weight-asian="normal" style:font-weight-complex="normal"/>
    </style:style>
    <style:style style:name="P45" style:family="paragraph" style:parent-style-name="Standard">
      <style:paragraph-properties>
        <style:tab-stops>
          <style:tab-stop style:position="0.192cm"/>
          <style:tab-stop style:position="9.043cm"/>
        </style:tab-stops>
      </style:paragraph-properties>
      <style:text-properties fo:font-weight="normal" officeooo:rsid="001e9fb4" officeooo:paragraph-rsid="001e9fb4" style:font-weight-asian="normal" style:font-weight-complex="normal"/>
    </style:style>
    <style:style style:name="P46" style:family="paragraph" style:parent-style-name="Standard">
      <style:paragraph-properties>
        <style:tab-stops>
          <style:tab-stop style:position="0.192cm"/>
          <style:tab-stop style:position="9.043cm"/>
        </style:tab-stops>
      </style:paragraph-properties>
      <style:text-properties officeooo:paragraph-rsid="001e9fb4"/>
    </style:style>
    <style:style style:name="P47" style:family="paragraph" style:parent-style-name="Standard">
      <style:paragraph-properties>
        <style:tab-stops>
          <style:tab-stop style:position="0.192cm"/>
          <style:tab-stop style:position="9.043cm"/>
        </style:tab-stops>
      </style:paragraph-properties>
      <style:text-properties officeooo:paragraph-rsid="00206fc3"/>
    </style:style>
    <style:style style:name="P48" style:family="paragraph" style:parent-style-name="Standard">
      <style:text-properties officeooo:paragraph-rsid="002238d1"/>
    </style:style>
    <style:style style:name="P49" style:family="paragraph" style:parent-style-name="Standard">
      <style:text-properties officeooo:rsid="0030ca11" officeooo:paragraph-rsid="0030ca11"/>
    </style:style>
    <style:style style:name="P50" style:family="paragraph" style:parent-style-name="Standard">
      <style:paragraph-properties fo:text-align="center" style:justify-single-word="false"/>
      <style:text-properties fo:font-size="14pt" fo:font-weight="bold" officeooo:rsid="0030ca11" officeooo:paragraph-rsid="0030ca11" style:font-size-asian="14pt" style:font-weight-asian="bold" style:font-size-complex="14pt" style:font-weight-complex="bold"/>
    </style:style>
    <style:style style:name="P51" style:family="paragraph" style:parent-style-name="Standard">
      <style:text-properties style:text-underline-style="solid" style:text-underline-width="auto" style:text-underline-color="font-color" officeooo:rsid="0010a900" officeooo:paragraph-rsid="0010a900"/>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430592"/>
    </style:style>
    <style:style style:name="P54" style:family="paragraph" style:parent-style-name="Table_20_Contents">
      <style:paragraph-properties fo:text-align="center" style:justify-single-word="false"/>
      <style:text-properties officeooo:paragraph-rsid="0043455f"/>
    </style:style>
    <style:style style:name="P55" style:family="paragraph" style:parent-style-name="Table_20_Contents">
      <style:paragraph-properties fo:text-align="center" style:justify-single-word="false"/>
      <style:text-properties officeooo:paragraph-rsid="00468f0c"/>
    </style:style>
    <style:style style:name="P56" style:family="paragraph" style:parent-style-name="Table_20_Contents">
      <style:paragraph-properties fo:text-align="center" style:justify-single-word="false"/>
      <style:text-properties officeooo:paragraph-rsid="004b71f2"/>
    </style:style>
    <style:style style:name="P57" style:family="paragraph" style:parent-style-name="Table_20_Contents">
      <style:paragraph-properties fo:text-align="center" style:justify-single-word="false"/>
      <style:text-properties officeooo:paragraph-rsid="004e22f8"/>
    </style:style>
    <style:style style:name="P58" style:family="paragraph" style:parent-style-name="Table_20_Contents">
      <style:paragraph-properties fo:text-align="center" style:justify-single-word="false"/>
      <style:text-properties officeooo:paragraph-rsid="004f9045"/>
    </style:style>
    <style:style style:name="P59" style:family="paragraph" style:parent-style-name="Table_20_Contents">
      <style:paragraph-properties fo:text-align="center" style:justify-single-word="false"/>
      <style:text-properties fo:color="#8f187c" officeooo:rsid="003f6fb5" officeooo:paragraph-rsid="003f6fb5"/>
    </style:style>
    <style:style style:name="P60" style:family="paragraph" style:parent-style-name="Table_20_Contents">
      <style:paragraph-properties fo:text-align="center" style:justify-single-word="false"/>
      <style:text-properties fo:color="#8f187c" officeooo:rsid="003f6fb5" officeooo:paragraph-rsid="00430592"/>
    </style:style>
    <style:style style:name="P61" style:family="paragraph" style:parent-style-name="Table_20_Contents">
      <style:paragraph-properties fo:text-align="center" style:justify-single-word="false"/>
      <style:text-properties fo:color="#8f187c" officeooo:rsid="003f6fb5" officeooo:paragraph-rsid="0043455f"/>
    </style:style>
    <style:style style:name="P62" style:family="paragraph" style:parent-style-name="Table_20_Contents">
      <style:paragraph-properties fo:text-align="center" style:justify-single-word="false"/>
      <style:text-properties fo:color="#8f187c" officeooo:rsid="003f6fb5" officeooo:paragraph-rsid="00468f0c"/>
    </style:style>
    <style:style style:name="P63" style:family="paragraph" style:parent-style-name="Table_20_Contents">
      <style:paragraph-properties fo:text-align="center" style:justify-single-word="false"/>
      <style:text-properties fo:color="#8f187c" officeooo:rsid="003f6fb5" officeooo:paragraph-rsid="004b71f2"/>
    </style:style>
    <style:style style:name="P64" style:family="paragraph" style:parent-style-name="Table_20_Contents">
      <style:paragraph-properties fo:text-align="center" style:justify-single-word="false"/>
      <style:text-properties fo:color="#8f187c" officeooo:rsid="003f6fb5" officeooo:paragraph-rsid="004e22f8"/>
    </style:style>
    <style:style style:name="P65" style:family="paragraph" style:parent-style-name="Table_20_Contents">
      <style:paragraph-properties fo:text-align="center" style:justify-single-word="false"/>
      <style:text-properties fo:color="#8f187c" officeooo:rsid="003f6fb5" officeooo:paragraph-rsid="004f9045"/>
    </style:style>
    <style:style style:name="P66" style:family="paragraph" style:parent-style-name="Table_20_Contents">
      <style:text-properties fo:color="#8f187c" officeooo:rsid="00468f0c" officeooo:paragraph-rsid="00468f0c"/>
    </style:style>
    <style:style style:name="P67" style:family="paragraph" style:parent-style-name="Table_20_Contents">
      <style:text-properties fo:color="#8f187c" officeooo:rsid="00468f0c" officeooo:paragraph-rsid="004b71f2"/>
    </style:style>
    <style:style style:name="P68" style:family="paragraph" style:parent-style-name="Table_20_Contents">
      <style:text-properties fo:color="#8f187c" officeooo:rsid="00468f0c" officeooo:paragraph-rsid="004e22f8"/>
    </style:style>
    <style:style style:name="P69" style:family="paragraph" style:parent-style-name="Table_20_Contents">
      <style:text-properties fo:color="#8f187c" officeooo:rsid="00468f0c" officeooo:paragraph-rsid="004f9045"/>
    </style:style>
    <style:style style:name="P70" style:family="paragraph" style:parent-style-name="Table_20_Contents">
      <style:paragraph-properties fo:text-align="center" style:justify-single-word="false"/>
      <style:text-properties fo:color="#8f187c" officeooo:rsid="0046ea27" officeooo:paragraph-rsid="0046ea27"/>
    </style:style>
    <style:style style:name="P71" style:family="paragraph" style:parent-style-name="Table_20_Contents">
      <style:paragraph-properties fo:text-align="center" style:justify-single-word="false"/>
      <style:text-properties fo:color="#8f187c" officeooo:rsid="0046ea27" officeooo:paragraph-rsid="004b71f2"/>
    </style:style>
    <style:style style:name="P72" style:family="paragraph" style:parent-style-name="Table_20_Contents">
      <style:paragraph-properties fo:text-align="center" style:justify-single-word="false"/>
      <style:text-properties fo:color="#8f187c" officeooo:rsid="0046ea27" officeooo:paragraph-rsid="004e22f8"/>
    </style:style>
    <style:style style:name="P73" style:family="paragraph" style:parent-style-name="Table_20_Contents">
      <style:paragraph-properties fo:text-align="center" style:justify-single-word="false"/>
      <style:text-properties fo:color="#8f187c" officeooo:rsid="0046ea27" officeooo:paragraph-rsid="004f9045"/>
    </style:style>
    <style:style style:name="P74" style:family="paragraph" style:parent-style-name="Table_20_Contents">
      <style:paragraph-properties fo:text-align="center" style:justify-single-word="false"/>
      <style:text-properties officeooo:rsid="0041eba1" officeooo:paragraph-rsid="0041eba1"/>
    </style:style>
    <style:style style:name="P75" style:family="paragraph" style:parent-style-name="Table_20_Contents">
      <style:paragraph-properties fo:text-align="center" style:justify-single-word="false"/>
      <style:text-properties officeooo:rsid="0041eba1" officeooo:paragraph-rsid="00430592"/>
    </style:style>
    <style:style style:name="P76" style:family="paragraph" style:parent-style-name="Table_20_Contents">
      <style:paragraph-properties fo:text-align="center" style:justify-single-word="false"/>
      <style:text-properties officeooo:rsid="0041eba1" officeooo:paragraph-rsid="0043455f"/>
    </style:style>
    <style:style style:name="P77" style:family="paragraph" style:parent-style-name="Table_20_Contents">
      <style:paragraph-properties fo:text-align="center" style:justify-single-word="false"/>
      <style:text-properties officeooo:rsid="0041eba1" officeooo:paragraph-rsid="00468f0c"/>
    </style:style>
    <style:style style:name="P78" style:family="paragraph" style:parent-style-name="Table_20_Contents">
      <style:paragraph-properties fo:text-align="center" style:justify-single-word="false"/>
      <style:text-properties officeooo:rsid="0041eba1" officeooo:paragraph-rsid="004b71f2"/>
    </style:style>
    <style:style style:name="P79" style:family="paragraph" style:parent-style-name="Table_20_Contents">
      <style:paragraph-properties fo:text-align="center" style:justify-single-word="false"/>
      <style:text-properties officeooo:rsid="00430592" officeooo:paragraph-rsid="00430592"/>
    </style:style>
    <style:style style:name="P80" style:family="paragraph" style:parent-style-name="Table_20_Contents">
      <style:paragraph-properties fo:text-align="center" style:justify-single-word="false"/>
      <style:text-properties officeooo:rsid="0043455f" officeooo:paragraph-rsid="0043455f"/>
    </style:style>
    <style:style style:name="P81" style:family="paragraph" style:parent-style-name="Table_20_Contents">
      <style:paragraph-properties fo:text-align="center" style:justify-single-word="false"/>
      <style:text-properties officeooo:rsid="0043455f" officeooo:paragraph-rsid="00468f0c"/>
    </style:style>
    <style:style style:name="P82" style:family="paragraph" style:parent-style-name="Table_20_Contents">
      <style:paragraph-properties fo:text-align="center" style:justify-single-word="false"/>
      <style:text-properties officeooo:rsid="0043455f" officeooo:paragraph-rsid="004b71f2"/>
    </style:style>
    <style:style style:name="P83" style:family="paragraph" style:parent-style-name="Table_20_Contents">
      <style:paragraph-properties fo:text-align="center" style:justify-single-word="false"/>
      <style:text-properties officeooo:rsid="0043455f" officeooo:paragraph-rsid="004e22f8"/>
    </style:style>
    <style:style style:name="P84" style:family="paragraph" style:parent-style-name="Table_20_Contents">
      <style:paragraph-properties fo:text-align="center" style:justify-single-word="false"/>
      <style:text-properties officeooo:rsid="0043455f" officeooo:paragraph-rsid="004f9045"/>
    </style:style>
    <style:style style:name="P85" style:family="paragraph" style:parent-style-name="Table_20_Contents">
      <style:paragraph-properties fo:text-align="center" style:justify-single-word="false"/>
      <style:text-properties officeooo:rsid="0046ea27" officeooo:paragraph-rsid="0046ea27"/>
    </style:style>
    <style:style style:name="P86" style:family="paragraph" style:parent-style-name="Table_20_Contents">
      <style:paragraph-properties fo:text-align="center" style:justify-single-word="false"/>
      <style:text-properties officeooo:rsid="0046ea27" officeooo:paragraph-rsid="004b71f2"/>
    </style:style>
    <style:style style:name="P87" style:family="paragraph" style:parent-style-name="Table_20_Contents">
      <style:paragraph-properties fo:text-align="center" style:justify-single-word="false"/>
      <style:text-properties officeooo:rsid="0046ea27" officeooo:paragraph-rsid="004e22f8"/>
    </style:style>
    <style:style style:name="P88" style:family="paragraph" style:parent-style-name="Table_20_Contents">
      <style:paragraph-properties fo:text-align="center" style:justify-single-word="false"/>
      <style:text-properties officeooo:rsid="0046ea27" officeooo:paragraph-rsid="004f9045"/>
    </style:style>
    <style:style style:name="P89" style:family="paragraph" style:parent-style-name="Table_20_Contents">
      <style:paragraph-properties fo:text-align="center" style:justify-single-word="false"/>
      <style:text-properties officeooo:rsid="004b71f2" officeooo:paragraph-rsid="004b71f2"/>
    </style:style>
    <style:style style:name="P90" style:family="paragraph" style:parent-style-name="Table_20_Contents">
      <style:paragraph-properties fo:text-align="center" style:justify-single-word="false"/>
      <style:text-properties officeooo:rsid="004b71f2" officeooo:paragraph-rsid="004e22f8"/>
    </style:style>
    <style:style style:name="P91" style:family="paragraph" style:parent-style-name="Table_20_Contents">
      <style:paragraph-properties fo:text-align="center" style:justify-single-word="false"/>
      <style:text-properties officeooo:rsid="004b71f2" officeooo:paragraph-rsid="004f9045"/>
    </style:style>
    <style:style style:name="P92" style:family="paragraph" style:parent-style-name="Table_20_Contents">
      <style:paragraph-properties fo:text-align="center" style:justify-single-word="false"/>
      <style:text-properties officeooo:rsid="004c779a" officeooo:paragraph-rsid="004c779a"/>
    </style:style>
    <style:style style:name="P93" style:family="paragraph" style:parent-style-name="Table_20_Contents">
      <style:paragraph-properties fo:text-align="center" style:justify-single-word="false"/>
      <style:text-properties officeooo:rsid="004c779a" officeooo:paragraph-rsid="004e22f8"/>
    </style:style>
    <style:style style:name="P94" style:family="paragraph" style:parent-style-name="Table_20_Contents">
      <style:paragraph-properties fo:text-align="center" style:justify-single-word="false"/>
      <style:text-properties officeooo:rsid="004c779a" officeooo:paragraph-rsid="004f9045"/>
    </style:style>
    <style:style style:name="P95" style:family="paragraph" style:parent-style-name="Table_20_Contents">
      <style:paragraph-properties fo:text-align="center" style:justify-single-word="false"/>
      <style:text-properties officeooo:rsid="004e22f8" officeooo:paragraph-rsid="004e22f8"/>
    </style:style>
    <style:style style:name="P96" style:family="paragraph" style:parent-style-name="Table_20_Contents">
      <style:paragraph-properties fo:text-align="center" style:justify-single-word="false"/>
      <style:text-properties officeooo:rsid="004e22f8" officeooo:paragraph-rsid="004f9045"/>
    </style:style>
    <style:style style:name="P97" style:family="paragraph" style:parent-style-name="Table_20_Contents">
      <style:paragraph-properties fo:text-align="center" style:justify-single-word="false"/>
      <style:text-properties officeooo:rsid="004f9045" officeooo:paragraph-rsid="004f9045"/>
    </style:style>
    <style:style style:name="P98" style:family="paragraph">
      <style:paragraph-properties fo:text-align="center"/>
    </style:style>
    <style:style style:name="P99" style:family="paragraph">
      <loext:graphic-properties draw:fill-color="#ffffff"/>
      <style:paragraph-properties fo:text-align="center"/>
    </style:style>
    <style:style style:name="T1" style:family="text">
      <style:text-properties officeooo:rsid="00119997"/>
    </style:style>
    <style:style style:name="T2" style:family="text">
      <style:text-properties officeooo:rsid="0016a137"/>
    </style:style>
    <style:style style:name="T3" style:family="text">
      <style:text-properties fo:font-weight="bold" style:font-weight-asian="bold" style:font-weight-complex="bold"/>
    </style:style>
    <style:style style:name="T4" style:family="text">
      <style:text-properties fo:font-weight="bold" officeooo:rsid="00206fc3"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b9ce4" style:font-weight-asian="normal" style:font-weight-complex="normal"/>
    </style:style>
    <style:style style:name="T7" style:family="text">
      <style:text-properties fo:font-weight="normal" officeooo:rsid="001e9fb4" style:font-weight-asian="normal" style:font-weight-complex="normal"/>
    </style:style>
    <style:style style:name="T8" style:family="text">
      <style:text-properties fo:font-weight="normal" officeooo:rsid="00206fc3" style:font-weight-asian="normal" style:font-weight-complex="normal"/>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2238d1" style:font-weight-asian="bold" style:font-weight-complex="bold"/>
    </style:style>
    <style:style style:name="T12" style:family="text">
      <style:text-properties style:font-name="Liberation Serif" fo:font-weight="bold" officeooo:rsid="00206fc3" style:font-weight-asian="bold" style:font-weight-complex="bold"/>
    </style:style>
    <style:style style:name="T13" style:family="text">
      <style:text-properties style:font-name="Liberation Serif" fo:font-weight="bold" officeooo:rsid="00233d46" style:font-weight-asian="bold" style:font-weight-complex="bold"/>
    </style:style>
    <style:style style:name="T14" style:family="text">
      <style:text-properties style:font-name="Liberation Serif" officeooo:rsid="002238d1"/>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2238d1" style:font-weight-asian="normal" style:font-weight-complex="normal"/>
    </style:style>
    <style:style style:name="T17" style:family="text">
      <style:text-properties style:font-name="Liberation Serif" fo:font-weight="normal" officeooo:rsid="00206fc3" style:font-weight-asian="normal" style:font-weight-complex="normal"/>
    </style:style>
    <style:style style:name="T18" style:family="text">
      <style:text-properties style:font-name="Liberation Serif" fo:font-weight="normal" officeooo:rsid="00233d46" style:font-weight-asian="normal" style:font-weight-complex="normal"/>
    </style:style>
    <style:style style:name="T19" style:family="text">
      <style:text-properties style:font-name="Liberation Serif" fo:font-weight="normal" officeooo:rsid="002385af" style:font-weight-asian="normal" style:font-weight-complex="normal"/>
    </style:style>
    <style:style style:name="T20" style:family="text">
      <style:text-properties style:font-name="Liberation Serif" fo:font-weight="normal" officeooo:rsid="0023e1a1" style:font-weight-asian="normal" style:font-weight-complex="normal"/>
    </style:style>
    <style:style style:name="T21" style:family="text">
      <style:text-properties style:font-name="Liberation Serif" fo:font-weight="normal" officeooo:rsid="00243127" style:font-weight-asian="normal" style:font-weight-complex="normal"/>
    </style:style>
    <style:style style:name="T22" style:family="text">
      <style:text-properties style:font-name="Liberation Serif" fo:font-weight="normal" officeooo:rsid="003ed488" style:font-weight-asian="normal" style:font-weight-complex="normal"/>
    </style:style>
    <style:style style:name="T23" style:family="text">
      <style:text-properties style:font-name="Liberation Serif" fo:font-weight="normal" officeooo:rsid="00243127" fo:background-color="#ccbe00" loext:char-shading-value="0" style:font-weight-asian="normal" style:font-weight-complex="normal"/>
    </style:style>
    <style:style style:name="T24" style:family="text">
      <style:text-properties style:font-name="Liberation Serif" fo:font-weight="normal" officeooo:rsid="00243127" fo:background-color="#c7a0cb" loext:char-shading-value="0" style:font-weight-asian="normal" style:font-weight-complex="normal"/>
    </style:style>
    <style:style style:name="T25" style:family="text">
      <style:text-properties style:font-name="Liberation Serif" officeooo:rsid="00233d46"/>
    </style:style>
    <style:style style:name="T26" style:family="text">
      <style:text-properties style:font-name="Liberation Serif" officeooo:rsid="002385af"/>
    </style:style>
    <style:style style:name="T27" style:family="text">
      <style:text-properties style:font-name="Liberation Serif" style:text-underline-style="solid" style:text-underline-width="auto" style:text-underline-color="font-color" fo:font-weight="normal" style:font-weight-asian="normal" style:font-weight-complex="normal"/>
    </style:style>
    <style:style style:name="T28" style:family="text">
      <style:text-properties style:font-name="Liberation Serif" style:text-underline-style="solid" style:text-underline-width="auto" style:text-underline-color="font-color" fo:font-weight="normal" officeooo:rsid="00243127" style:font-weight-asian="normal" style:font-weight-complex="normal"/>
    </style:style>
    <style:style style:name="T29" style:family="text">
      <style:text-properties fo:font-size="12pt" style:font-size-asian="12pt" style:font-size-complex="12pt"/>
    </style:style>
    <style:style style:name="T30" style:family="text">
      <style:text-properties fo:color="#ce181e" style:font-name="Liberation Serif" fo:font-weight="normal" officeooo:rsid="00243127" style:font-weight-asian="normal" style:font-weight-complex="normal"/>
    </style:style>
    <style:style style:name="T31" style:family="text">
      <style:text-properties fo:color="#ce181e" style:font-name="Liberation Serif" fo:font-weight="normal" officeooo:rsid="003f6fb5" style:font-weight-asian="normal" style:font-weight-complex="normal"/>
    </style:style>
    <style:style style:name="T32" style:family="text">
      <style:text-properties fo:color="#ce181e" style:font-name="Liberation Serif" fo:font-weight="normal" officeooo:rsid="00243127" fo:background-color="#ccbe00" loext:char-shading-value="0" style:font-weight-asian="normal" style:font-weight-complex="normal"/>
    </style:style>
    <style:style style:name="T33" style:family="text">
      <style:text-properties fo:color="#ce181e" style:font-name="Liberation Serif" fo:font-weight="normal" officeooo:rsid="00243127" fo:background-color="#adc5e7" loext:char-shading-value="0" style:font-weight-asian="normal" style:font-weight-complex="normal"/>
    </style:style>
    <style:style style:name="T34" style:family="text">
      <style:text-properties fo:color="#ce181e" style:font-name="Liberation Serif" style:text-underline-style="none" fo:font-weight="normal" officeooo:rsid="00243127" fo:background-color="#ccbe00" loext:char-shading-value="0" style:font-weight-asian="normal" style:font-weight-complex="normal"/>
    </style:style>
    <style:style style:name="T35" style:family="text">
      <style:text-properties fo:color="#ce181e" style:font-name="Liberation Serif" style:text-underline-style="none" fo:font-weight="normal" officeooo:rsid="00243127" style:font-weight-asian="normal" style:font-weight-complex="normal"/>
    </style:style>
    <style:style style:name="T36" style:family="text">
      <style:text-properties fo:color="#ce181e" style:font-name="Liberation Serif" style:text-underline-style="none" fo:font-weight="normal" officeooo:rsid="00243127" fo:background-color="#adc5e7" loext:char-shading-value="0" style:font-weight-asian="normal" style:font-weight-complex="normal"/>
    </style:style>
    <style:style style:name="T37" style:family="text">
      <style:text-properties fo:color="#00a65d" style:font-name="Liberation Serif" fo:font-weight="normal" officeooo:rsid="00243127" style:font-weight-asian="normal" style:font-weight-complex="normal"/>
    </style:style>
    <style:style style:name="T38" style:family="text">
      <style:text-properties fo:color="#00a65d" style:font-name="Liberation Serif" fo:font-weight="normal" officeooo:rsid="00247ee7" style:font-weight-asian="normal" style:font-weight-complex="normal"/>
    </style:style>
    <style:style style:name="T39" style:family="text">
      <style:text-properties fo:color="#00a65d" style:font-name="Liberation Serif" fo:font-weight="normal" officeooo:rsid="002a683a" style:font-weight-asian="normal" style:font-weight-complex="normal"/>
    </style:style>
    <style:style style:name="T40" style:family="text">
      <style:text-properties fo:color="#00a65d" style:font-name="Liberation Serif" fo:font-weight="normal" officeooo:rsid="002c06bc" style:font-weight-asian="normal" style:font-weight-complex="normal"/>
    </style:style>
    <style:style style:name="T41" style:family="text">
      <style:text-properties fo:color="#00a65d" style:font-name="Liberation Serif" fo:font-weight="normal" officeooo:rsid="00243127" fo:background-color="#adc5e7" loext:char-shading-value="0" style:font-weight-asian="normal" style:font-weight-complex="normal"/>
    </style:style>
    <style:style style:name="T42" style:family="text">
      <style:text-properties fo:color="#00a65d" style:font-name="Liberation Serif" fo:font-weight="normal" officeooo:rsid="002a683a" fo:background-color="#adc5e7" loext:char-shading-value="0" style:font-weight-asian="normal" style:font-weight-complex="normal"/>
    </style:style>
    <style:style style:name="T43" style:family="text">
      <style:text-properties fo:color="#00a65d" style:font-name="Liberation Serif" fo:font-weight="normal" officeooo:rsid="002c06bc" fo:background-color="#adc5e7" loext:char-shading-value="0" style:font-weight-asian="normal" style:font-weight-complex="normal"/>
    </style:style>
    <style:style style:name="T44" style:family="text">
      <style:text-properties fo:color="#00a65d" style:font-name="Liberation Serif" fo:font-weight="normal" officeooo:rsid="002a683a" fo:background-color="#fdc578" loext:char-shading-value="0" style:font-weight-asian="normal" style:font-weight-complex="normal"/>
    </style:style>
    <style:style style:name="T45" style:family="text">
      <style:text-properties fo:color="#00a65d" style:font-name="Liberation Serif" fo:font-weight="normal" officeooo:rsid="002c06bc" fo:background-color="#fdc578" loext:char-shading-value="0" style:font-weight-asian="normal" style:font-weight-complex="normal"/>
    </style:style>
    <style:style style:name="T46" style:family="text">
      <style:text-properties fo:color="#00a65d" style:font-name="Liberation Serif" fo:font-weight="normal" officeooo:rsid="00243127" fo:background-color="#c7a0cb" loext:char-shading-value="0" style:font-weight-asian="normal" style:font-weight-complex="normal"/>
    </style:style>
    <style:style style:name="T47" style:family="text">
      <style:text-properties fo:color="#00a65d" style:font-name="Liberation Serif" fo:font-weight="normal" officeooo:rsid="002c06bc" fo:background-color="#c7a0cb" loext:char-shading-value="0" style:font-weight-asian="normal" style:font-weight-complex="normal"/>
    </style:style>
    <style:style style:name="T48" style:family="text">
      <style:text-properties fo:color="#00a65d" style:font-name="Liberation Serif" fo:font-size="12pt" style:text-underline-style="none" fo:font-weight="normal" officeooo:rsid="0030ca11" fo:background-color="#fff450" loext:char-shading-value="0" style:font-size-asian="12pt" style:font-weight-asian="normal" style:font-size-complex="12pt" style:font-weight-complex="normal"/>
    </style:style>
    <style:style style:name="T49" style:family="text">
      <style:text-properties fo:color="#00a65d" style:font-name="Liberation Serif" fo:font-size="12pt" style:text-underline-style="none" fo:font-weight="normal" officeooo:rsid="0030ca11" fo:background-color="#faa61a" loext:char-shading-value="0" style:font-size-asian="12pt" style:font-weight-asian="normal" style:font-size-complex="12pt" style:font-weight-complex="normal"/>
    </style:style>
    <style:style style:name="T50" style:family="text">
      <style:text-properties fo:color="#00a65d" style:font-name="Liberation Serif" style:text-underline-style="none" fo:font-weight="normal" officeooo:rsid="00243127" fo:background-color="#c7a0cb" loext:char-shading-value="0" style:font-weight-asian="normal" style:font-weight-complex="normal"/>
    </style:style>
    <style:style style:name="T51" style:family="text">
      <style:text-properties fo:color="#00a65d" style:font-name="Liberation Serif" style:text-underline-style="none" fo:font-weight="normal" officeooo:rsid="00243127" fo:background-color="#adc5e7" loext:char-shading-value="0" style:font-weight-asian="normal" style:font-weight-complex="normal"/>
    </style:style>
    <style:style style:name="T52" style:family="text">
      <style:text-properties fo:color="#00a65d" style:font-name="Liberation Serif" style:text-underline-style="none" fo:font-weight="normal" officeooo:rsid="00243127" style:font-weight-asian="normal" style:font-weight-complex="normal"/>
    </style:style>
    <style:style style:name="T53" style:family="text">
      <style:text-properties fo:color="#00a65d" style:font-name="Liberation Serif" style:text-underline-style="none" fo:font-weight="normal" officeooo:rsid="00247ee7" style:font-weight-asian="normal" style:font-weight-complex="normal"/>
    </style:style>
    <style:style style:name="T54" style:family="text">
      <style:text-properties fo:color="#000000" style:font-name="Liberation Serif" fo:font-weight="normal" officeooo:rsid="002a683a" style:font-weight-asian="normal" style:font-weight-complex="normal"/>
    </style:style>
    <style:style style:name="T55" style:family="text">
      <style:text-properties fo:color="#000000" style:font-name="Liberation Serif" fo:font-weight="normal" officeooo:rsid="002c06bc" style:font-weight-asian="normal" style:font-weight-complex="normal"/>
    </style:style>
    <style:style style:name="T56" style:family="text">
      <style:text-properties fo:color="#000000" style:font-name="Liberation Serif" fo:font-weight="normal" officeooo:rsid="002c0fc2" style:font-weight-asian="normal" style:font-weight-complex="normal"/>
    </style:style>
    <style:style style:name="T57" style:family="text">
      <style:text-properties fo:color="#000000" style:font-name="Liberation Serif" fo:font-weight="normal" officeooo:rsid="002d7b06" style:font-weight-asian="normal" style:font-weight-complex="normal"/>
    </style:style>
    <style:style style:name="T58" style:family="text">
      <style:text-properties fo:color="#000000" style:font-name="Liberation Serif" fo:font-weight="normal" officeooo:rsid="002f8f04" style:font-weight-asian="normal" style:font-weight-complex="normal"/>
    </style:style>
    <style:style style:name="T59" style:family="text">
      <style:text-properties fo:color="#000000" style:font-name="Liberation Serif" fo:font-weight="normal" officeooo:rsid="003b23cf" style:font-weight-asian="normal" style:font-weight-complex="normal"/>
    </style:style>
    <style:style style:name="T60" style:family="text">
      <style:text-properties fo:color="#000000" style:font-name="Liberation Serif" fo:font-weight="normal" officeooo:rsid="003bb60a" style:font-weight-asian="normal" style:font-weight-complex="normal"/>
    </style:style>
    <style:style style:name="T61" style:family="text">
      <style:text-properties fo:color="#000000" style:font-name="Liberation Serif" fo:font-weight="normal" officeooo:rsid="003d22c3" style:font-weight-asian="normal" style:font-weight-complex="normal"/>
    </style:style>
    <style:style style:name="T62" style:family="text">
      <style:text-properties fo:color="#000000" style:font-name="Liberation Serif" fo:font-weight="normal" officeooo:rsid="003f3d48" style:font-weight-asian="normal" style:font-weight-complex="normal"/>
    </style:style>
    <style:style style:name="T63" style:family="text">
      <style:text-properties fo:color="#000000" style:font-name="Liberation Serif" fo:font-weight="normal" officeooo:rsid="003f6fb5" style:font-weight-asian="normal" style:font-weight-complex="normal"/>
    </style:style>
    <style:style style:name="T64" style:family="text">
      <style:text-properties fo:color="#000000" style:font-name="Liberation Serif" fo:font-weight="normal" officeooo:rsid="00409803" style:font-weight-asian="normal" style:font-weight-complex="normal"/>
    </style:style>
    <style:style style:name="T65" style:family="text">
      <style:text-properties fo:color="#000000" style:font-name="Liberation Serif" fo:font-weight="normal" officeooo:rsid="0041eba1" style:font-weight-asian="normal" style:font-weight-complex="normal"/>
    </style:style>
    <style:style style:name="T66" style:family="text">
      <style:text-properties fo:color="#000000" style:font-name="Liberation Serif" fo:font-weight="normal" officeooo:rsid="00430592" style:font-weight-asian="normal" style:font-weight-complex="normal"/>
    </style:style>
    <style:style style:name="T67" style:family="text">
      <style:text-properties fo:color="#000000" style:font-name="Liberation Serif" fo:font-weight="normal" officeooo:rsid="0043455f" style:font-weight-asian="normal" style:font-weight-complex="normal"/>
    </style:style>
    <style:style style:name="T68" style:family="text">
      <style:text-properties fo:color="#000000" style:font-name="Liberation Serif" fo:font-weight="normal" officeooo:rsid="00451ded" style:font-weight-asian="normal" style:font-weight-complex="normal"/>
    </style:style>
    <style:style style:name="T69" style:family="text">
      <style:text-properties fo:color="#000000" style:font-name="Liberation Serif" fo:font-weight="normal" officeooo:rsid="00468f0c" style:font-weight-asian="normal" style:font-weight-complex="normal"/>
    </style:style>
    <style:style style:name="T70" style:family="text">
      <style:text-properties fo:color="#000000" style:font-name="Liberation Serif" fo:font-weight="normal" officeooo:rsid="0046ea27" style:font-weight-asian="normal" style:font-weight-complex="normal"/>
    </style:style>
    <style:style style:name="T71" style:family="text">
      <style:text-properties fo:color="#000000" style:font-name="Liberation Serif" fo:font-weight="normal" officeooo:rsid="0048338b" style:font-weight-asian="normal" style:font-weight-complex="normal"/>
    </style:style>
    <style:style style:name="T72" style:family="text">
      <style:text-properties fo:color="#000000" style:font-name="Liberation Serif" fo:font-weight="normal" officeooo:rsid="004b71f2" style:font-weight-asian="normal" style:font-weight-complex="normal"/>
    </style:style>
    <style:style style:name="T73" style:family="text">
      <style:text-properties fo:color="#000000" style:font-name="Liberation Serif" fo:font-weight="normal" officeooo:rsid="004c779a" style:font-weight-asian="normal" style:font-weight-complex="normal"/>
    </style:style>
    <style:style style:name="T74" style:family="text">
      <style:text-properties fo:color="#000000" style:font-name="Liberation Serif" fo:font-weight="normal" officeooo:rsid="004e22f8" style:font-weight-asian="normal" style:font-weight-complex="normal"/>
    </style:style>
    <style:style style:name="T75" style:family="text">
      <style:text-properties fo:color="#000000" style:font-name="Liberation Serif" fo:font-weight="normal" officeooo:rsid="004f9045" style:font-weight-asian="normal" style:font-weight-complex="normal"/>
    </style:style>
    <style:style style:name="T76" style:family="text">
      <style:text-properties fo:color="#000000" style:font-name="Liberation Serif" fo:font-weight="normal" officeooo:rsid="00513506" style:font-weight-asian="normal" style:font-weight-complex="normal"/>
    </style:style>
    <style:style style:name="T77" style:family="text">
      <style:text-properties fo:color="#000000" style:font-name="Liberation Serif" fo:font-weight="normal" officeooo:rsid="0053eea8" style:font-weight-asian="normal" style:font-weight-complex="normal"/>
    </style:style>
    <style:style style:name="T78" style:family="text">
      <style:text-properties fo:color="#000000" style:font-name="Liberation Serif" fo:font-weight="normal" officeooo:rsid="00575b09" style:font-weight-asian="normal" style:font-weight-complex="normal"/>
    </style:style>
    <style:style style:name="T79" style:family="text">
      <style:text-properties fo:color="#000000" style:font-name="Liberation Serif" fo:font-weight="normal" officeooo:rsid="005c21fd" style:font-weight-asian="normal" style:font-weight-complex="normal"/>
    </style:style>
    <style:style style:name="T80" style:family="text">
      <style:text-properties fo:color="#000000" style:font-name="Liberation Serif" fo:font-weight="normal" officeooo:rsid="002a683a" fo:background-color="#fdc578" loext:char-shading-value="0" style:font-weight-asian="normal" style:font-weight-complex="normal"/>
    </style:style>
    <style:style style:name="T81" style:family="text">
      <style:text-properties fo:color="#000000" style:font-name="Liberation Serif" fo:font-weight="normal" officeooo:rsid="002c06bc" fo:background-color="#fdc578" loext:char-shading-value="0" style:font-weight-asian="normal" style:font-weight-complex="normal"/>
    </style:style>
    <style:style style:name="T82" style:family="text">
      <style:text-properties fo:color="#000000" style:font-name="Liberation Serif" fo:font-weight="normal" officeooo:rsid="002a683a" fo:background-color="#c7a0cb" loext:char-shading-value="0" style:font-weight-asian="normal" style:font-weight-complex="normal"/>
    </style:style>
    <style:style style:name="T83" style:family="text">
      <style:text-properties fo:color="#000000" style:font-name="Liberation Serif" fo:font-weight="normal" officeooo:rsid="002c06bc" fo:background-color="#c7a0cb" loext:char-shading-value="0" style:font-weight-asian="normal" style:font-weight-complex="normal"/>
    </style:style>
    <style:style style:name="T84" style:family="text">
      <style:text-properties fo:color="#000000" style:font-name="Liberation Serif" fo:font-weight="normal" officeooo:rsid="002a683a" fo:background-color="#adc5e7" loext:char-shading-value="0" style:font-weight-asian="normal" style:font-weight-complex="normal"/>
    </style:style>
    <style:style style:name="T85" style:family="text">
      <style:text-properties fo:color="#000000" style:font-name="Liberation Serif" fo:font-weight="normal" officeooo:rsid="002c06bc" fo:background-color="#fff9ae" loext:char-shading-value="0" style:font-weight-asian="normal" style:font-weight-complex="normal"/>
    </style:style>
    <style:style style:name="T86" style:family="text">
      <style:text-properties fo:color="#000000" style:font-name="Liberation Serif" fo:font-weight="normal" officeooo:rsid="003f6fb5" fo:background-color="#ccbe00" loext:char-shading-value="0" style:font-weight-asian="normal" style:font-weight-complex="normal"/>
    </style:style>
    <style:style style:name="T87" style:family="text">
      <style:text-properties fo:color="#000000" style:font-name="Liberation Serif" fo:font-weight="normal" officeooo:rsid="003f6fb5" fo:background-color="transparent" loext:char-shading-value="0" style:font-weight-asian="normal" style:font-weight-complex="normal"/>
    </style:style>
    <style:style style:name="T88" style:family="text">
      <style:text-properties fo:color="#000000" style:font-name="Liberation Serif" style:text-underline-style="solid" style:text-underline-width="auto" style:text-underline-color="font-color" fo:font-weight="normal" style:font-weight-asian="normal" style:font-weight-complex="normal"/>
    </style:style>
    <style:style style:name="T89" style:family="text">
      <style:text-properties fo:color="#000000" style:font-name="Liberation Serif" style:text-underline-style="solid" style:text-underline-width="auto" style:text-underline-color="font-color" fo:font-weight="normal" officeooo:rsid="002d7b06" style:font-weight-asian="normal" style:font-weight-complex="normal"/>
    </style:style>
    <style:style style:name="T90" style:family="text">
      <style:text-properties fo:color="#000000" style:font-name="Liberation Serif" style:text-underline-style="solid" style:text-underline-width="auto" style:text-underline-color="font-color" fo:font-weight="normal" officeooo:rsid="002c0fc2" style:font-weight-asian="normal" style:font-weight-complex="normal"/>
    </style:style>
    <style:style style:name="T91" style:family="text">
      <style:text-properties fo:color="#000000" style:font-name="Liberation Serif" style:text-underline-style="solid" style:text-underline-width="auto" style:text-underline-color="font-color" fo:font-weight="normal" officeooo:rsid="002f8f04" style:font-weight-asian="normal" style:font-weight-complex="normal"/>
    </style:style>
    <style:style style:name="T92" style:family="text">
      <style:text-properties fo:color="#000000" style:font-name="Liberation Serif" style:text-underline-style="solid" style:text-underline-width="auto" style:text-underline-color="font-color" fo:font-weight="normal" officeooo:rsid="0030ca11" style:font-weight-asian="normal" style:font-weight-complex="normal"/>
    </style:style>
    <style:style style:name="T93" style:family="text">
      <style:text-properties fo:color="#000000" style:font-name="Liberation Serif" style:text-underline-style="solid" style:text-underline-width="auto" style:text-underline-color="font-color" fo:font-weight="normal" officeooo:rsid="00468f0c" style:font-weight-asian="normal" style:font-weight-complex="normal"/>
    </style:style>
    <style:style style:name="T94" style:family="text">
      <style:text-properties fo:color="#000000" style:font-name="Liberation Serif" style:text-underline-style="solid" style:text-underline-width="auto" style:text-underline-color="font-color" fo:font-weight="normal" officeooo:rsid="00513506" style:font-weight-asian="normal" style:font-weight-complex="normal"/>
    </style:style>
    <style:style style:name="T95" style:family="text">
      <style:text-properties fo:color="#000000" style:font-name="Liberation Serif" style:text-underline-style="solid" style:text-underline-width="auto" style:text-underline-color="font-color" fo:font-weight="normal" officeooo:rsid="0052e9b1" style:font-weight-asian="normal" style:font-weight-complex="normal"/>
    </style:style>
    <style:style style:name="T96" style:family="text">
      <style:text-properties fo:color="#000000" style:font-name="Liberation Serif" style:text-underline-style="solid" style:text-underline-width="auto" style:text-underline-color="font-color" fo:font-weight="normal" officeooo:rsid="00575b09" style:font-weight-asian="normal" style:font-weight-complex="normal"/>
    </style:style>
    <style:style style:name="T97" style:family="text">
      <style:text-properties fo:color="#000000" style:font-name="Liberation Serif" style:text-underline-style="none" fo:font-weight="normal" officeooo:rsid="00310d5e" style:font-weight-asian="normal" style:font-weight-complex="normal"/>
    </style:style>
    <style:style style:name="T98" style:family="text">
      <style:text-properties fo:color="#000000" style:font-name="Liberation Serif" style:text-underline-style="none" fo:font-weight="normal" officeooo:rsid="00468f0c" style:font-weight-asian="normal" style:font-weight-complex="normal"/>
    </style:style>
    <style:style style:name="T99" style:family="text">
      <style:text-properties fo:color="#000000" style:font-name="Liberation Serif" style:text-underline-style="none" fo:font-weight="normal" officeooo:rsid="0052e9b1" style:font-weight-asian="normal" style:font-weight-complex="normal"/>
    </style:style>
    <style:style style:name="T100" style:family="text">
      <style:text-properties fo:color="#000000" style:font-name="Liberation Serif" style:text-underline-style="none" fo:font-weight="normal" officeooo:rsid="003f6fb5" style:font-weight-asian="normal" style:font-weight-complex="normal"/>
    </style:style>
    <style:style style:name="T101" style:family="text">
      <style:text-properties fo:color="#000000" style:font-name="Liberation Serif" style:text-underline-style="none" fo:font-weight="normal" officeooo:rsid="0046ea27" style:font-weight-asian="normal" style:font-weight-complex="normal"/>
    </style:style>
    <style:style style:name="T102" style:family="text">
      <style:text-properties fo:color="#000000" style:font-name="Liberation Serif" style:text-underline-style="none" fo:font-weight="normal" officeooo:rsid="0048338b" style:font-weight-asian="normal" style:font-weight-complex="normal"/>
    </style:style>
    <style:style style:name="T103" style:family="text">
      <style:text-properties fo:color="#000000" style:font-name="Liberation Serif" style:text-underline-style="none" fo:font-weight="normal" officeooo:rsid="004b71f2" style:font-weight-asian="normal" style:font-weight-complex="normal"/>
    </style:style>
    <style:style style:name="T104" style:family="text">
      <style:text-properties fo:color="#000000" style:font-name="Liberation Serif" style:text-underline-style="none" fo:font-weight="normal" officeooo:rsid="00513506" style:font-weight-asian="normal" style:font-weight-complex="normal"/>
    </style:style>
    <style:style style:name="T105" style:family="text">
      <style:text-properties fo:color="#000000" style:font-name="Liberation Serif" style:text-underline-style="none" fo:font-weight="normal" officeooo:rsid="00243127" style:font-weight-asian="normal" style:font-weight-complex="normal"/>
    </style:style>
    <style:style style:name="T106" style:family="text">
      <style:text-properties fo:color="#000000" style:font-name="Liberation Serif" style:text-underline-style="none" fo:font-weight="normal" officeooo:rsid="00247ee7" style:font-weight-asian="normal" style:font-weight-complex="normal"/>
    </style:style>
    <style:style style:name="T107" style:family="text">
      <style:text-properties fo:color="#000000" style:font-name="Liberation Serif" style:text-underline-style="none" fo:font-weight="normal" officeooo:rsid="00575b09" style:font-weight-asian="normal" style:font-weight-complex="normal"/>
    </style:style>
    <style:style style:name="T108" style:family="text">
      <style:text-properties fo:color="#000000" style:font-name="Liberation Serif" style:text-underline-style="none" fo:font-weight="normal" officeooo:rsid="003f6fb5" fo:background-color="#ccbe00" loext:char-shading-value="0" style:font-weight-asian="normal" style:font-weight-complex="normal"/>
    </style:style>
    <style:style style:name="T109" style:family="text">
      <style:text-properties fo:color="#000000" style:font-name="Liberation Serif" style:text-underline-style="none" fo:font-weight="normal" officeooo:rsid="00243127" fo:background-color="#ccbe00" loext:char-shading-value="0" style:font-weight-asian="normal" style:font-weight-complex="normal"/>
    </style:style>
    <style:style style:name="T110" style:family="text">
      <style:text-properties fo:color="#000000" style:font-name="Liberation Serif" style:text-underline-style="none" fo:font-weight="normal" officeooo:rsid="00243127" fo:background-color="#c7a0cb" loext:char-shading-value="0" style:font-weight-asian="normal" style:font-weight-complex="normal"/>
    </style:style>
    <style:style style:name="T111" style:family="text">
      <style:text-properties fo:color="#000000" style:font-name="Liberation Serif" fo:font-size="12pt" style:text-underline-style="none" fo:font-weight="normal" officeooo:rsid="0030ca11" style:font-size-asian="12pt" style:font-weight-asian="normal" style:font-size-complex="12pt" style:font-weight-complex="normal"/>
    </style:style>
    <style:style style:name="T112" style:family="text">
      <style:text-properties fo:color="#000000" style:font-name="Liberation Serif" fo:font-size="12pt" style:text-underline-style="none" fo:font-weight="normal" officeooo:rsid="0030ca11" fo:background-color="#dfcce4" loext:char-shading-value="0" style:font-size-asian="12pt" style:font-weight-asian="normal" style:font-size-complex="12pt" style:font-weight-complex="normal"/>
    </style:style>
    <style:style style:name="T113" style:family="text">
      <style:text-properties fo:color="#000000" style:font-name="Liberation Serif" fo:font-size="12pt" style:text-underline-style="none" fo:font-weight="normal" officeooo:rsid="0030ca11" fo:background-color="#faa61a" loext:char-shading-value="0" style:font-size-asian="12pt" style:font-weight-asian="normal" style:font-size-complex="12pt" style:font-weight-complex="normal"/>
    </style:style>
    <style:style style:name="T114" style:family="text">
      <style:text-properties fo:color="#000000" style:font-name="Liberation Serif" fo:font-size="12pt" style:text-underline-style="none" fo:font-weight="normal" officeooo:rsid="0030ca11" fo:background-color="transparent" loext:char-shading-value="0" style:font-size-asian="12pt" style:font-weight-asian="normal" style:font-size-complex="12pt" style:font-weight-complex="normal"/>
    </style:style>
    <style:style style:name="T115" style:family="text">
      <style:text-properties fo:color="#000000" style:font-name="Liberation Serif" fo:font-size="12pt" style:text-underline-style="none" fo:font-weight="normal" officeooo:rsid="00321ed7" fo:background-color="transparent" loext:char-shading-value="0" style:font-size-asian="12pt" style:font-weight-asian="normal" style:font-size-complex="12pt" style:font-weight-complex="normal"/>
    </style:style>
    <style:style style:name="T116" style:family="text">
      <style:text-properties fo:color="#000000" style:font-name="Liberation Serif" fo:font-size="12pt" style:text-underline-style="none" fo:font-weight="normal" officeooo:rsid="0038044b" fo:background-color="transparent" loext:char-shading-value="0" style:font-size-asian="12pt" style:font-weight-asian="normal" style:font-size-complex="12pt" style:font-weight-complex="normal"/>
    </style:style>
    <style:style style:name="T117" style:family="text">
      <style:text-properties fo:color="#000000" style:font-name="Liberation Serif" fo:font-size="12pt" style:text-underline-style="none" fo:font-weight="normal" officeooo:rsid="0039cec6" fo:background-color="transparent" loext:char-shading-value="0" style:font-size-asian="12pt" style:font-weight-asian="normal" style:font-size-complex="12pt" style:font-weight-complex="normal"/>
    </style:style>
    <style:style style:name="T118" style:family="text">
      <style:text-properties fo:color="#000000" style:font-name="Liberation Serif" fo:font-size="12pt" style:text-underline-style="none" fo:font-weight="normal" officeooo:rsid="005c21fd" fo:background-color="transparent" loext:char-shading-value="0" style:font-size-asian="12pt" style:font-weight-asian="normal" style:font-size-complex="12pt" style:font-weight-complex="normal"/>
    </style:style>
    <style:style style:name="T119" style:family="text">
      <style:text-properties fo:color="#000000" style:font-name="Liberation Serif" fo:font-size="12pt" style:text-underline-style="none" fo:font-weight="normal" officeooo:rsid="00353416" style:font-size-asian="10.5pt" style:font-weight-asian="normal" style:font-size-complex="12pt" style:font-weight-complex="normal"/>
    </style:style>
    <style:style style:name="T120" style:family="text">
      <style:text-properties fo:color="#000000" style:font-name="Liberation Serif" fo:font-size="12pt" style:text-underline-style="none" fo:font-weight="normal" officeooo:rsid="0036e846" style:font-size-asian="10.5pt" style:font-weight-asian="normal" style:font-size-complex="12pt" style:font-weight-complex="normal"/>
    </style:style>
    <style:style style:name="T121" style:family="text">
      <style:text-properties fo:color="#000000" style:font-name="Liberation Serif" fo:font-size="20pt" style:text-underline-style="none" fo:font-weight="normal" officeooo:rsid="00321ed7" style:font-size-asian="20pt" style:font-weight-asian="normal" style:font-size-complex="20pt" style:font-weight-complex="normal"/>
    </style:style>
    <style:style style:name="T122" style:family="text">
      <style:text-properties fo:color="#000000" style:font-name="Liberation Serif" fo:font-size="20pt" style:text-underline-style="none" fo:font-weight="normal" officeooo:rsid="003414e1" style:font-size-asian="20pt" style:font-weight-asian="normal" style:font-size-complex="20pt" style:font-weight-complex="normal"/>
    </style:style>
    <style:style style:name="T123" style:family="text">
      <style:text-properties fo:color="#000000" style:font-name="Liberation Serif" fo:font-size="20pt" style:text-underline-style="none" fo:font-weight="normal" officeooo:rsid="00321ed7" fo:background-color="transparent" loext:char-shading-value="0" style:font-size-asian="20pt" style:font-weight-asian="normal" style:font-size-complex="20pt" style:font-weight-complex="normal"/>
    </style:style>
    <style:style style:name="T124" style:family="text">
      <style:text-properties fo:color="#000000" style:font-name="Liberation Serif" fo:font-size="20pt" style:text-underline-style="none" fo:font-weight="normal" officeooo:rsid="00345cd1" fo:background-color="transparent" loext:char-shading-value="0" style:font-size-asian="20pt" style:font-weight-asian="normal" style:font-size-complex="20pt" style:font-weight-complex="normal"/>
    </style:style>
    <style:style style:name="T125" style:family="text">
      <style:text-properties fo:color="#000000" style:font-name="Liberation Serif" fo:font-size="20pt" style:text-underline-style="none" fo:font-weight="normal" officeooo:rsid="003414e1" fo:background-color="transparent" loext:char-shading-value="0" style:font-size-asian="20pt" style:font-weight-asian="normal" style:font-size-complex="20pt" style:font-weight-complex="normal"/>
    </style:style>
    <style:style style:name="T126" style:family="text">
      <style:text-properties fo:color="#ef413d" style:font-name="Liberation Serif" fo:font-weight="normal" officeooo:rsid="002c06bc" style:font-weight-asian="normal" style:font-weight-complex="normal"/>
    </style:style>
    <style:style style:name="T127" style:family="text">
      <style:text-properties fo:color="#ef413d" style:font-name="Liberation Serif" fo:font-weight="normal" officeooo:rsid="002a683a" style:font-weight-asian="normal" style:font-weight-complex="normal"/>
    </style:style>
    <style:style style:name="T128" style:family="text">
      <style:text-properties fo:color="#ef413d" style:font-name="Liberation Serif" fo:font-weight="normal" officeooo:rsid="002a683a" fo:background-color="#c7a0cb" loext:char-shading-value="0" style:font-weight-asian="normal" style:font-weight-complex="normal"/>
    </style:style>
    <style:style style:name="T129" style:family="text">
      <style:text-properties fo:color="#ef413d" style:font-name="Liberation Serif" fo:font-weight="normal" officeooo:rsid="002a683a" fo:background-color="#adc5e7" loext:char-shading-value="0" style:font-weight-asian="normal" style:font-weight-complex="normal"/>
    </style:style>
    <style:style style:name="T130" style:family="text">
      <style:text-properties fo:color="#ef413d" style:font-name="Liberation Serif" fo:font-weight="normal" officeooo:rsid="002c06bc" fo:background-color="#adc5e7" loext:char-shading-value="0" style:font-weight-asian="normal" style:font-weight-complex="normal"/>
    </style:style>
    <style:style style:name="T131" style:family="text">
      <style:text-properties fo:color="#ef413d" style:font-name="Liberation Serif" fo:font-weight="normal" officeooo:rsid="002a683a" fo:background-color="#fff9ae" loext:char-shading-value="0" style:font-weight-asian="normal" style:font-weight-complex="normal"/>
    </style:style>
    <style:style style:name="T132" style:family="text">
      <style:text-properties fo:color="#ef413d" style:font-name="Liberation Serif" fo:font-weight="normal" officeooo:rsid="002c06bc" fo:background-color="#fdc578" loext:char-shading-value="0" style:font-weight-asian="normal" style:font-weight-complex="normal"/>
    </style:style>
    <style:style style:name="T133" style:family="text">
      <style:text-properties fo:color="#ed1c24" style:font-name="Liberation Serif" fo:font-size="12pt" style:text-underline-style="none" fo:font-weight="normal" officeooo:rsid="0030ca11" fo:background-color="#fff450" loext:char-shading-value="0" style:font-size-asian="12pt" style:font-weight-asian="normal" style:font-size-complex="12pt" style:font-weight-complex="normal"/>
    </style:style>
    <style:style style:name="T134" style:family="text">
      <style:text-properties fo:color="#ed1c24" style:font-name="Liberation Serif" fo:font-size="12pt" style:text-underline-style="none" fo:font-weight="normal" officeooo:rsid="0030ca11" fo:background-color="#dfcce4" loext:char-shading-value="0" style:font-size-asian="12pt" style:font-weight-asian="normal" style:font-size-complex="12pt" style:font-weight-complex="normal"/>
    </style:style>
    <style:style style:name="T135" style:family="text">
      <style:text-properties fo:color="#0066b3" style:font-name="Liberation Serif" fo:font-size="12pt" style:text-underline-style="none" fo:font-weight="normal" officeooo:rsid="0030ca11" fo:background-color="#faa61a" loext:char-shading-value="0" style:font-size-asian="12pt" style:font-weight-asian="normal" style:font-size-complex="12pt" style:font-weight-complex="normal"/>
    </style:style>
    <style:style style:name="T136" style:family="text">
      <style:text-properties fo:color="#0066b3" style:font-name="Liberation Serif" fo:font-size="12pt" style:text-underline-style="none" fo:font-weight="normal" officeooo:rsid="0030ca11" fo:background-color="transparent" loext:char-shading-value="0" style:font-size-asian="12pt" style:font-weight-asian="normal" style:font-size-complex="12pt" style:font-weight-complex="normal"/>
    </style:style>
    <style:style style:name="T137" style:family="text">
      <style:text-properties officeooo:rsid="004b71f2"/>
    </style:style>
    <style:style style:name="T138" style:family="text">
      <style:text-properties officeooo:rsid="004e22f8"/>
    </style:style>
    <style:style style:name="T139" style:family="text">
      <style:text-properties officeooo:rsid="005c21fd"/>
    </style: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fill-color="#ffffff" draw:textarea-horizontal-align="justify" draw:textarea-vertical-align="middle" draw:auto-grow-height="false" fo:min-height="0.748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Προχωρημένα Θέματα Τεχνολογίας &amp; Εφαρμογών Βάσεων Δεδομένων</text:p>
      <text:p text:style-name="P50">Άσκηση 1</text:p>
      <text:p text:style-name="P49"/>
      <text:p text:style-name="P49">Όθωνας Γκαβαρδίνας ΑΜ: 2620</text:p>
      <text:p text:style-name="P1"/>
      <text:p text:style-name="P51">ΘΕΜΑ 0</text:p>
      <text:p text:style-name="P1">Το buffer-pull, είναι μια περιοχή στη μνήμη που χρησιμοποιείται για την γρήγορη προσπέλαση συχνά χρησιμοποιούμενων δεδομένων. Χρησιμοποιεί έναν αλγόριθμο τύπου LRU πάνω σε συνδεδεμένη λίστα από pages, που χωρίζεται σε δύο μέρη. Στο ένα μέρος του βρίσκονται τα λιγότερο χρησιμοποιούμενα δεδομένα και στο άλλο, δεδομένα που έχουν λάβει μέρος σε κάποιο query. Τα δεδομένα που φτάνουν στο old μέρος, σιγά σιγά αποσύρονται.</text:p>
      <text:p text:style-name="P1"/>
      <text:p text:style-name="P1">(α) Με την χρήση SELECT χωρίς WHERE<text:span text:style-name="T1"> </text:span>γίνεται query για δεδομένα, <text:span text:style-name="T2">πολλά από τα οποία δεν πρόκειται να χρησιμοποιηθούν, </text:span>και έτσι αυτά μαζεύονται στ<text:span text:style-name="T2">η συνδεδεμένη λίστα του buffer pull,</text:span> <text:span text:style-name="T139">ενώ</text:span> χρήσιμα δεδομένα που βρισκόταν εκεί για συχνή χρήση <text:span text:style-name="T2">γίνονται evict. Λύση στο πρόβλημα αυτό αποτελεί, μια λεπτομέρεια της υλοποίησης LRU η οποία τοποθετεί τα δεδομένα που έρχονται για πρώτη φορά σε ένα old μέρος της λίστας, και αν επαναχρησιμοποιηθούν σε ένα new.</text:span></text:p>
      <text:p text:style-name="P1"/>
      <text:p text:style-name="P33">(β) </text:p>
      <text:p text:style-name="P37">i) Με την εντολή <text:span text:style-name="T3">free</text:span> σε σύστημα ubuntu, εντόπισα ότι έχω <text:span text:style-name="T3">6103752 kB</text:span> μέγεθος RAM.</text:p>
      <text:p text:style-name="P34">Μετατροπή σε bytes: <text:span text:style-name="T3">6250242048 bytes</text:span><text:span text:style-name="T5">.</text:span></text:p>
      <text:p text:style-name="P34"><text:span text:style-name="T5">Πολλαπλασίασα τον παραπάνω αριθμό x0.75 = </text:span><text:span text:style-name="T3">4687681536 bytes</text:span><text:span text:style-name="T5">. <text:s/></text:span><text:span text:style-name="T6">(75% της RAM)</text:span></text:p>
      <text:p text:style-name="P34"/>
      <text:p text:style-name="P43">ii) Συνδέθηκα στη MySQL ως root, και πληκτρολόγησα την εντολή:</text:p>
      <text:p text:style-name="P38">show variables like 'innodb_buffer_pool_size';</text:p>
      <text:p text:style-name="P34"><text:span text:style-name="T5">Έλαβα ως αποτέλεσμα </text:span><text:span text:style-name="T3">134217728 bytes</text:span><text:span text:style-name="T5">.</text:span></text:p>
      <text:p text:style-name="P42"/>
      <text:p text:style-name="P42">iii) Πληκτρολόγησα την εντολή:</text:p>
      <text:p text:style-name="P38">set global innodb_buffer_pool_size=4687681536;</text:p>
      <text:p text:style-name="P42">ΟΚ</text:p>
      <text:p text:style-name="P42"/>
      <text:p text:style-name="P39"><text:span text:style-name="T5">iv) Η εντολή </text:span>show variables like 'innodb_buffer_pool_size';</text:p>
      <text:p text:style-name="P41">αυτή τη φορά έφερε ως αποτέλεσμα <text:span text:style-name="T3">4697620480 bytes</text:span>, που είναι περίπου το 75% της RAM.</text:p>
      <text:p text:style-name="P41"/>
      <text:p text:style-name="P41">v) Κάθε φορά που <text:span text:style-name="T139">κλείνω</text:span> τη βάση με την εντολή <text:span text:style-name="T3">/etc/init.d/mysql stop</text:span></text:p>
      <text:p text:style-name="P41">χρειάζεται ξανά να <text:span text:style-name="T139">πληκτρολογήσω</text:span> την εντολή:</text:p>
      <text:p text:style-name="P40">set global innodb_buffer_pool_size=4687681536;</text:p>
      <text:p text:style-name="P44">,την επόμενη φορά που θα την <text:span text:style-name="T139">ξανανοίξω.</text:span></text:p>
      <text:p text:style-name="P44"/>
      <text:p text:style-name="P45">(γ)</text:p>
      <text:p text:style-name="P46"><text:span text:style-name="T7">i) Με την παρακάτω εντολή έλαβα ως αποτέλεσμα για την βάση μου που ονομάζεται my_schema, ότι έχει μέγεθος </text:span><text:span text:style-name="T4">65536 bytes</text:span><text:span text:style-name="T8">.</text:span></text:p>
      <text:p text:style-name="P45"/>
      <text:p text:style-name="P47"><text:span text:style-name="Source_20_Text"><text:span text:style-name="T29">SELECT table_schema AS "Database", SUM(data_length + index_length) <text:s/>AS "Size" </text:span></text:span></text:p>
      <text:p text:style-name="P47"><text:span text:style-name="Source_20_Text"><text:span text:style-name="T29">FROM information_schema.TABLES </text:span></text:span></text:p>
      <text:p text:style-name="P47"><text:span text:style-name="Source_20_Text"><text:span text:style-name="T29">GROUP BY table_schema;</text:span></text:span></text:p>
      <text:p text:style-name="Standard"><text:span text:style-name="Source_20_Text"/></text:p>
      <text:p text:style-name="Standard"><text:span text:style-name="Source_20_Text"><text:span text:style-name="T14">ii) </text:span></text:span><text:span text:style-name="Source_20_Text"><text:span text:style-name="T9">Στη συνέχεια υπολόγισα το 10% </text:span></text:span><text:span text:style-name="Source_20_Text"><text:span text:style-name="T25">της βάσης</text:span></text:span><text:span text:style-name="Source_20_Text"><text:span text:style-name="T9">:</text:span></text:span></text:p>
      <text:p text:style-name="P36"><text:span text:style-name="Source_20_Text"><text:span text:style-name="T17">65536</text:span></text:span><text:span text:style-name="Source_20_Text"><text:span text:style-name="T15"> * </text:span></text:span><text:span text:style-name="Source_20_Text"><text:span text:style-name="T16">0.1 = </text:span></text:span><text:span text:style-name="Source_20_Text"><text:span text:style-name="T17">6553.6 </text:span></text:span><text:span text:style-name="Source_20_Text"><text:span text:style-name="T16">( ~ </text:span></text:span><text:span text:style-name="Source_20_Text"><text:span text:style-name="T12">655</text:span></text:span><text:span text:style-name="Source_20_Text"><text:span text:style-name="T13">4</text:span></text:span><text:span text:style-name="Source_20_Text"><text:span text:style-name="T11"> bytes</text:span></text:span><text:span text:style-name="Source_20_Text"><text:span text:style-name="T16">)<text:tab/></text:span></text:span><text:span text:style-name="Source_20_Text"><text:span text:style-name="T20">(0.07 MB)</text:span></text:span></text:p>
      <text:p text:style-name="P35"><text:span text:style-name="Source_20_Text"><text:span text:style-name="T16"/></text:span></text:p>
      <text:p text:style-name="P36"><text:span text:style-name="Source_20_Text"><text:span text:style-name="T16">iii) <text:s/></text:span></text:span><text:span text:style-name="Source_20_Text"><text:span text:style-name="T17">65536</text:span></text:span><text:span text:style-name="Source_20_Text"><text:span text:style-name="T12"> </text:span></text:span><text:span text:style-name="Source_20_Text"><text:span text:style-name="T13">+ </text:span></text:span><text:span text:style-name="Source_20_Text"><text:span text:style-name="T17">655</text:span></text:span><text:span text:style-name="Source_20_Text"><text:span text:style-name="T18">4 = </text:span></text:span><text:span text:style-name="Source_20_Text"><text:span text:style-name="T13">72090 bytes</text:span></text:span></text:p>
      <text:p text:style-name="P36"><text:soft-page-break/><text:span text:style-name="Source_20_Text"><text:span text:style-name="T10">set global innodb_buffer_pool_size=</text:span></text:span><text:span text:style-name="Source_20_Text"><text:span text:style-name="T13">72090</text:span></text:span><text:span text:style-name="Source_20_Text"><text:span text:style-name="T10">;</text:span></text:span></text:p>
      <text:p text:style-name="Standard"><text:span text:style-name="Source_20_Text"><text:span text:style-name="T9"/></text:span></text:p>
      <text:p text:style-name="P48"><text:span text:style-name="Source_20_Text"><text:span text:style-name="T14">Τελικά η </text:span></text:span><text:span text:style-name="Source_20_Text"><text:span text:style-name="T26">παρέμεινε ως είχε, στην τιμή </text:span></text:span><text:span text:style-name="Source_20_Text"><text:span text:style-name="T14"><text:s/></text:span></text:span><text:span text:style-name="Source_20_Text"><text:span text:style-name="T11">134217728 bytes</text:span></text:span><text:span text:style-name="Source_20_Text"><text:span text:style-name="T16">.<text:tab/></text:span></text:span><text:span text:style-name="Source_20_Text"><text:span text:style-name="T19">(128 MB)</text:span></text:span></text:p>
      <text:p text:style-name="P48"><text:span text:style-name="Source_20_Text"><text:span text:style-name="T16">Στον υπολογιστή μου ισχύει η περίπτωση (γ).</text:span></text:span></text:p>
      <text:p text:style-name="P48"><text:span text:style-name="Source_20_Text"><text:span text:style-name="T16"/></text:span></text:p>
      <text:p text:style-name="P48"><text:span text:style-name="Source_20_Text"><text:span text:style-name="T16"/></text:span></text:p>
      <text:p text:style-name="P2"><draw:path text:anchor-type="paragraph" draw:z-index="0" draw:name="Shape1" draw:style-name="gr1" draw:text-style-name="P98" svg:width="7.547cm" svg:height="1.632cm" draw:transform="rotate (0.213104701668508) translate (3.56834721601207cm 0.913694415745603cm)" svg:viewBox="0 0 7548 1633" svg:d="M0 0c7163 0 7548 1633 7548 1633"><text:p/></draw:path><draw:path text:anchor-type="paragraph" draw:z-index="1" draw:name="Shape2" draw:style-name="gr1" draw:text-style-name="P98" svg:width="2.489cm" svg:height="1.228cm" draw:transform="rotate (0.48310713695203) translate (4.651375cm 0.913694444444444cm)" svg:viewBox="0 0 2490 1229" svg:d="M0 0c3368 0 2343 1229 2343 1229"><text:p/></draw:path><draw:path text:anchor-type="paragraph" draw:z-index="2" draw:name="Shape3" draw:style-name="gr1" draw:text-style-name="P98" svg:width="6.911cm" svg:height="2.287cm" draw:transform="rotate (0.303512756921814) translate (5.75733333333335cm 0.791986111111111cm)" svg:viewBox="0 0 6912 2288" svg:d="M0 0c7562 0 6897 2288 6897 2288"><text:p/></draw:path><text:span text:style-name="Source_20_Text"><text:span text:style-name="T27">ΘΕΜΑ </text:span></text:span><text:span text:style-name="Source_20_Text"><text:span text:style-name="T28">1</text:span></text:span></text:p>
      <text:p text:style-name="P2"><draw:path text:anchor-type="paragraph" draw:z-index="3" draw:name="Shape4" draw:style-name="gr1" draw:text-style-name="P98" svg:width="3.893cm" svg:height="0.886cm" draw:transform="rotate (0.224100275956072) translate (8.42786111111111cm 0.426861111111111cm)" svg:viewBox="0 0 3894 887" svg:d="M0 0c3899 0 3894 887 3894 887"><text:p/></draw:path><text:span text:style-name="Source_20_Text"><text:span text:style-name="T21">(</text:span></text:span><text:span text:style-name="Source_20_Text"><text:span text:style-name="T22">α</text:span></text:span><text:span text:style-name="Source_20_Text"><text:span text:style-name="T21">)</text:span></text:span></text:p>
      <text:p text:style-name="P2"><text:span text:style-name="Source_20_Text"><text:span text:style-name="Source_20_Text"><text:span text:style-name="T21">S1: </text:span></text:span></text:span><text:span text:style-name="Source_20_Text"><text:span text:style-name="T23">R1(X)</text:span></text:span><text:span text:style-name="Source_20_Text"><text:span text:style-name="T21"> </text:span></text:span><text:span text:style-name="Source_20_Text"><text:span text:style-name="T46">R2(Z)</text:span></text:span><text:span text:style-name="Source_20_Text"><text:span text:style-name="T21"> </text:span></text:span><text:span text:style-name="Source_20_Text"><text:span text:style-name="T24">R1(Z)</text:span></text:span><text:span text:style-name="Source_20_Text"><text:span text:style-name="T21"> </text:span></text:span><text:span text:style-name="Source_20_Text"><text:span text:style-name="T32">R3(X)</text:span></text:span><text:span text:style-name="Source_20_Text"><text:span text:style-name="T30"> </text:span></text:span><text:span text:style-name="Source_20_Text"><text:span text:style-name="T33">R3(Y)</text:span></text:span><text:span text:style-name="Source_20_Text"><text:span text:style-name="T21"> </text:span></text:span><text:span text:style-name="Source_20_Text"><text:span text:style-name="T23">W1(X)</text:span></text:span><text:span text:style-name="Source_20_Text"><text:span text:style-name="T21"> </text:span></text:span><text:span text:style-name="Source_20_Text"><text:span text:style-name="T33">W3(Y)</text:span></text:span><text:span text:style-name="Source_20_Text"><text:span text:style-name="T30"> C3</text:span></text:span><text:span text:style-name="Source_20_Text"><text:span text:style-name="T21"> </text:span></text:span><text:span text:style-name="Source_20_Text"><text:span text:style-name="T41">R2(Y)</text:span></text:span><text:span text:style-name="Source_20_Text"><text:span text:style-name="T37"> </text:span></text:span><text:span text:style-name="Source_20_Text"><text:span text:style-name="T46">W2(Z)</text:span></text:span><text:span text:style-name="Source_20_Text"><text:span text:style-name="T37"> </text:span></text:span><text:span text:style-name="Source_20_Text"><text:span text:style-name="T41">W2(Y)</text:span></text:span><text:span text:style-name="Source_20_Text"><text:span text:style-name="T21"> C1 </text:span></text:span><text:span text:style-name="Source_20_Text"><text:span text:style-name="T38">C2</text:span></text:span></text:p>
      <text:p text:style-name="P2"><text:span text:style-name="Source_20_Text"><text:span text:style-name="T38"/></text:span></text:p>
      <text:p text:style-name="P2"><draw:custom-shape text:anchor-type="paragraph" draw:z-index="5" draw:name="Shape5" draw:style-name="gr2" draw:text-style-name="P99" svg:width="1.059cm" svg:height="1.059cm" svg:x="4.05cm" svg:y="0.473cm"><text:p text:style-name="P98">T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5" draw:style-name="gr2" draw:text-style-name="P99" svg:width="1.059cm" svg:height="1.059cm" svg:x="1.067cm" svg:y="0.437cm"><text:p text:style-name="P98">T1</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Source_20_Text"><text:span text:style-name="T38"/></text:span></text:p>
      <text:p text:style-name="P2"><text:span text:style-name="Source_20_Text"><text:span text:style-name="T38"/></text:span></text:p>
      <text:p text:style-name="P3"><draw:line text:anchor-type="paragraph" draw:z-index="7" draw:name="Shape6" draw:style-name="gr3" draw:text-style-name="P99" svg:x1="2.125cm" svg:y1="0.041cm" svg:x2="4.049cm" svg:y2="0.018cm"><text:p text:style-name="P98">Z</text:p></draw:line><draw:line text:anchor-type="paragraph" draw:z-index="8" draw:name="Shape7" draw:style-name="gr3" draw:text-style-name="P99" svg:x1="3.401cm" svg:y1="1.364cm" svg:x2="4.267cm" svg:y2="0.353cm"><text:p text:style-name="P98">Y</text:p></draw:line><text:span text:style-name="Source_20_Text"><text:span text:style-name="T54"/></text:span></text:p>
      <text:p text:style-name="P3"><draw:line text:anchor-type="paragraph" draw:z-index="9" draw:name="Shape8" draw:style-name="gr3" draw:text-style-name="P99" svg:x1="2.487cm" svg:y1="0.996cm" svg:x2="1.766cm" svg:y2="0.035cm"><text:p text:style-name="P98">X</text:p></draw:line><text:span text:style-name="Source_20_Text"><text:span text:style-name="T54"/></text:span></text:p>
      <text:p text:style-name="P3"><draw:custom-shape text:anchor-type="paragraph" draw:z-index="6" draw:name="Shape5" draw:style-name="gr2" draw:text-style-name="P99" svg:width="1.059cm" svg:height="1.059cm" svg:x="2.487cm" svg:y="0.22cm"><text:p text:style-name="P98">T3</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Source_20_Text"><text:span text:style-name="T54"/></text:span></text:p>
      <text:p text:style-name="P3"><text:span text:style-name="Source_20_Text"><text:span text:style-name="T54"><text:tab/><text:tab/><text:tab/><text:tab/></text:span></text:span><text:span text:style-name="Source_20_Text"><text:span text:style-name="T56">Όχι κύκλος, άρα </text:span></text:span><text:span text:style-name="Source_20_Text"><text:span text:style-name="T90">σειριοποιήσιμο</text:span></text:span><text:span text:style-name="Source_20_Text"><text:span text:style-name="T56">.</text:span></text:span></text:p>
      <text:p text:style-name="P3"><text:span text:style-name="Source_20_Text"><text:span text:style-name="T54"/></text:span></text:p>
      <text:p text:style-name="P3"><text:span text:style-name="Source_20_Text"><text:span text:style-name="T54">Σειριακό:</text:span></text:span></text:p>
      <text:p text:style-name="P13"><text:span text:style-name="Source_20_Text"><text:span text:style-name="T59">T3 / T1 / T2<text:tab/><text:tab/>(Ψάχνω κάθε φορά κάποιο κόμβο που να έχει indegree 0 </text:span></text:span><text:span text:style-name="Source_20_Text"><text:span text:style-name="T61">και τον εξάγω</text:span></text:span><text:span text:style-name="Source_20_Text"><text:span text:style-name="T59">.)</text:span></text:span></text:p>
      <text:p text:style-name="P13"><text:span text:style-name="Source_20_Text"><text:span text:style-name="T59"><text:tab/><text:tab/><text:tab/></text:span></text:span><text:span text:style-name="Source_20_Text"><text:span text:style-name="T60">(Όπου Τi, όλες οι διαδικασίες της </text:span></text:span><text:span text:style-name="Source_20_Text"><text:span text:style-name="T79">συναλλαγής</text:span></text:span><text:span text:style-name="Source_20_Text"><text:span text:style-name="T60"> i μαζί.)</text:span></text:span></text:p>
      <text:p text:style-name="P3"><text:span text:style-name="Source_20_Text"><text:span text:style-name="T54"/></text:span></text:p>
      <text:p text:style-name="P3"><draw:path text:anchor-type="paragraph" draw:z-index="17" draw:name="Shape13" draw:style-name="gr1" draw:text-style-name="P98" svg:width="12.208cm" svg:height="1.842cm" draw:transform="rotate (0.149923782746313) translate (1.18709722019833cm 0.950736097712949cm)" svg:viewBox="0 0 12209 1843" svg:d="M0 0c7250 0 12209 1796 12209 1796l-7 47"><text:p/></draw:path><draw:path text:anchor-type="paragraph" draw:z-index="19" draw:name="Shape15" draw:style-name="gr1" draw:text-style-name="P98" svg:width="7.951cm" svg:height="2.84cm" draw:transform="rotate (0.343131730942085) translate (3.56834722191626cm 0.950736110254725cm)" svg:viewBox="0 0 7952 2841" svg:d="M0 0c3859 0 7952 2841 7952 2841l-69-25"><text:p/></draw:path></text:p>
      <text:p text:style-name="P3"><draw:path text:anchor-type="paragraph" draw:z-index="18" draw:name="Shape14" draw:style-name="gr1" draw:text-style-name="P98" svg:width="3.42cm" svg:height="0.543cm" draw:transform="rotate (0.157777764380287) translate (3.71298609772278cm 0.463902693627426cm)" svg:viewBox="0 0 3421 544" svg:d="M0 0c3142 0 3421 544 3421 544"><text:p/></draw:path><draw:path text:anchor-type="paragraph" draw:z-index="20" draw:name="Shape16" draw:style-name="gr1" draw:text-style-name="P98" svg:width="2.683cm" svg:height="0.428cm" draw:transform="rotate (0.158650429006285) translate (5.99898611111111cm 0.463902777777778cm)" svg:viewBox="0 0 2684 429" svg:d="M0 0c2435 0 2684 429 2684 429"><text:p/></draw:path><draw:path text:anchor-type="paragraph" draw:z-index="21" draw:name="Shape17" draw:style-name="gr1" draw:text-style-name="P98" svg:width="2.107cm" svg:height="0.942cm" draw:transform="rotate (0.420798882655833) translate (7.41715277777777cm 0.463902777777784cm)" svg:viewBox="0 0 2108 943" svg:d="M0 0c2004 0 2108 943 2108 943l-21-9"><text:p/></draw:path></text:p>
      <text:p text:style-name="P3"><text:span text:style-name="Source_20_Text"><text:span text:style-name="T54">S2: </text:span></text:span><text:span text:style-name="Source_20_Text"><text:span text:style-name="T44">W2(A)</text:span></text:span><text:span text:style-name="Source_20_Text"><text:span text:style-name="T54"> </text:span></text:span><text:span text:style-name="Source_20_Text"><text:span text:style-name="T82">R1(B)</text:span></text:span><text:span text:style-name="Source_20_Text"><text:span text:style-name="T54"> </text:span></text:span><text:span text:style-name="Source_20_Text"><text:span text:style-name="T42">R2(D)</text:span></text:span><text:span text:style-name="Source_20_Text"><text:span text:style-name="T54"> </text:span></text:span><text:span text:style-name="Source_20_Text"><text:span text:style-name="T131">W3(C)</text:span></text:span><text:span text:style-name="Source_20_Text"><text:span text:style-name="T54"> </text:span></text:span><text:span text:style-name="Source_20_Text"><text:span text:style-name="T82">W1(B)</text:span></text:span><text:span text:style-name="Source_20_Text"><text:span text:style-name="T54"> </text:span></text:span><text:span text:style-name="Source_20_Text"><text:span text:style-name="T129">W3(D)</text:span></text:span><text:span text:style-name="Source_20_Text"><text:span text:style-name="T54"> </text:span></text:span><text:span text:style-name="Source_20_Text"><text:span text:style-name="T128">R3(B)</text:span></text:span><text:span text:style-name="Source_20_Text"><text:span text:style-name="T54"> </text:span></text:span><text:span text:style-name="Source_20_Text"><text:span text:style-name="T42">R2(D)</text:span></text:span><text:span text:style-name="Source_20_Text"><text:span text:style-name="T39"> C2</text:span></text:span><text:span text:style-name="Source_20_Text"><text:span text:style-name="T54"> </text:span></text:span><text:span text:style-name="Source_20_Text"><text:span text:style-name="T127">C3</text:span></text:span><text:span text:style-name="Source_20_Text"><text:span text:style-name="T54"> </text:span></text:span><text:span text:style-name="Source_20_Text"><text:span text:style-name="T84">W1(D)</text:span></text:span><text:span text:style-name="Source_20_Text"><text:span text:style-name="T54"> </text:span></text:span><text:span text:style-name="Source_20_Text"><text:span text:style-name="T80">R1(A)</text:span></text:span><text:span text:style-name="Source_20_Text"><text:span text:style-name="T54"> C1</text:span></text:span></text:p>
      <text:p text:style-name="P3"><text:span text:style-name="Source_20_Text"><text:span text:style-name="T54"/></text:span></text:p>
      <text:p text:style-name="P3"><draw:custom-shape text:anchor-type="paragraph" draw:z-index="10" draw:name="Shape5" draw:style-name="gr2" draw:text-style-name="P99" svg:width="1.059cm" svg:height="1.059cm" svg:x="0.852cm" svg:y="0.395cm"><text:p text:style-name="P98">T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5" draw:style-name="gr2" draw:text-style-name="P99" svg:width="1.059cm" svg:height="1.059cm" svg:x="4.6cm" svg:y="0.4cm"><text:p text:style-name="P98">T2</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Source_20_Text"><text:span text:style-name="T54"/></text:span></text:p>
      <text:p text:style-name="P3"><draw:line text:anchor-type="paragraph" draw:z-index="16" draw:name="Shape12" draw:style-name="gr4" draw:text-style-name="P98" svg:x1="4.6cm" svg:y1="0.254cm" svg:x2="1.91cm" svg:y2="0.206cm"><text:p text:style-name="P98">A, D</text:p></draw:line><text:span text:style-name="Source_20_Text"><text:span text:style-name="T54"/></text:span></text:p>
      <text:p text:style-name="P3"><draw:line text:anchor-type="paragraph" draw:z-index="13" draw:name="Shape9" draw:style-name="gr4" draw:text-style-name="P98" svg:x1="1.693cm" svg:y1="0.272cm" svg:x2="2.774cm" svg:y2="1.138cm"><text:p text:style-name="P98">B</text:p></draw:line><draw:line text:anchor-type="paragraph" draw:z-index="14" draw:name="Shape10" draw:style-name="gr4" draw:text-style-name="P98" svg:x1="3.641cm" svg:y1="1.475cm" svg:x2="4.916cm" svg:y2="0.485cm"><text:p text:style-name="P98">D</text:p></draw:line><draw:line text:anchor-type="paragraph" draw:z-index="15" draw:name="Shape11" draw:style-name="gr4" draw:text-style-name="P98" svg:x1="4.601cm" svg:y1="0.272cm" svg:x2="3.521cm" svg:y2="1.138cm"><text:p text:style-name="P98">D</text:p></draw:line><text:span text:style-name="Source_20_Text"><text:span text:style-name="T54"/></text:span></text:p>
      <text:p text:style-name="P3"><draw:custom-shape text:anchor-type="paragraph" draw:z-index="12" draw:name="Shape5" draw:style-name="gr2" draw:text-style-name="P99" svg:width="1.059cm" svg:height="1.059cm" svg:x="2.582cm" svg:y="0.467cm"><text:p text:style-name="P98">T3</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Source_20_Text"><text:span text:style-name="T54"/></text:span></text:p>
      <text:p text:style-name="P3"><text:span text:style-name="Source_20_Text"><text:span text:style-name="T54"/></text:span></text:p>
      <text:p text:style-name="P3"><text:span text:style-name="Source_20_Text"><text:span text:style-name="T54"><text:tab/><text:tab/><text:tab/><text:tab/></text:span></text:span><text:span text:style-name="Source_20_Text"><text:span text:style-name="T57">Υπάρχει κύκλος Τ2 με Τ3, άρα </text:span></text:span><text:span text:style-name="Source_20_Text"><text:span text:style-name="T89">όχι σειριοποιήσιμο</text:span></text:span><text:span text:style-name="Source_20_Text"><text:span text:style-name="T57">.</text:span></text:span></text:p>
      <text:p text:style-name="P3"><text:span text:style-name="Source_20_Text"><text:span text:style-name="T54"/></text:span></text:p>
      <text:p text:style-name="P4"><text:span text:style-name="Source_20_Text"><text:span text:style-name="T55"/></text:span></text:p>
      <text:p text:style-name="P4"><text:span text:style-name="Source_20_Text"><text:span text:style-name="T55"/></text:span></text:p>
      <text:p text:style-name="P4"><draw:path text:anchor-type="paragraph" draw:z-index="22" draw:name="Shape18" draw:style-name="gr1" draw:text-style-name="P98" svg:width="10.151cm" svg:height="1.983cm" draw:transform="rotate (0.20001473227855) translate (1.01952777777778cm 1.00365277777787cm)" svg:viewBox="0 0 10152 1984" svg:d="M0 0c9571 0 10152 1984 10152 1984"><text:p/></draw:path><draw:path text:anchor-type="paragraph" draw:z-index="25" draw:name="Shape21" draw:style-name="gr1" draw:text-style-name="P98" svg:width="3.626cm" svg:height="1.26cm" draw:transform="rotate (0.342608132166487) translate (7.99570832848073cm 1.00365276417262cm)" svg:viewBox="0 0 3627 1261" svg:d="M0 0c4084 0 3610 1261 3610 1261"><text:p/></draw:path><text:span text:style-name="Source_20_Text"><text:span text:style-name="T55"/></text:span></text:p>
      <text:p text:style-name="P4"><draw:path text:anchor-type="paragraph" draw:z-index="23" draw:name="Shape19" draw:style-name="gr1" draw:text-style-name="P98" svg:width="2.327cm" svg:height="0.501cm" draw:transform="rotate (0.212581102892909) translate (2.67934722222223cm 0.516819444444425cm)" svg:viewBox="0 0 2328 502" svg:d="M0 0c2165 0 2328 502 2328 502"><text:p/></draw:path><draw:path text:anchor-type="paragraph" draw:z-index="24" draw:name="Shape20" draw:style-name="gr1" draw:text-style-name="P98" svg:width="5.487cm" svg:height="0.882cm" draw:transform="rotate (0.172613063022239) translate (6.04661109088673cm 0.516819328444432cm)" svg:viewBox="0 0 5488 883" svg:d="M0 0c5739 0 5486 883 5486 883"><text:p/></draw:path><text:span text:style-name="Source_20_Text"><text:span text:style-name="T55"/></text:span></text:p>
      <text:p text:style-name="P4"><text:span text:style-name="Source_20_Text"><text:span text:style-name="T55">S3: </text:span></text:span><text:span text:style-name="Source_20_Text"><text:span text:style-name="T132">R3(A)</text:span></text:span><text:span text:style-name="Source_20_Text"><text:span text:style-name="T55"> </text:span></text:span><text:span text:style-name="Source_20_Text"><text:span text:style-name="T43">W2(B)</text:span></text:span><text:span text:style-name="Source_20_Text"><text:span text:style-name="T55"> </text:span></text:span><text:span text:style-name="Source_20_Text"><text:span text:style-name="T83">R1(V)</text:span></text:span><text:span text:style-name="Source_20_Text"><text:span text:style-name="T55"> </text:span></text:span><text:span text:style-name="Source_20_Text"><text:span text:style-name="T130">W3(B)</text:span></text:span><text:span text:style-name="Source_20_Text"><text:span text:style-name="T55"> </text:span></text:span><text:span text:style-name="Source_20_Text"><text:span text:style-name="T132">R3(A)</text:span></text:span><text:span text:style-name="Source_20_Text"><text:span text:style-name="T126"> C3</text:span></text:span><text:span text:style-name="Source_20_Text"><text:span text:style-name="T55"> </text:span></text:span><text:span text:style-name="Source_20_Text"><text:span text:style-name="T45">R2(A)</text:span></text:span><text:span text:style-name="Source_20_Text"><text:span text:style-name="T55"> </text:span></text:span><text:span text:style-name="Source_20_Text"><text:span text:style-name="T85">R1(Y)</text:span></text:span><text:span text:style-name="Source_20_Text"><text:span text:style-name="T55"> </text:span></text:span><text:span text:style-name="Source_20_Text"><text:span text:style-name="T47">R2(V)</text:span></text:span><text:span text:style-name="Source_20_Text"><text:span text:style-name="T55"> </text:span></text:span><text:span text:style-name="Source_20_Text"><text:span text:style-name="T81">W1(A)</text:span></text:span><text:span text:style-name="Source_20_Text"><text:span text:style-name="T55"> C1 </text:span></text:span><text:span text:style-name="Source_20_Text"><text:span text:style-name="T40">C2</text:span></text:span></text:p>
      <text:p text:style-name="P4"><text:span text:style-name="Source_20_Text"><text:span text:style-name="T55"/></text:span></text:p>
      <text:p text:style-name="P4"><draw:custom-shape text:anchor-type="paragraph" draw:z-index="26" draw:name="Shape5" draw:style-name="gr2" draw:text-style-name="P99" svg:width="1.059cm" svg:height="1.059cm" svg:x="4.606cm" svg:y="0.37cm"><text:p text:style-name="P98">Τ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5" draw:style-name="gr2" draw:text-style-name="P99" svg:width="1.059cm" svg:height="1.059cm" svg:x="0.587cm" svg:y="0.37cm"><text:p text:style-name="P98">Τ1</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Source_20_Text"><text:span text:style-name="T55"/></text:span></text:p>
      <text:p text:style-name="P4"><draw:line text:anchor-type="paragraph" draw:z-index="30" draw:name="Shape23" draw:style-name="gr4" draw:text-style-name="P98" svg:x1="4.606cm" svg:y1="0.325cm" svg:x2="1.646cm" svg:y2="0.35cm"><text:p text:style-name="P98">Α</text:p></draw:line><text:span text:style-name="Source_20_Text"><text:span text:style-name="T55"/></text:span></text:p>
      <text:p text:style-name="P4"><draw:line text:anchor-type="paragraph" draw:z-index="29" draw:name="Shape22" draw:style-name="gr4" draw:text-style-name="P98" svg:x1="2.607cm" svg:y1="1.258cm" svg:x2="1.429cm" svg:y2="0.344cm"><text:p text:style-name="P98">Α</text:p></draw:line><draw:line text:anchor-type="paragraph" draw:z-index="31" draw:name="Shape24" draw:style-name="gr4" draw:text-style-name="P98" svg:x1="4.772cm" svg:y1="0.344cm" svg:x2="3.521cm" svg:y2="1.208cm"><text:p text:style-name="P98">Β</text:p></draw:line><text:span text:style-name="Source_20_Text"><text:span text:style-name="T55"/></text:span></text:p>
      <text:p text:style-name="P4"><draw:custom-shape text:anchor-type="paragraph" draw:z-index="28" draw:name="Shape5" draw:style-name="gr2" draw:text-style-name="P99" svg:width="1.059cm" svg:height="1.059cm" svg:x="2.607cm" svg:y="0.485cm"><text:p text:style-name="P98">Τ3</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Source_20_Text"><text:span text:style-name="T55"/></text:span></text:p>
      <text:p text:style-name="P4"><text:span text:style-name="Source_20_Text"><text:span text:style-name="T55"/></text:span></text:p>
      <text:p text:style-name="P4"><text:span text:style-name="Source_20_Text"><text:span text:style-name="T55"><text:tab/><text:tab/><text:tab/><text:tab/></text:span></text:span><text:span text:style-name="Source_20_Text"><text:span text:style-name="T58">Όχι κύκλος, άρα </text:span></text:span><text:span text:style-name="Source_20_Text"><text:span text:style-name="T91">σειριοποιήσιμο</text:span></text:span><text:span text:style-name="Source_20_Text"><text:span text:style-name="T58">.</text:span></text:span></text:p>
      <text:p text:style-name="P4"><text:span text:style-name="Source_20_Text"><text:span text:style-name="T55"/></text:span></text:p>
      <text:p text:style-name="P4"><text:span text:style-name="Source_20_Text"><text:span text:style-name="T55">Σειριακό:</text:span></text:span></text:p>
      <text:p text:style-name="P4"><text:span text:style-name="Source_20_Text"><text:span text:style-name="T55">Τ2 / Τ3 / Τ1</text:span></text:span></text:p>
      <text:p text:style-name="P4"><text:span text:style-name="Source_20_Text"><text:span text:style-name="T126"/></text:span></text:p>
      <text:p text:style-name="P4"><text:span text:style-name="Source_20_Text"><text:span text:style-name="T126"/></text:span></text:p>
      <text:p text:style-name="P4"><text:span text:style-name="Source_20_Text"><text:span text:style-name="T126"/></text:span></text:p>
      <text:p text:style-name="P4"><text:span text:style-name="Source_20_Text"><text:span text:style-name="T126"/></text:span></text:p>
      <text:p text:style-name="P4"><text:span text:style-name="Source_20_Text"><text:span text:style-name="T126"/></text:span></text:p>
      <text:p text:style-name="P14"><text:soft-page-break/><text:span text:style-name="Source_20_Text"><text:span text:style-name="T62">(β)</text:span></text:span></text:p>
      <text:p text:style-name="P14"><text:span text:style-name="Source_20_Text"><text:span text:style-name="T21">S1: </text:span></text:span><text:span text:style-name="Source_20_Text"><text:span text:style-name="T23">R1(X)</text:span></text:span><text:span text:style-name="Source_20_Text"><text:span text:style-name="T21"> </text:span></text:span><text:span text:style-name="Source_20_Text"><text:span text:style-name="T46">R2(Z)</text:span></text:span><text:span text:style-name="Source_20_Text"><text:span text:style-name="T21"> </text:span></text:span><text:span text:style-name="Source_20_Text"><text:span text:style-name="T24">R1(Z)</text:span></text:span><text:span text:style-name="Source_20_Text"><text:span text:style-name="T21"> </text:span></text:span><text:span text:style-name="Source_20_Text"><text:span text:style-name="T32">R3(X)</text:span></text:span><text:span text:style-name="Source_20_Text"><text:span text:style-name="T30"> </text:span></text:span><text:span text:style-name="Source_20_Text"><text:span text:style-name="T33">R3(Y)</text:span></text:span><text:span text:style-name="Source_20_Text"><text:span text:style-name="T21"> </text:span></text:span><text:span text:style-name="Source_20_Text"><text:span text:style-name="T23">W1(X)</text:span></text:span><text:span text:style-name="Source_20_Text"><text:span text:style-name="T21"> </text:span></text:span><text:span text:style-name="Source_20_Text"><text:span text:style-name="T33">W3(Y)</text:span></text:span><text:span text:style-name="Source_20_Text"><text:span text:style-name="T30"> C3</text:span></text:span><text:span text:style-name="Source_20_Text"><text:span text:style-name="T21"> </text:span></text:span><text:span text:style-name="Source_20_Text"><text:span text:style-name="T41">R2(Y)</text:span></text:span><text:span text:style-name="Source_20_Text"><text:span text:style-name="T37"> </text:span></text:span><text:span text:style-name="Source_20_Text"><text:span text:style-name="T46">W2(Z)</text:span></text:span><text:span text:style-name="Source_20_Text"><text:span text:style-name="T37"> </text:span></text:span><text:span text:style-name="Source_20_Text"><text:span text:style-name="T41">W2(Y)</text:span></text:span><text:span text:style-name="Source_20_Text"><text:span text:style-name="T21"> C1 </text:span></text:span><text:span text:style-name="Source_20_Text"><text:span text:style-name="T38">C2</text:span></text:span></text:p>
      <text:p text:style-name="P4"><text:span text:style-name="Source_20_Text"><text:span text:style-name="T126"/></text:span></text:p>
      <text:p text:style-name="P14"><text:span text:style-name="Source_20_Text"><text:span text:style-name="T62">Τ1: R1(X) R1(Z) W1(X)</text:span></text:span></text:p>
      <text:p text:style-name="P14"><text:span text:style-name="Source_20_Text"><text:span text:style-name="T62">T2: R2(Z) R2(Y) W2(Z) W2(Y)</text:span></text:span></text:p>
      <text:p text:style-name="P14"><text:span text:style-name="Source_20_Text"><text:span text:style-name="T62">T3: R3(X) R3(Y) W3(Y)</text:span></text:span></text:p>
      <text:p text:style-name="P4"><text:span text:style-name="Source_20_Text"><text:span text:style-name="T126"/></text:span></text:p>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66">S1 (1)</text:p>
          </table:table-cell>
          <table:table-cell table:style-name="Table1.A1" office:value-type="string">
            <text:p text:style-name="P59">X</text:p>
          </table:table-cell>
          <table:table-cell table:style-name="Table1.A1" office:value-type="string">
            <text:p text:style-name="P59">Y</text:p>
          </table:table-cell>
          <table:table-cell table:style-name="Table1.D1" office:value-type="string">
            <text:p text:style-name="P59">Z</text:p>
          </table:table-cell>
        </table:table-row>
        <table:table-row>
          <table:table-cell table:style-name="Table1.A2" office:value-type="string">
            <text:p text:style-name="P59">T1</text:p>
          </table:table-cell>
          <table:table-cell table:style-name="Table1.A2" office:value-type="string">
            <text:p text:style-name="P74">S</text:p>
          </table:table-cell>
          <table:table-cell table:style-name="Table1.A2" office:value-type="string">
            <text:p text:style-name="P52"/>
          </table:table-cell>
          <table:table-cell table:style-name="Table1.D2" office:value-type="string">
            <text:p text:style-name="P74">S</text:p>
          </table:table-cell>
        </table:table-row>
        <table:table-row>
          <table:table-cell table:style-name="Table1.A2" office:value-type="string">
            <text:p text:style-name="P59">T2</text:p>
          </table:table-cell>
          <table:table-cell table:style-name="Table1.A2" office:value-type="string">
            <text:p text:style-name="P74"/>
          </table:table-cell>
          <table:table-cell table:style-name="Table1.A2" office:value-type="string">
            <text:p text:style-name="P52"/>
          </table:table-cell>
          <table:table-cell table:style-name="Table1.D2" office:value-type="string">
            <text:p text:style-name="P74">S</text:p>
          </table:table-cell>
        </table:table-row>
        <table:table-row>
          <table:table-cell table:style-name="Table1.A2" office:value-type="string">
            <text:p text:style-name="P59">T3</text:p>
          </table:table-cell>
          <table:table-cell table:style-name="Table1.A2" office:value-type="string">
            <text:p text:style-name="P74">S</text:p>
          </table:table-cell>
          <table:table-cell table:style-name="Table1.A2" office:value-type="string">
            <text:p text:style-name="P80">X</text:p>
          </table:table-cell>
          <table:table-cell table:style-name="Table1.D2" office:value-type="string">
            <text:p text:style-name="P52"/>
          </table:table-cell>
        </table:table-row>
      </table:table>
      <text:p text:style-name="P4"><text:span text:style-name="Source_20_Text"><text:span text:style-name="T126"/></text:span></text:p>
      <text:p text:style-name="P15"><text:span text:style-name="Source_20_Text"><text:span text:style-name="T63">-Εφ’ όσον γνωρίζω όλη την S1 εξ’ αρχής, μπορώ για την R1(X) να κλειδώσω με X-lock αφού αργότερα έχω W1(X).</text:span></text:span></text:p>
      <text:p text:style-name="P15"><text:span text:style-name="Source_20_Text"><text:span text:style-name="T63"/></text:span></text:p>
      <text:p text:style-name="P15"><text:span text:style-name="Source_20_Text"><text:span text:style-name="T63"><text:tab/></text:span></text:span><text:span text:style-name="Source_20_Text"><text:span text:style-name="T86">output</text:span></text:span><text:span text:style-name="Source_20_Text"><text:span text:style-name="T63">: X1(X) R1(X)</text:span></text:span></text:p>
      <text:p text:style-name="P15"><text:span text:style-name="Source_20_Text"><text:span text:style-name="T63"/></text:span></text:p>
      <text:p text:style-name="P15"><text:span text:style-name="Source_20_Text"><text:span text:style-name="T63">-Ομοίως για το R2(Z) με το W2(Z).</text:span></text:span></text:p>
      <text:p text:style-name="P15"><text:span text:style-name="Source_20_Text"><text:span text:style-name="T63"/></text:span></text:p>
      <text:p text:style-name="P15"><text:span text:style-name="Source_20_Text"><text:span text:style-name="T63"><text:tab/></text:span></text:span><text:span text:style-name="Source_20_Text"><text:span text:style-name="T86">output</text:span></text:span><text:span text:style-name="Source_20_Text"><text:span text:style-name="T63">: X1(X) R1(X) X2(Z) R2(Z)</text:span></text:span><text:span text:style-name="Source_20_Text"><text:span text:style-name="T31"> </text:span></text:span></text:p>
      <text:p text:style-name="P15"><text:span text:style-name="Source_20_Text"><text:span text:style-name="T63"/></text:span></text:p>
      <text:p text:style-name="P15"><text:span text:style-name="Source_20_Text"><text:span text:style-name="T63">-</text:span></text:span><text:span text:style-name="Source_20_Text"><text:span text:style-name="T64">Στο επόμενο βήμα, δεν μπορώ να πω R1(Z) επειδή, υπάρχει αργότερα κάποιο W2(Z).</text:span></text:span></text:p>
      <text:p text:style-name="P15"><text:span text:style-name="Source_20_Text"><text:span text:style-name="T79">Επομένως</text:span></text:span><text:span text:style-name="Source_20_Text"><text:span text:style-name="T64"> θεωρώ πως το lock του προηγούμενου βήματος ήταν απλά S-lock.</text:span></text:span></text:p>
      <text:p text:style-name="P15"><text:span text:style-name="Source_20_Text"><text:span text:style-name="T64"/></text:span></text:p>
      <text:p text:style-name="P16"><text:span text:style-name="Source_20_Text"><text:span text:style-name="T31"><text:tab/></text:span></text:span><text:span text:style-name="Source_20_Text"><text:span text:style-name="T86">output</text:span></text:span><text:span text:style-name="Source_20_Text"><text:span text:style-name="T63">: X1(X) R1(X) </text:span></text:span><text:span text:style-name="Source_20_Text"><text:span text:style-name="T64">S</text:span></text:span><text:span text:style-name="Source_20_Text"><text:span text:style-name="T63">2(Z) R2(Z)</text:span></text:span></text:p>
      <text:p text:style-name="P16"><text:span text:style-name="Source_20_Text"><text:span text:style-name="T64"/></text:span></text:p>
      <text:p text:style-name="P16"><text:span text:style-name="Source_20_Text"><text:span text:style-name="T64">και έτσι γίνεται να συνυπάρξουν τα S1(</text:span></text:span><text:span text:style-name="Source_20_Text"><text:span text:style-name="T65">Z</text:span></text:span><text:span text:style-name="Source_20_Text"><text:span text:style-name="T64">) και S2(</text:span></text:span><text:span text:style-name="Source_20_Text"><text:span text:style-name="T65">Z</text:span></text:span><text:span text:style-name="Source_20_Text"><text:span text:style-name="T64">)</text:span></text:span><text:span text:style-name="Source_20_Text"><text:span text:style-name="T65">:</text:span></text:span></text:p>
      <text:p text:style-name="P16"><text:span text:style-name="Source_20_Text"><text:span text:style-name="T65"><text:tab/></text:span></text:span></text:p>
      <text:p text:style-name="P17"><text:span text:style-name="Source_20_Text"><text:span text:style-name="T65"><text:tab/></text:span></text:span><text:span text:style-name="Source_20_Text"><text:span text:style-name="T86">output</text:span></text:span><text:span text:style-name="Source_20_Text"><text:span text:style-name="T63">: X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text:span></text:span></text:p>
      <text:p text:style-name="P17"><text:span text:style-name="Source_20_Text"><text:span text:style-name="T63"/></text:span></text:p>
      <text:p text:style-name="P17"><text:span text:style-name="Source_20_Text"><text:span text:style-name="T63">-</text:span></text:span><text:span text:style-name="Source_20_Text"><text:span text:style-name="T65">Ομοίως για το επόμενο βήμα, αλλάζω την πρώτη κλειδαριά σε S1(X).</text:span></text:span></text:p>
      <text:p text:style-name="P17"><text:span text:style-name="Source_20_Text"><text:span text:style-name="T65"/></text:span></text:p>
      <text:p text:style-name="P17"><text:span text:style-name="Source_20_Text"><text:span text:style-name="T65"><text:s/><text:tab/></text:span></text:span><text:span text:style-name="Source_20_Text"><text:span text:style-name="T86">output</text:span></text:span><text:span text:style-name="Source_20_Text"><text:span text:style-name="T63">: </text:span></text:span><text:span text:style-name="Source_20_Text"><text:span text:style-name="T65">S</text:span></text:span><text:span text:style-name="Source_20_Text"><text:span text:style-name="T63">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text:span></text:span></text:p>
      <text:p text:style-name="P15"><text:span text:style-name="Source_20_Text"><text:span text:style-name="T63"/></text:span></text:p>
      <text:p text:style-name="P17"><text:span text:style-name="Source_20_Text"><text:span text:style-name="T65">και τώρα θα έχω:</text:span></text:span></text:p>
      <text:p text:style-name="P17"><text:span text:style-name="Source_20_Text"><text:span text:style-name="T65"/></text:span></text:p>
      <text:p text:style-name="P17"><text:span text:style-name="Source_20_Text"><text:span text:style-name="T65"><text:tab/></text:span></text:span><text:span text:style-name="Source_20_Text"><text:span text:style-name="T86">output</text:span></text:span><text:span text:style-name="Source_20_Text"><text:span text:style-name="T63">: </text:span></text:span><text:span text:style-name="Source_20_Text"><text:span text:style-name="T65">S</text:span></text:span><text:span text:style-name="Source_20_Text"><text:span text:style-name="T63">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 </text:span></text:span><text:span text:style-name="Source_20_Text"><text:span text:style-name="T64">S</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R</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text:span></text:span></text:p>
      <text:p text:style-name="P4"><text:span text:style-name="Source_20_Text"><text:span text:style-name="T126"/></text:span></text:p>
      <text:p text:style-name="P17"><text:span text:style-name="Source_20_Text"><text:span text:style-name="T65">-Κλειδώνω το επόμενο με X-lock, επειδή αργότερα υπάρχει W3(Y).</text:span></text:span></text:p>
      <text:p text:style-name="P17"><text:span text:style-name="Source_20_Text"><text:span text:style-name="T65"/></text:span></text:p>
      <text:p text:style-name="P17"><text:span text:style-name="Source_20_Text"><text:span text:style-name="T65"><text:tab/></text:span></text:span><text:span text:style-name="Source_20_Text"><text:span text:style-name="T86">output</text:span></text:span><text:span text:style-name="Source_20_Text"><text:span text:style-name="T63">: </text:span></text:span><text:span text:style-name="Source_20_Text"><text:span text:style-name="T65">S</text:span></text:span><text:span text:style-name="Source_20_Text"><text:span text:style-name="T63">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 </text:span></text:span><text:span text:style-name="Source_20_Text"><text:span text:style-name="T64">S</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R</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text:span></text:span><text:span text:style-name="Source_20_Text"><text:span text:style-name="T65">X3(Y) </text:span></text:span><text:span text:style-name="Source_20_Text"><text:span text:style-name="T67">R</text:span></text:span><text:span text:style-name="Source_20_Text"><text:span text:style-name="T65">3(Y)</text:span></text:span></text:p>
      <text:p text:style-name="P17"><text:span text:style-name="Source_20_Text"><text:span text:style-name="T65"/></text:span></text:p>
      <text:p text:style-name="P18"><text:span text:style-name="Source_20_Text"><text:span text:style-name="T66">-Η συναλλαγή Τ3 μπορεί σ’ αυτό το σημείο να αρχίσει να ξεκλειδώνει.</text:span></text:span></text:p>
      <text:p text:style-name="P18"><text:span text:style-name="Source_20_Text"><text:span text:style-name="T66">Αφήνει λοιπόν τον πόρο X, τον οποίο </text:span></text:span><text:span text:style-name="Source_20_Text"><text:span text:style-name="T79">δεσμεύει</text:span></text:span><text:span text:style-name="Source_20_Text"><text:span text:style-name="T66"> η Τ1, αυτή τη φορά για W με X-lock.</text:span></text:span></text:p>
      <text:p text:style-name="P18"><text:span text:style-name="Source_20_Text"><text:span text:style-name="T66"/></text:span></text:p>
      <text:p text:style-name="P18"><text:span text:style-name="Source_20_Text"><text:span text:style-name="T66"><text:tab/></text:span></text:span><text:span text:style-name="Source_20_Text"><text:span text:style-name="T86">output</text:span></text:span><text:span text:style-name="Source_20_Text"><text:span text:style-name="T63">: </text:span></text:span><text:span text:style-name="Source_20_Text"><text:span text:style-name="T65">S</text:span></text:span><text:span text:style-name="Source_20_Text"><text:span text:style-name="T63">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 </text:span></text:span><text:span text:style-name="Source_20_Text"><text:span text:style-name="T64">S</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R</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text:span></text:span><text:span text:style-name="Source_20_Text"><text:span text:style-name="T65">X3(Y) </text:span></text:span><text:span text:style-name="Source_20_Text"><text:span text:style-name="T67">R</text:span></text:span><text:span text:style-name="Source_20_Text"><text:span text:style-name="T65">3(Y) </text:span></text:span><text:span text:style-name="Source_20_Text"><text:span text:style-name="T66">U3(X) X1(X) <text:tab/><text:tab/>W1(X).</text:span></text:span></text:p>
      <text:p text:style-name="P4"><text:span text:style-name="Source_20_Text"><text:span text:style-name="T126"/></text:span></text:p>
      <text:p text:style-name="P18"><text:span text:style-name="Source_20_Text"><text:span text:style-name="T66">Ο πίνακας θα πάρει την εξής μορφή:</text:span></text:span></text:p>
      <text:p text:style-name="P18"><text:span text:style-name="Source_20_Text"><text:span text:style-name="T66"/></text:span></text:p>
      <text:p text:style-name="P18"><text:span text:style-name="Source_20_Text"><text:span text:style-name="T66"/></text:span></text:p>
      <text:p text:style-name="P18"><text:soft-page-break/><text:span text:style-name="Source_20_Text"><text:span text:style-name="T66"/></text:span></text:p>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66">S1 (2)</text:p>
          </table:table-cell>
          <table:table-cell table:style-name="Table2.A1" office:value-type="string">
            <text:p text:style-name="P60">X</text:p>
          </table:table-cell>
          <table:table-cell table:style-name="Table2.A1" office:value-type="string">
            <text:p text:style-name="P60">Y</text:p>
          </table:table-cell>
          <table:table-cell table:style-name="Table2.D1" office:value-type="string">
            <text:p text:style-name="P60">Z</text:p>
          </table:table-cell>
        </table:table-row>
        <table:table-row>
          <table:table-cell table:style-name="Table2.A2" office:value-type="string">
            <text:p text:style-name="P60">T1</text:p>
          </table:table-cell>
          <table:table-cell table:style-name="Table2.A2" office:value-type="string">
            <text:p text:style-name="P79">X</text:p>
          </table:table-cell>
          <table:table-cell table:style-name="Table2.A2" office:value-type="string">
            <text:p text:style-name="P53"/>
          </table:table-cell>
          <table:table-cell table:style-name="Table2.D2" office:value-type="string">
            <text:p text:style-name="P75">S</text:p>
          </table:table-cell>
        </table:table-row>
        <table:table-row>
          <table:table-cell table:style-name="Table2.A2" office:value-type="string">
            <text:p text:style-name="P60">T2</text:p>
          </table:table-cell>
          <table:table-cell table:style-name="Table2.A2" office:value-type="string">
            <text:p text:style-name="P75"/>
          </table:table-cell>
          <table:table-cell table:style-name="Table2.A2" office:value-type="string">
            <text:p text:style-name="P53"/>
          </table:table-cell>
          <table:table-cell table:style-name="Table2.D2" office:value-type="string">
            <text:p text:style-name="P75">S</text:p>
          </table:table-cell>
        </table:table-row>
        <table:table-row>
          <table:table-cell table:style-name="Table2.A2" office:value-type="string">
            <text:p text:style-name="P60">T3</text:p>
          </table:table-cell>
          <table:table-cell table:style-name="Table2.A2" office:value-type="string">
            <text:p text:style-name="P75"/>
          </table:table-cell>
          <table:table-cell table:style-name="Table2.A2" office:value-type="string">
            <text:p text:style-name="P80">X</text:p>
          </table:table-cell>
          <table:table-cell table:style-name="Table2.D2" office:value-type="string">
            <text:p text:style-name="P53"/>
          </table:table-cell>
        </table:table-row>
      </table:table>
      <text:p text:style-name="P18"><text:span text:style-name="Source_20_Text"><text:span text:style-name="T126"/></text:span></text:p>
      <text:p text:style-name="P4"><text:span text:style-name="Source_20_Text"><text:span text:style-name="T55">-</text:span></text:span><text:span text:style-name="Source_20_Text"><text:span text:style-name="T66">Στη συνέχεια η Τ3, έχοντας το X-lock, δε χρειάζεται να κλειδώσει </text:span></text:span><text:span text:style-name="Source_20_Text"><text:span text:style-name="T79">ξανά</text:span></text:span><text:span text:style-name="Source_20_Text"><text:span text:style-name="T66">, κάνει και το τελευταίο unlock και commit:</text:span></text:span></text:p>
      <text:p text:style-name="P4"><text:span text:style-name="Source_20_Text"><text:span text:style-name="T66"/></text:span></text:p>
      <text:p text:style-name="P18"><text:span text:style-name="Source_20_Text"><text:span text:style-name="T66"><text:tab/></text:span></text:span><text:span text:style-name="Source_20_Text"><text:span text:style-name="T86">output</text:span></text:span><text:span text:style-name="Source_20_Text"><text:span text:style-name="T63">: </text:span></text:span><text:span text:style-name="Source_20_Text"><text:span text:style-name="T65">S</text:span></text:span><text:span text:style-name="Source_20_Text"><text:span text:style-name="T63">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 </text:span></text:span><text:span text:style-name="Source_20_Text"><text:span text:style-name="T64">S</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R</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text:span></text:span><text:span text:style-name="Source_20_Text"><text:span text:style-name="T65">X3(Y) </text:span></text:span><text:span text:style-name="Source_20_Text"><text:span text:style-name="T67">R</text:span></text:span><text:span text:style-name="Source_20_Text"><text:span text:style-name="T65">3(Y) </text:span></text:span><text:span text:style-name="Source_20_Text"><text:span text:style-name="T66">U3(X) X1(X) <text:tab/><text:tab/>W1(X) W3(Y) U3(Y) C3</text:span></text:span></text:p>
      <text:p text:style-name="P4"><text:span text:style-name="Source_20_Text"><text:span text:style-name="T126"/></text:span></text:p>
      <text:p text:style-name="P18"><text:span text:style-name="Source_20_Text"><text:span text:style-name="T126"/></text:span></text:p>
      <table:table table:name="Table3" table:style-name="Table3">
        <table:table-column table:style-name="Table3.A"/>
        <table:table-column table:style-name="Table3.B"/>
        <table:table-column table:style-name="Table3.C" table:number-columns-repeated="2"/>
        <table:table-row>
          <table:table-cell table:style-name="Table3.A1" office:value-type="string">
            <text:p text:style-name="P66">S1 (3)</text:p>
          </table:table-cell>
          <table:table-cell table:style-name="Table3.A1" office:value-type="string">
            <text:p text:style-name="P60">X</text:p>
          </table:table-cell>
          <table:table-cell table:style-name="Table3.A1" office:value-type="string">
            <text:p text:style-name="P60">Y</text:p>
          </table:table-cell>
          <table:table-cell table:style-name="Table3.D1" office:value-type="string">
            <text:p text:style-name="P60">Z</text:p>
          </table:table-cell>
        </table:table-row>
        <table:table-row>
          <table:table-cell table:style-name="Table3.A2" office:value-type="string">
            <text:p text:style-name="P60">T1</text:p>
          </table:table-cell>
          <table:table-cell table:style-name="Table3.A2" office:value-type="string">
            <text:p text:style-name="P80">X</text:p>
          </table:table-cell>
          <table:table-cell table:style-name="Table3.A2" office:value-type="string">
            <text:p text:style-name="P53"/>
          </table:table-cell>
          <table:table-cell table:style-name="Table3.D2" office:value-type="string">
            <text:p text:style-name="P75">S</text:p>
          </table:table-cell>
        </table:table-row>
        <table:table-row>
          <table:table-cell table:style-name="Table3.A2" office:value-type="string">
            <text:p text:style-name="P60">T2</text:p>
          </table:table-cell>
          <table:table-cell table:style-name="Table3.A2" office:value-type="string">
            <text:p text:style-name="P75"/>
          </table:table-cell>
          <table:table-cell table:style-name="Table3.A2" office:value-type="string">
            <text:p text:style-name="P80">X</text:p>
          </table:table-cell>
          <table:table-cell table:style-name="Table3.D2" office:value-type="string">
            <text:p text:style-name="P75">S</text:p>
          </table:table-cell>
        </table:table-row>
        <table:table-row>
          <table:table-cell table:style-name="Table3.A2" office:value-type="string">
            <text:p text:style-name="P60">T3</text:p>
          </table:table-cell>
          <table:table-cell table:style-name="Table3.A2" office:value-type="string">
            <text:p text:style-name="P75"/>
          </table:table-cell>
          <table:table-cell table:style-name="Table3.A2" office:value-type="string">
            <text:p text:style-name="P53"/>
          </table:table-cell>
          <table:table-cell table:style-name="Table3.D2" office:value-type="string">
            <text:p text:style-name="P53"/>
          </table:table-cell>
        </table:table-row>
      </table:table>
      <text:p text:style-name="P18"><text:span text:style-name="Source_20_Text"><text:span text:style-name="T126"/></text:span></text:p>
      <text:p text:style-name="P19"><text:span text:style-name="Source_20_Text"><text:span text:style-name="T63"/></text:span></text:p>
      <text:p text:style-name="P19"><text:span text:style-name="Source_20_Text"><text:span text:style-name="T63">-</text:span></text:span><text:span text:style-name="Source_20_Text"><text:span text:style-name="T67">To R2(Y), κλειδώνει με X-lock, επειδή υπάρχει το W2(Y):</text:span></text:span></text:p>
      <text:p text:style-name="P19"><text:span text:style-name="Source_20_Text"><text:span text:style-name="T67"/></text:span></text:p>
      <text:p text:style-name="P19"><text:span text:style-name="Source_20_Text"><text:span text:style-name="T63"><text:tab/></text:span></text:span><text:span text:style-name="Source_20_Text"><text:span text:style-name="T86">output</text:span></text:span><text:span text:style-name="Source_20_Text"><text:span text:style-name="T63">: </text:span></text:span><text:span text:style-name="Source_20_Text"><text:span text:style-name="T65">S</text:span></text:span><text:span text:style-name="Source_20_Text"><text:span text:style-name="T63">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 </text:span></text:span><text:span text:style-name="Source_20_Text"><text:span text:style-name="T64">S</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R</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text:span></text:span><text:span text:style-name="Source_20_Text"><text:span text:style-name="T65">X3(Y) </text:span></text:span><text:span text:style-name="Source_20_Text"><text:span text:style-name="T67">R</text:span></text:span><text:span text:style-name="Source_20_Text"><text:span text:style-name="T65">3(Y) </text:span></text:span><text:span text:style-name="Source_20_Text"><text:span text:style-name="T66">U3(X) X1(X) <text:tab/><text:tab/>W1(X) W3(Y) U3(Y) C3 </text:span></text:span><text:span text:style-name="Source_20_Text"><text:span text:style-name="T67">X2(Y) R2(Y) </text:span></text:span></text:p>
      <text:p text:style-name="P4"><text:span text:style-name="Source_20_Text"><text:span text:style-name="T55"/></text:span></text:p>
      <text:p text:style-name="P4"><text:span text:style-name="Source_20_Text"><text:span text:style-name="T55">-</text:span></text:span><text:span text:style-name="Source_20_Text"><text:span text:style-name="T67">Η συναλλαγή Τ1 μπορεί να κάνει unlock τον πόρο Z, και να τον δεσμεύσει με X-lock η Τ2:</text:span></text:span></text:p>
      <text:p text:style-name="P4"><text:span text:style-name="Source_20_Text"><text:span text:style-name="T67"/></text:span></text:p>
      <text:p text:style-name="P19"><text:span text:style-name="Source_20_Text"><text:span text:style-name="T67"><text:tab/></text:span></text:span><text:span text:style-name="Source_20_Text"><text:span text:style-name="T86">output</text:span></text:span><text:span text:style-name="Source_20_Text"><text:span text:style-name="T63">: </text:span></text:span><text:span text:style-name="Source_20_Text"><text:span text:style-name="T65">S</text:span></text:span><text:span text:style-name="Source_20_Text"><text:span text:style-name="T63">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 </text:span></text:span><text:span text:style-name="Source_20_Text"><text:span text:style-name="T64">S</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R</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text:span></text:span><text:span text:style-name="Source_20_Text"><text:span text:style-name="T65">X3(Y) </text:span></text:span><text:span text:style-name="Source_20_Text"><text:span text:style-name="T67">R</text:span></text:span><text:span text:style-name="Source_20_Text"><text:span text:style-name="T65">3(Y) </text:span></text:span><text:span text:style-name="Source_20_Text"><text:span text:style-name="T66">U3(X) X1(X) <text:tab/><text:tab/>W1(X) W3(Y) U3(Y) C3 </text:span></text:span><text:span text:style-name="Source_20_Text"><text:span text:style-name="T67">X2(Y) R2(Y) U1(Z) X2(Z) W2(Z)</text:span></text:span></text:p>
      <text:p text:style-name="P19"><text:span text:style-name="Source_20_Text"><text:span text:style-name="T67"/></text:span></text:p>
      <text:p text:style-name="P19"><text:span text:style-name="Source_20_Text"><text:span text:style-name="T126"/></text:span></text:p>
      <table:table table:name="Table4" table:style-name="Table4">
        <table:table-column table:style-name="Table4.A"/>
        <table:table-column table:style-name="Table4.B"/>
        <table:table-column table:style-name="Table4.C" table:number-columns-repeated="2"/>
        <table:table-row>
          <table:table-cell table:style-name="Table4.A1" office:value-type="string">
            <text:p text:style-name="P66">S1 (4)</text:p>
          </table:table-cell>
          <table:table-cell table:style-name="Table4.A1" office:value-type="string">
            <text:p text:style-name="P61">X</text:p>
          </table:table-cell>
          <table:table-cell table:style-name="Table4.A1" office:value-type="string">
            <text:p text:style-name="P61">Y</text:p>
          </table:table-cell>
          <table:table-cell table:style-name="Table4.D1" office:value-type="string">
            <text:p text:style-name="P61">Z</text:p>
          </table:table-cell>
        </table:table-row>
        <table:table-row>
          <table:table-cell table:style-name="Table4.A2" office:value-type="string">
            <text:p text:style-name="P61">T1</text:p>
          </table:table-cell>
          <table:table-cell table:style-name="Table4.A2" office:value-type="string">
            <text:p text:style-name="P80">X</text:p>
          </table:table-cell>
          <table:table-cell table:style-name="Table4.A2" office:value-type="string">
            <text:p text:style-name="P54"/>
          </table:table-cell>
          <table:table-cell table:style-name="Table4.D2" office:value-type="string">
            <text:p text:style-name="P76"/>
          </table:table-cell>
        </table:table-row>
        <table:table-row>
          <table:table-cell table:style-name="Table4.A2" office:value-type="string">
            <text:p text:style-name="P61">T2</text:p>
          </table:table-cell>
          <table:table-cell table:style-name="Table4.A2" office:value-type="string">
            <text:p text:style-name="P76"/>
          </table:table-cell>
          <table:table-cell table:style-name="Table4.A2" office:value-type="string">
            <text:p text:style-name="P80">X</text:p>
          </table:table-cell>
          <table:table-cell table:style-name="Table4.D2" office:value-type="string">
            <text:p text:style-name="P80">X</text:p>
          </table:table-cell>
        </table:table-row>
        <table:table-row>
          <table:table-cell table:style-name="Table4.A2" office:value-type="string">
            <text:p text:style-name="P61">T3</text:p>
          </table:table-cell>
          <table:table-cell table:style-name="Table4.A2" office:value-type="string">
            <text:p text:style-name="P76"/>
          </table:table-cell>
          <table:table-cell table:style-name="Table4.A2" office:value-type="string">
            <text:p text:style-name="P54"/>
          </table:table-cell>
          <table:table-cell table:style-name="Table4.D2" office:value-type="string">
            <text:p text:style-name="P54"/>
          </table:table-cell>
        </table:table-row>
      </table:table>
      <text:p text:style-name="P19"><text:span text:style-name="Source_20_Text"><text:span text:style-name="T126"/></text:span></text:p>
      <text:p text:style-name="P19"><text:span text:style-name="Source_20_Text"><text:span text:style-name="T67">-Τέλος, γίνεται και W2(Y), καθώς η T2 έχει ήδη ένα X-lock, και γίνονται και τα τελευταία unlocks:</text:span></text:span></text:p>
      <text:p text:style-name="P19"><text:span text:style-name="Source_20_Text"><text:span text:style-name="T67"/></text:span></text:p>
      <text:p text:style-name="P19"><text:span text:style-name="Source_20_Text"><text:span text:style-name="T67"><text:tab/></text:span></text:span><text:span text:style-name="Source_20_Text"><text:span text:style-name="T86">output</text:span></text:span><text:span text:style-name="Source_20_Text"><text:span text:style-name="T63">: </text:span></text:span><text:span text:style-name="Source_20_Text"><text:span text:style-name="T65">S</text:span></text:span><text:span text:style-name="Source_20_Text"><text:span text:style-name="T63">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 </text:span></text:span><text:span text:style-name="Source_20_Text"><text:span text:style-name="T64">S</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R</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text:span></text:span><text:span text:style-name="Source_20_Text"><text:span text:style-name="T65">X3(Y) </text:span></text:span><text:span text:style-name="Source_20_Text"><text:span text:style-name="T67">R</text:span></text:span><text:span text:style-name="Source_20_Text"><text:span text:style-name="T65">3(Y) </text:span></text:span><text:span text:style-name="Source_20_Text"><text:span text:style-name="T66">U3(X) X1(X) <text:tab/><text:tab/>W1(X) W3(Y) U3(Y) C3 </text:span></text:span><text:span text:style-name="Source_20_Text"><text:span text:style-name="T67">X2(Y) R2(Y) U1(Z) X2(Z) W2(Z) W2(Y) </text:span></text:span><text:span text:style-name="Source_20_Text"><text:span text:style-name="T68">U1(X) </text:span></text:span><text:span text:style-name="Source_20_Text"><text:span text:style-name="T67">C1 <text:tab/><text:tab/><text:tab/></text:span></text:span><text:span text:style-name="Source_20_Text"><text:span text:style-name="T68">U2(Y) U2(Z) </text:span></text:span><text:span text:style-name="Source_20_Text"><text:span text:style-name="T67">C2</text:span></text:span></text:p>
      <text:p text:style-name="P4"><text:span text:style-name="Source_20_Text"><text:span text:style-name="T126"/></text:span></text:p>
      <text:p text:style-name="P20"><text:span text:style-name="Source_20_Text"><text:span text:style-name="T69"/></text:span></text:p>
      <text:p text:style-name="P20"><text:span text:style-name="Source_20_Text"><text:span text:style-name="T69">Επομένως, </text:span></text:span><text:span text:style-name="Source_20_Text"><text:span text:style-name="T93">μπορεί να προκύψει 2PL</text:span></text:span><text:span text:style-name="Source_20_Text"><text:span text:style-name="T98">.</text:span></text:span></text:p>
      <text:p text:style-name="P4"><text:span text:style-name="Source_20_Text"><text:span text:style-name="T126"/></text:span></text:p>
      <text:p text:style-name="P4"><text:span text:style-name="Source_20_Text"><text:span text:style-name="T126"/></text:span></text:p>
      <text:p text:style-name="P4"><text:span text:style-name="Source_20_Text"><text:span text:style-name="T126"/></text:span></text:p>
      <text:p text:style-name="P4"><text:span text:style-name="Source_20_Text"><text:span text:style-name="T126"/></text:span></text:p>
      <text:p text:style-name="P20"><text:soft-page-break/><text:span text:style-name="Source_20_Text"><text:span text:style-name="T69">S2: </text:span></text:span><text:span text:style-name="Source_20_Text"><text:span text:style-name="T93">Όχι, δεν μπορεί να προκύψει 2PL</text:span></text:span><text:span text:style-name="Source_20_Text"><text:span text:style-name="T69">, καθώς το γράφημα είναι άκυκλο.</text:span></text:span></text:p>
      <text:p text:style-name="P20"><text:span text:style-name="Source_20_Text"><text:span text:style-name="T69"/></text:span></text:p>
      <text:p text:style-name="P20"><text:span text:style-name="Source_20_Text"><text:span text:style-name="T55">S3: </text:span></text:span><text:span text:style-name="Source_20_Text"><text:span text:style-name="T132">R3(A)</text:span></text:span><text:span text:style-name="Source_20_Text"><text:span text:style-name="T55"> </text:span></text:span><text:span text:style-name="Source_20_Text"><text:span text:style-name="T43">W2(B)</text:span></text:span><text:span text:style-name="Source_20_Text"><text:span text:style-name="T55"> </text:span></text:span><text:span text:style-name="Source_20_Text"><text:span text:style-name="T83">R1(V)</text:span></text:span><text:span text:style-name="Source_20_Text"><text:span text:style-name="T55"> </text:span></text:span><text:span text:style-name="Source_20_Text"><text:span text:style-name="T130">W3(B)</text:span></text:span><text:span text:style-name="Source_20_Text"><text:span text:style-name="T55"> </text:span></text:span><text:span text:style-name="Source_20_Text"><text:span text:style-name="T132">R3(A)</text:span></text:span><text:span text:style-name="Source_20_Text"><text:span text:style-name="T126"> C3</text:span></text:span><text:span text:style-name="Source_20_Text"><text:span text:style-name="T55"> </text:span></text:span><text:span text:style-name="Source_20_Text"><text:span text:style-name="T45">R2(A)</text:span></text:span><text:span text:style-name="Source_20_Text"><text:span text:style-name="T55"> </text:span></text:span><text:span text:style-name="Source_20_Text"><text:span text:style-name="T85">R1(Y)</text:span></text:span><text:span text:style-name="Source_20_Text"><text:span text:style-name="T55"> </text:span></text:span><text:span text:style-name="Source_20_Text"><text:span text:style-name="T47">R2(V)</text:span></text:span><text:span text:style-name="Source_20_Text"><text:span text:style-name="T55"> </text:span></text:span><text:span text:style-name="Source_20_Text"><text:span text:style-name="T81">W1(A)</text:span></text:span><text:span text:style-name="Source_20_Text"><text:span text:style-name="T55"> C1 </text:span></text:span><text:span text:style-name="Source_20_Text"><text:span text:style-name="T40">C2</text:span></text:span></text:p>
      <text:p text:style-name="P20"><text:span text:style-name="Source_20_Text"><text:span text:style-name="T69"/></text:span></text:p>
      <text:p text:style-name="P21"><text:span text:style-name="Source_20_Text"><text:span text:style-name="T70">Τ1: R1(V) R1(Y) W1(A)</text:span></text:span></text:p>
      <text:p text:style-name="P21"><text:span text:style-name="Source_20_Text"><text:span text:style-name="T70">Τ2: W2(B) R2(A) R2(V)</text:span></text:span></text:p>
      <text:p text:style-name="P21"><text:span text:style-name="Source_20_Text"><text:span text:style-name="T70">T3: R3(A) W3(B) R3(A)</text:span></text:span></text:p>
      <text:p text:style-name="P20"><text:span text:style-name="Source_20_Text"><text:span text:style-name="T5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6">S3 (1)</text:p>
          </table:table-cell>
          <table:table-cell table:style-name="Table5.A1" office:value-type="string">
            <text:p text:style-name="P70">A</text:p>
          </table:table-cell>
          <table:table-cell table:style-name="Table5.A1" office:value-type="string">
            <text:p text:style-name="P70">B</text:p>
          </table:table-cell>
          <table:table-cell table:style-name="Table5.A1" office:value-type="string">
            <text:p text:style-name="P70">V</text:p>
          </table:table-cell>
          <table:table-cell table:style-name="Table5.E1" office:value-type="string">
            <text:p text:style-name="P70">Y</text:p>
          </table:table-cell>
        </table:table-row>
        <table:table-row>
          <table:table-cell table:style-name="Table5.A2" office:value-type="string">
            <text:p text:style-name="P62">T1</text:p>
          </table:table-cell>
          <table:table-cell table:style-name="Table5.A2" office:value-type="string">
            <text:p text:style-name="P85"/>
          </table:table-cell>
          <table:table-cell table:style-name="Table5.A2" office:value-type="string">
            <text:p text:style-name="P55"/>
          </table:table-cell>
          <table:table-cell table:style-name="Table5.A2" office:value-type="string">
            <text:p text:style-name="P85">S</text:p>
          </table:table-cell>
          <table:table-cell table:style-name="Table5.E2" office:value-type="string">
            <text:p text:style-name="P77"/>
          </table:table-cell>
        </table:table-row>
        <table:table-row>
          <table:table-cell table:style-name="Table5.A2" office:value-type="string">
            <text:p text:style-name="P62">T2</text:p>
          </table:table-cell>
          <table:table-cell table:style-name="Table5.A2" office:value-type="string">
            <text:p text:style-name="P95">S</text:p>
          </table:table-cell>
          <table:table-cell table:style-name="Table5.A2" office:value-type="string">
            <text:p text:style-name="P85">X</text:p>
          </table:table-cell>
          <table:table-cell table:style-name="Table5.A2" office:value-type="string">
            <text:p text:style-name="P95">S</text:p>
          </table:table-cell>
          <table:table-cell table:style-name="Table5.E2" office:value-type="string">
            <text:p text:style-name="P81"/>
          </table:table-cell>
        </table:table-row>
        <table:table-row>
          <table:table-cell table:style-name="Table5.A2" office:value-type="string">
            <text:p text:style-name="P62">T3</text:p>
          </table:table-cell>
          <table:table-cell table:style-name="Table5.A2" office:value-type="string">
            <text:p text:style-name="P92">S</text:p>
          </table:table-cell>
          <table:table-cell table:style-name="Table5.A2" office:value-type="string">
            <text:p text:style-name="P55"/>
          </table:table-cell>
          <table:table-cell table:style-name="Table5.A2" office:value-type="string">
            <text:p text:style-name="P55"/>
          </table:table-cell>
          <table:table-cell table:style-name="Table5.E2" office:value-type="string">
            <text:p text:style-name="P55"/>
          </table:table-cell>
        </table:table-row>
      </table:table>
      <text:p text:style-name="P20"><text:span text:style-name="Source_20_Text"><text:span text:style-name="T69"/></text:span></text:p>
      <text:p text:style-name="P4"><text:span text:style-name="Source_20_Text"><text:span text:style-name="T55">-</text:span></text:span><text:span text:style-name="Source_20_Text"><text:span text:style-name="T70">Για το R3(A), απλά κλειδώνω με S-lock:</text:span></text:span></text:p>
      <text:p text:style-name="P4"><text:span text:style-name="Source_20_Text"><text:span text:style-name="T70"/></text:span></text:p>
      <text:p text:style-name="P21"><text:span text:style-name="Source_20_Text"><text:span text:style-name="T87"><text:tab/></text:span></text:span><text:span text:style-name="Source_20_Text"><text:span text:style-name="T86">output</text:span></text:span><text:span text:style-name="Source_20_Text"><text:span text:style-name="T63">: </text:span></text:span><text:span text:style-name="Source_20_Text"><text:span text:style-name="T70">S3(A) R3(A)</text:span></text:span></text:p>
      <text:p text:style-name="P21"><text:span text:style-name="Source_20_Text"><text:span text:style-name="T70"/></text:span></text:p>
      <text:p text:style-name="P21"><text:span text:style-name="Source_20_Text"><text:span text:style-name="T70">-Για το επόμενο, με X-lock:</text:span></text:span></text:p>
      <text:p text:style-name="P21"><text:span text:style-name="Source_20_Text"><text:span text:style-name="T70"/></text:span></text:p>
      <text:p text:style-name="P21"><text:span text:style-name="Source_20_Text"><text:span text:style-name="T87"><text:tab/></text:span></text:span><text:span text:style-name="Source_20_Text"><text:span text:style-name="T86">output</text:span></text:span><text:span text:style-name="Source_20_Text"><text:span text:style-name="T63">: </text:span></text:span><text:span text:style-name="Source_20_Text"><text:span text:style-name="T70">S3(A) R3(A) X2(B) W2(B)</text:span></text:span></text:p>
      <text:p text:style-name="P4"><text:span text:style-name="Source_20_Text"><text:span text:style-name="T55"/></text:span></text:p>
      <text:p text:style-name="P21"><text:span text:style-name="Source_20_Text"><text:span text:style-name="T70">-Για το επόμενο, με S-lock:</text:span></text:span></text:p>
      <text:p text:style-name="P21"><text:span text:style-name="Source_20_Text"><text:span text:style-name="T70"/></text:span></text:p>
      <text:p text:style-name="P21"><text:span text:style-name="Source_20_Text"><text:span text:style-name="T87"><text:tab/></text:span></text:span><text:span text:style-name="Source_20_Text"><text:span text:style-name="T86">output</text:span></text:span><text:span text:style-name="Source_20_Text"><text:span text:style-name="T63">: </text:span></text:span><text:span text:style-name="Source_20_Text"><text:span text:style-name="T70">S3(A) R3(A) X2(B) W2(B) S1(V) R1(V)</text:span></text:span></text:p>
      <text:p text:style-name="P4"><text:span text:style-name="Source_20_Text"><text:span text:style-name="T55"/></text:span></text:p>
      <text:p text:style-name="P4"><text:span text:style-name="Source_20_Text"><text:span text:style-name="T55">-</text:span></text:span><text:span text:style-name="Source_20_Text"><text:span text:style-name="T70">Στη συνέχεια θέλω ένα X-lock για το W3(B).</text:span></text:span></text:p>
      <text:p text:style-name="P21"><text:span text:style-name="Source_20_Text"><text:span text:style-name="T70">Το ενδεχόμενο να κάνω U2(B) άμεσα, </text:span></text:span><text:span text:style-name="Source_20_Text"><text:span text:style-name="T79">απορρίπτεται</text:span></text:span><text:span text:style-name="Source_20_Text"><text:span text:style-name="T70"> επειδή υπά</text:span></text:span><text:span text:style-name="Source_20_Text"><text:span text:style-name="T71">ρχουν</text:span></text:span><text:span text:style-name="Source_20_Text"><text:span text:style-name="T70"> τ</text:span></text:span><text:span text:style-name="Source_20_Text"><text:span text:style-name="T71">α</text:span></text:span><text:span text:style-name="Source_20_Text"><text:span text:style-name="T70"> R2(A) </text:span></text:span><text:span text:style-name="Source_20_Text"><text:span text:style-name="T71">και R2(V)</text:span></text:span><text:span text:style-name="Source_20_Text"><text:span text:style-name="T70"> αργότερα.</text:span></text:span></text:p>
      <text:p text:style-name="P22"><text:span text:style-name="Source_20_Text"><text:span text:style-name="T70">Το ενδεχόμενο να κάνω </text:span></text:span><text:span text:style-name="Source_20_Text"><text:span text:style-name="T71">πρώτα S2(A) S2(V) και μετά U2(B) είναι αποδεκτό.</text:span></text:span></text:p>
      <text:p text:style-name="P21"><text:span text:style-name="Source_20_Text"><text:span text:style-name="T71"/></text:span></text:p>
      <text:p text:style-name="P23"><text:span text:style-name="Source_20_Text"><text:span text:style-name="T71"><text:tab/></text:span></text:span><text:span text:style-name="Source_20_Text"><text:span text:style-name="T86">output</text:span></text:span><text:span text:style-name="Source_20_Text"><text:span text:style-name="T63">: </text:span></text:span><text:span text:style-name="Source_20_Text"><text:span text:style-name="T70">S3(A) R3(A) X2(B) W2(B) S1(V) R1(V) </text:span></text:span><text:span text:style-name="Source_20_Text"><text:span text:style-name="T71">S2(A) S2(V) U2(B)</text:span></text:span></text:p>
      <text:p text:style-name="P4"><text:span text:style-name="Source_20_Text"><text:span text:style-name="T55"/></text:span></text:p>
      <text:p text:style-name="P24"><text:span text:style-name="Source_20_Text"><text:span text:style-name="T72">-και η Τ3 κλειδώνει τον πόρο Β:</text:span></text:span></text:p>
      <text:p text:style-name="P24"><text:span text:style-name="Source_20_Text"><text:span text:style-name="T72"/></text:span></text:p>
      <text:p text:style-name="P24"><text:span text:style-name="Source_20_Text"><text:span text:style-name="T71"><text:tab/></text:span></text:span><text:span text:style-name="Source_20_Text"><text:span text:style-name="T86">output</text:span></text:span><text:span text:style-name="Source_20_Text"><text:span text:style-name="T63">: </text:span></text:span><text:span text:style-name="Source_20_Text"><text:span text:style-name="T70">S3(A) R3(A) X2(B) W2(B) S1(V) R1(V) </text:span></text:span><text:span text:style-name="Source_20_Text"><text:span text:style-name="T71">S2(A) S2(V) U2(B) </text:span></text:span><text:span text:style-name="Source_20_Text"><text:span text:style-name="T72">X3(B) W3(B)</text:span></text:span></text:p>
      <text:p text:style-name="P24"><text:span text:style-name="Source_20_Text"><text:span text:style-name="T72"/></text:span></text:p>
      <text:p text:style-name="P24"/>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67">S3 (<text:span text:style-name="T137">2</text:span>)</text:p>
          </table:table-cell>
          <table:table-cell table:style-name="Table6.A1" office:value-type="string">
            <text:p text:style-name="P71">A</text:p>
          </table:table-cell>
          <table:table-cell table:style-name="Table6.A1" office:value-type="string">
            <text:p text:style-name="P71">B</text:p>
          </table:table-cell>
          <table:table-cell table:style-name="Table6.A1" office:value-type="string">
            <text:p text:style-name="P71">V</text:p>
          </table:table-cell>
          <table:table-cell table:style-name="Table6.E1" office:value-type="string">
            <text:p text:style-name="P71">Y</text:p>
          </table:table-cell>
        </table:table-row>
        <table:table-row>
          <table:table-cell table:style-name="Table6.A2" office:value-type="string">
            <text:p text:style-name="P63">T1</text:p>
          </table:table-cell>
          <table:table-cell table:style-name="Table6.A2" office:value-type="string">
            <text:p text:style-name="P86"/>
          </table:table-cell>
          <table:table-cell table:style-name="Table6.A2" office:value-type="string">
            <text:p text:style-name="P56"/>
          </table:table-cell>
          <table:table-cell table:style-name="Table6.A2" office:value-type="string">
            <text:p text:style-name="P86">S</text:p>
          </table:table-cell>
          <table:table-cell table:style-name="Table6.E2" office:value-type="string">
            <text:p text:style-name="P78"/>
          </table:table-cell>
        </table:table-row>
        <table:table-row>
          <table:table-cell table:style-name="Table6.A2" office:value-type="string">
            <text:p text:style-name="P63">T2</text:p>
          </table:table-cell>
          <table:table-cell table:style-name="Table6.A2" office:value-type="string">
            <text:p text:style-name="P95">S</text:p>
          </table:table-cell>
          <table:table-cell table:style-name="Table6.A2" office:value-type="string">
            <text:p text:style-name="P86"/>
          </table:table-cell>
          <table:table-cell table:style-name="Table6.A2" office:value-type="string">
            <text:p text:style-name="P95">S</text:p>
          </table:table-cell>
          <table:table-cell table:style-name="Table6.E2" office:value-type="string">
            <text:p text:style-name="P82"/>
          </table:table-cell>
        </table:table-row>
        <table:table-row>
          <table:table-cell table:style-name="Table6.A2" office:value-type="string">
            <text:p text:style-name="P63">T3</text:p>
          </table:table-cell>
          <table:table-cell table:style-name="Table6.A2" office:value-type="string">
            <text:p text:style-name="P92">S</text:p>
          </table:table-cell>
          <table:table-cell table:style-name="Table6.A2" office:value-type="string">
            <text:p text:style-name="P89">X</text:p>
          </table:table-cell>
          <table:table-cell table:style-name="Table6.A2" office:value-type="string">
            <text:p text:style-name="P56"/>
          </table:table-cell>
          <table:table-cell table:style-name="Table6.E2" office:value-type="string">
            <text:p text:style-name="P56"/>
          </table:table-cell>
        </table:table-row>
      </table:table>
      <text:p text:style-name="P24"><text:span text:style-name="Source_20_Text"><text:span text:style-name="T55"/></text:span></text:p>
      <text:p text:style-name="P4"><text:span text:style-name="Source_20_Text"><text:span text:style-name="T55">-</text:span></text:span><text:span text:style-name="Source_20_Text"><text:span text:style-name="T73"> Η Τ3 έχει ήδη ένα S-lock </text:span></text:span><text:span text:style-name="Source_20_Text"><text:span text:style-name="T74">επομένως δε χρειάζεται να κλειδώσει </text:span></text:span><text:span text:style-name="Source_20_Text"><text:span text:style-name="T79">ξανά</text:span></text:span><text:span text:style-name="Source_20_Text"><text:span text:style-name="T73">, </text:span></text:span><text:span text:style-name="Source_20_Text"><text:span text:style-name="T74">και κάνω και τα unlock για την Τ3 για το commit C3</text:span></text:span><text:span text:style-name="Source_20_Text"><text:span text:style-name="T73">:</text:span></text:span></text:p>
      <text:p text:style-name="P4"><text:span text:style-name="Source_20_Text"><text:span text:style-name="T73"/></text:span></text:p>
      <text:p text:style-name="P25"><text:span text:style-name="Source_20_Text"><text:span text:style-name="T71"><text:tab/></text:span></text:span><text:span text:style-name="Source_20_Text"><text:span text:style-name="T86">output</text:span></text:span><text:span text:style-name="Source_20_Text"><text:span text:style-name="T63">: </text:span></text:span><text:span text:style-name="Source_20_Text"><text:span text:style-name="T70">S3(A) R3(A) X2(B) W2(B) S1(V) R1(V) </text:span></text:span><text:span text:style-name="Source_20_Text"><text:span text:style-name="T71">S2(A) S2(V) U2(B) </text:span></text:span><text:span text:style-name="Source_20_Text"><text:span text:style-name="T72">X3(B) W3(B) </text:span></text:span><text:span text:style-name="Source_20_Text"><text:span text:style-name="T74">R3(A) <text:tab/><text:tab/>U3(A) U3(B) C3</text:span></text:span></text:p>
      <text:p text:style-name="P25"><text:span text:style-name="Source_20_Text"><text:span text:style-name="T74"/></text:span></text:p>
      <text:p text:style-name="P25"><text:span text:style-name="Source_20_Text"><text:span text:style-name="T74"/></text:span></text:p>
      <text:p text:style-name="P26"><text:soft-page-break/><text:span text:style-name="Source_20_Text"><text:span text:style-name="T74"/></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8">S3 (<text:span text:style-name="T138">3</text:span>)</text:p>
          </table:table-cell>
          <table:table-cell table:style-name="Table7.A1" office:value-type="string">
            <text:p text:style-name="P72">A</text:p>
          </table:table-cell>
          <table:table-cell table:style-name="Table7.A1" office:value-type="string">
            <text:p text:style-name="P72">B</text:p>
          </table:table-cell>
          <table:table-cell table:style-name="Table7.A1" office:value-type="string">
            <text:p text:style-name="P72">V</text:p>
          </table:table-cell>
          <table:table-cell table:style-name="Table7.E1" office:value-type="string">
            <text:p text:style-name="P72">Y</text:p>
          </table:table-cell>
        </table:table-row>
        <table:table-row>
          <table:table-cell table:style-name="Table7.A2" office:value-type="string">
            <text:p text:style-name="P64">T1</text:p>
          </table:table-cell>
          <table:table-cell table:style-name="Table7.A2" office:value-type="string">
            <text:p text:style-name="P87"/>
          </table:table-cell>
          <table:table-cell table:style-name="Table7.A2" office:value-type="string">
            <text:p text:style-name="P57"/>
          </table:table-cell>
          <table:table-cell table:style-name="Table7.A2" office:value-type="string">
            <text:p text:style-name="P87">S</text:p>
          </table:table-cell>
          <table:table-cell table:style-name="Table7.E2" office:value-type="string">
            <text:p text:style-name="P95">S</text:p>
          </table:table-cell>
        </table:table-row>
        <table:table-row>
          <table:table-cell table:style-name="Table7.A2" office:value-type="string">
            <text:p text:style-name="P64">T2</text:p>
          </table:table-cell>
          <table:table-cell table:style-name="Table7.A2" office:value-type="string">
            <text:p text:style-name="P95">S</text:p>
          </table:table-cell>
          <table:table-cell table:style-name="Table7.A2" office:value-type="string">
            <text:p text:style-name="P87"/>
          </table:table-cell>
          <table:table-cell table:style-name="Table7.A2" office:value-type="string">
            <text:p text:style-name="P95">S</text:p>
          </table:table-cell>
          <table:table-cell table:style-name="Table7.E2" office:value-type="string">
            <text:p text:style-name="P83"/>
          </table:table-cell>
        </table:table-row>
        <table:table-row>
          <table:table-cell table:style-name="Table7.A2" office:value-type="string">
            <text:p text:style-name="P64">T3</text:p>
          </table:table-cell>
          <table:table-cell table:style-name="Table7.A2" office:value-type="string">
            <text:p text:style-name="P93"/>
          </table:table-cell>
          <table:table-cell table:style-name="Table7.A2" office:value-type="string">
            <text:p text:style-name="P90"/>
          </table:table-cell>
          <table:table-cell table:style-name="Table7.A2" office:value-type="string">
            <text:p text:style-name="P57"/>
          </table:table-cell>
          <table:table-cell table:style-name="Table7.E2" office:value-type="string">
            <text:p text:style-name="P57"/>
          </table:table-cell>
        </table:table-row>
      </table:table>
      <text:p text:style-name="P26"><text:span text:style-name="Source_20_Text"><text:span text:style-name="T55"/></text:span></text:p>
      <text:p text:style-name="P26"><text:span text:style-name="Source_20_Text"><text:span text:style-name="T74">-Δεν χρειάζεται lock για R2(A), και χρειάζεται για R1(Y), και δε χρειάζεται για R2(V):</text:span></text:span></text:p>
      <text:p text:style-name="P26"><text:span text:style-name="Source_20_Text"><text:span text:style-name="T74"/></text:span></text:p>
      <text:p text:style-name="P26"><text:span text:style-name="Source_20_Text"><text:span text:style-name="T74"><text:tab/></text:span></text:span><text:span text:style-name="Source_20_Text"><text:span text:style-name="T86">output</text:span></text:span><text:span text:style-name="Source_20_Text"><text:span text:style-name="T63">: </text:span></text:span><text:span text:style-name="Source_20_Text"><text:span text:style-name="T70">S3(A) R3(A) X2(B) W2(B) S1(V) R1(V) </text:span></text:span><text:span text:style-name="Source_20_Text"><text:span text:style-name="T71">S2(A) S2(V) U2(B) </text:span></text:span><text:span text:style-name="Source_20_Text"><text:span text:style-name="T72">X3(B) W3(B) </text:span></text:span><text:span text:style-name="Source_20_Text"><text:span text:style-name="T74">R3(A) <text:tab/><text:tab/>U3(A) U3(B) C3 R2(A) R2(A) S1(Y) R1(Y) R2(V)</text:span></text:span></text:p>
      <text:p text:style-name="P26"><text:span text:style-name="Source_20_Text"><text:span text:style-name="T74"/></text:span></text:p>
      <text:p text:style-name="P26"><text:span text:style-name="Source_20_Text"><text:span text:style-name="T74">-</text:span></text:span><text:span text:style-name="Source_20_Text"><text:span text:style-name="T75">Τέλος η Τ1, αφήνει τον πόρο Α, γίνεται το W1(A) με κλείδωμα και γίνονται και τα τελευταία unlocks πριν τα commit:</text:span></text:span></text:p>
      <text:p text:style-name="P27"><text:span text:style-name="Source_20_Text"><text:span text:style-name="T75"/></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69">S3 (<text:span text:style-name="T138">3</text:span>)</text:p>
          </table:table-cell>
          <table:table-cell table:style-name="Table9.A1" office:value-type="string">
            <text:p text:style-name="P73">A</text:p>
          </table:table-cell>
          <table:table-cell table:style-name="Table9.A1" office:value-type="string">
            <text:p text:style-name="P73">B</text:p>
          </table:table-cell>
          <table:table-cell table:style-name="Table9.A1" office:value-type="string">
            <text:p text:style-name="P73">V</text:p>
          </table:table-cell>
          <table:table-cell table:style-name="Table9.E1" office:value-type="string">
            <text:p text:style-name="P73">Y</text:p>
          </table:table-cell>
        </table:table-row>
        <table:table-row>
          <table:table-cell table:style-name="Table9.A2" office:value-type="string">
            <text:p text:style-name="P65">T1</text:p>
          </table:table-cell>
          <table:table-cell table:style-name="Table9.A2" office:value-type="string">
            <text:p text:style-name="P97">X</text:p>
          </table:table-cell>
          <table:table-cell table:style-name="Table9.A2" office:value-type="string">
            <text:p text:style-name="P58"/>
          </table:table-cell>
          <table:table-cell table:style-name="Table9.A2" office:value-type="string">
            <text:p text:style-name="P88">S</text:p>
          </table:table-cell>
          <table:table-cell table:style-name="Table9.E2" office:value-type="string">
            <text:p text:style-name="P96">S</text:p>
          </table:table-cell>
        </table:table-row>
        <table:table-row>
          <table:table-cell table:style-name="Table9.A2" office:value-type="string">
            <text:p text:style-name="P65">T2</text:p>
          </table:table-cell>
          <table:table-cell table:style-name="Table9.A2" office:value-type="string">
            <text:p text:style-name="P96"/>
          </table:table-cell>
          <table:table-cell table:style-name="Table9.A2" office:value-type="string">
            <text:p text:style-name="P88"/>
          </table:table-cell>
          <table:table-cell table:style-name="Table9.A2" office:value-type="string">
            <text:p text:style-name="P96">S</text:p>
          </table:table-cell>
          <table:table-cell table:style-name="Table9.E2" office:value-type="string">
            <text:p text:style-name="P84"/>
          </table:table-cell>
        </table:table-row>
        <table:table-row>
          <table:table-cell table:style-name="Table9.A2" office:value-type="string">
            <text:p text:style-name="P65">T3</text:p>
          </table:table-cell>
          <table:table-cell table:style-name="Table9.A2" office:value-type="string">
            <text:p text:style-name="P94"/>
          </table:table-cell>
          <table:table-cell table:style-name="Table9.A2" office:value-type="string">
            <text:p text:style-name="P91"/>
          </table:table-cell>
          <table:table-cell table:style-name="Table9.A2" office:value-type="string">
            <text:p text:style-name="P58"/>
          </table:table-cell>
          <table:table-cell table:style-name="Table9.E2" office:value-type="string">
            <text:p text:style-name="P58"/>
          </table:table-cell>
        </table:table-row>
      </table:table>
      <text:p text:style-name="P27"><text:span text:style-name="Source_20_Text"><text:span text:style-name="T75"/></text:span></text:p>
      <text:p text:style-name="P27"><text:span text:style-name="Source_20_Text"><text:span text:style-name="T75"><text:tab/></text:span></text:span><text:span text:style-name="Source_20_Text"><text:span text:style-name="T86">output</text:span></text:span><text:span text:style-name="Source_20_Text"><text:span text:style-name="T63">: </text:span></text:span><text:span text:style-name="Source_20_Text"><text:span text:style-name="T70">S3(A) R3(A) X2(B) W2(B) S1(V) R1(V) </text:span></text:span><text:span text:style-name="Source_20_Text"><text:span text:style-name="T71">S2(A) S2(V) U2(B) </text:span></text:span><text:span text:style-name="Source_20_Text"><text:span text:style-name="T72">X3(B) W3(B) </text:span></text:span><text:span text:style-name="Source_20_Text"><text:span text:style-name="T74">R3(A) <text:tab/><text:tab/>U3(A) U3(B) C3 R2(A) R2(A) S1(Y) R1(Y) R2(V) </text:span></text:span><text:span text:style-name="Source_20_Text"><text:span text:style-name="T75">U2(A) X1(A) W1(A) U1(A) <text:tab/><text:tab/>U1(V) U1(Y) C1 U2(V) C2</text:span></text:span></text:p>
      <text:p text:style-name="P4"><text:span text:style-name="Source_20_Text"><text:span text:style-name="T55"/></text:span></text:p>
      <text:p text:style-name="P27"><text:span text:style-name="Source_20_Text"><text:span text:style-name="T55"/></text:span></text:p>
      <text:p text:style-name="P27"><text:span text:style-name="Source_20_Text"><text:span text:style-name="T69">Επομένως, </text:span></text:span><text:span text:style-name="Source_20_Text"><text:span text:style-name="T93">μπορεί να προκύψει 2PL</text:span></text:span><text:span text:style-name="Source_20_Text"><text:span text:style-name="T98">.</text:span></text:span></text:p>
      <text:p text:style-name="P4"><text:span text:style-name="Source_20_Text"><text:span text:style-name="T55"/></text:span></text:p>
      <text:p text:style-name="P4"><text:span text:style-name="Source_20_Text"><text:span text:style-name="T55"/></text:span></text:p>
      <text:p text:style-name="P28"><text:span text:style-name="Source_20_Text"><text:span text:style-name="T76">(γ)</text:span></text:span></text:p>
      <text:p text:style-name="P28"><text:span text:style-name="Source_20_Text"><text:span text:style-name="T76"/></text:span></text:p>
      <text:p text:style-name="P28"><text:span text:style-name="Source_20_Text"><text:span text:style-name="T76">S1: Σε ενδιάμεσο βήμα χρειάστηκε να γίνει unlock από τον Τ3 ο πόρος X και αμέσως μετά δεν έγινε η διαδικασία ξεκλειδώματος όλων των πόρων και commit. Το βήμα:</text:span></text:span></text:p>
      <text:p text:style-name="P28"><text:span text:style-name="Source_20_Text"><text:span text:style-name="T76"/></text:span></text:p>
      <text:p text:style-name="P28"><text:span text:style-name="Source_20_Text"><text:span text:style-name="T86">output</text:span></text:span><text:span text:style-name="Source_20_Text"><text:span text:style-name="T63">: </text:span></text:span><text:span text:style-name="Source_20_Text"><text:span text:style-name="T65">S</text:span></text:span><text:span text:style-name="Source_20_Text"><text:span text:style-name="T63">1(X) R1(X) </text:span></text:span><text:span text:style-name="Source_20_Text"><text:span text:style-name="T64">S</text:span></text:span><text:span text:style-name="Source_20_Text"><text:span text:style-name="T63">2(Z) R2(Z) </text:span></text:span><text:span text:style-name="Source_20_Text"><text:span text:style-name="T64">S</text:span></text:span><text:span text:style-name="Source_20_Text"><text:span text:style-name="T65">1</text:span></text:span><text:span text:style-name="Source_20_Text"><text:span text:style-name="T63">(Z) R</text:span></text:span><text:span text:style-name="Source_20_Text"><text:span text:style-name="T65">1</text:span></text:span><text:span text:style-name="Source_20_Text"><text:span text:style-name="T63">(Z) </text:span></text:span><text:span text:style-name="Source_20_Text"><text:span text:style-name="T64">S</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R</text:span></text:span><text:span text:style-name="Source_20_Text"><text:span text:style-name="T65">3</text:span></text:span><text:span text:style-name="Source_20_Text"><text:span text:style-name="T63">(</text:span></text:span><text:span text:style-name="Source_20_Text"><text:span text:style-name="T65">Χ</text:span></text:span><text:span text:style-name="Source_20_Text"><text:span text:style-name="T63">) </text:span></text:span><text:span text:style-name="Source_20_Text"><text:span text:style-name="T65">X3(Y) </text:span></text:span><text:span text:style-name="Source_20_Text"><text:span text:style-name="T67">R</text:span></text:span><text:span text:style-name="Source_20_Text"><text:span text:style-name="T65">3(Y) </text:span></text:span><text:span text:style-name="Source_20_Text"><text:span text:style-name="T66">U3(X) X1(X) <text:tab/><text:tab/>W1(X).</text:span></text:span></text:p>
      <text:p text:style-name="P4"><text:span text:style-name="Source_20_Text"><text:span text:style-name="T76"/></text:span></text:p>
      <text:p text:style-name="P28"><text:span text:style-name="Source_20_Text"><text:span text:style-name="T76">Επομένως, </text:span></text:span><text:span text:style-name="Source_20_Text"><text:span text:style-name="T94">δεν </text:span></text:span><text:span text:style-name="Source_20_Text"><text:span text:style-name="T93">μπορεί να προκύψει </text:span></text:span><text:span text:style-name="Source_20_Text"><text:span text:style-name="T94">αυστηρό </text:span></text:span><text:span text:style-name="Source_20_Text"><text:span text:style-name="T93">2PL</text:span></text:span><text:span text:style-name="Source_20_Text"><text:span text:style-name="T98">.</text:span></text:span></text:p>
      <text:p text:style-name="P28"><text:span text:style-name="Source_20_Text"><text:span text:style-name="T98"/></text:span></text:p>
      <text:p text:style-name="P28"><text:span text:style-name="Source_20_Text"><text:span text:style-name="T98"/></text:span></text:p>
      <text:p text:style-name="P29"><text:span text:style-name="Source_20_Text"><text:span text:style-name="T99">S2: Αφού όχι 2PL, </text:span></text:span><text:span text:style-name="Source_20_Text"><text:span text:style-name="T95">όχι και αυστηρό 2PL</text:span></text:span><text:span text:style-name="Source_20_Text"><text:span text:style-name="T99">.</text:span></text:span></text:p>
      <text:p text:style-name="P29"><text:span text:style-name="Source_20_Text"><text:span text:style-name="T99"/></text:span></text:p>
      <text:p text:style-name="P29"><text:span text:style-name="Source_20_Text"><text:span text:style-name="T99">S3: Ομοίως με S1, στο εξής βήμα:</text:span></text:span></text:p>
      <text:p text:style-name="P29"><text:span text:style-name="Source_20_Text"><text:span text:style-name="T99"/></text:span></text:p>
      <text:p text:style-name="P29"><text:span text:style-name="Source_20_Text"><text:span text:style-name="T108">output</text:span></text:span><text:span text:style-name="Source_20_Text"><text:span text:style-name="T100">: </text:span></text:span><text:span text:style-name="Source_20_Text"><text:span text:style-name="T101">S3(A) R3(A) X2(B) W2(B) S1(V) R1(V) </text:span></text:span><text:span text:style-name="Source_20_Text"><text:span text:style-name="T102">S2(A) S2(V) U2(B) </text:span></text:span><text:span text:style-name="Source_20_Text"><text:span text:style-name="T103">X3(B) W3(B)</text:span></text:span></text:p>
      <text:p text:style-name="P29"><text:span text:style-name="Source_20_Text"><text:span text:style-name="T103"/></text:span></text:p>
      <text:p text:style-name="P30"><text:span text:style-name="Source_20_Text"><text:span text:style-name="T104">Επομένως, </text:span></text:span><text:span text:style-name="Source_20_Text"><text:span text:style-name="T94">δεν </text:span></text:span><text:span text:style-name="Source_20_Text"><text:span text:style-name="T93">μπορεί να προκύψει </text:span></text:span><text:span text:style-name="Source_20_Text"><text:span text:style-name="T94">αυστηρό </text:span></text:span><text:span text:style-name="Source_20_Text"><text:span text:style-name="T93">2PL</text:span></text:span><text:span text:style-name="Source_20_Text"><text:span text:style-name="T98">.</text:span></text:span></text:p>
      <text:p text:style-name="P4"><text:span text:style-name="Source_20_Text"><text:span text:style-name="T55"/></text:span></text:p>
      <text:p text:style-name="P31"><text:span text:style-name="Source_20_Text"><text:span text:style-name="T77"/></text:span></text:p>
      <text:p text:style-name="P31"><text:span text:style-name="Source_20_Text"><text:span text:style-name="T77"/></text:span></text:p>
      <text:p text:style-name="P31"><text:span text:style-name="Source_20_Text"><text:span text:style-name="T77"/></text:span></text:p>
      <text:p text:style-name="P31"><text:soft-page-break/><text:span text:style-name="Source_20_Text"><text:span text:style-name="T77">(δ)</text:span></text:span></text:p>
      <text:p text:style-name="P32"><text:span text:style-name="Source_20_Text"><text:span text:style-name="T78">Και τα τρία:</text:span></text:span></text:p>
      <text:p text:style-name="P32"><text:span text:style-name="Source_20_Text"><text:span text:style-name="T107">-Σίγουρα όχι REPEATABLE READ ή SERIALIZABLE, γιατί όχι αυστηρά 2PL.</text:span></text:span></text:p>
      <text:p text:style-name="P32"><text:span text:style-name="Source_20_Text"><text:span text:style-name="T107">-Σίγουρα όχι READ UNCOMMITED, αφού έχουν R και W.</text:span></text:span></text:p>
      <text:p text:style-name="P31"><text:span text:style-name="Source_20_Text"><text:span text:style-name="T77"/></text:span></text:p>
      <text:p text:style-name="P32"><text:span text:style-name="Source_20_Text"><text:span text:style-name="T105"/></text:span></text:p>
      <text:p text:style-name="P32"><text:span text:style-name="Source_20_Text"><text:span text:style-name="T105">S1: </text:span></text:span><text:span text:style-name="Source_20_Text"><text:span text:style-name="T109">R1(X)</text:span></text:span><text:span text:style-name="Source_20_Text"><text:span text:style-name="T105"> </text:span></text:span><text:span text:style-name="Source_20_Text"><text:span text:style-name="T50">R2(Z)</text:span></text:span><text:span text:style-name="Source_20_Text"><text:span text:style-name="T105"> </text:span></text:span><text:span text:style-name="Source_20_Text"><text:span text:style-name="T110">R1(Z)</text:span></text:span><text:span text:style-name="Source_20_Text"><text:span text:style-name="T105"> </text:span></text:span><text:span text:style-name="Source_20_Text"><text:span text:style-name="T34">R3(X)</text:span></text:span><text:span text:style-name="Source_20_Text"><text:span text:style-name="T35"> </text:span></text:span><text:span text:style-name="Source_20_Text"><text:span text:style-name="T36">R3(Y)</text:span></text:span><text:span text:style-name="Source_20_Text"><text:span text:style-name="T105"> </text:span></text:span><text:span text:style-name="Source_20_Text"><text:span text:style-name="T109">W1(X)</text:span></text:span><text:span text:style-name="Source_20_Text"><text:span text:style-name="T105"> </text:span></text:span><text:span text:style-name="Source_20_Text"><text:span text:style-name="T36">W3(Y)</text:span></text:span><text:span text:style-name="Source_20_Text"><text:span text:style-name="T35"> C3</text:span></text:span><text:span text:style-name="Source_20_Text"><text:span text:style-name="T105"> </text:span></text:span><text:span text:style-name="Source_20_Text"><text:span text:style-name="T51">R2(Y)</text:span></text:span><text:span text:style-name="Source_20_Text"><text:span text:style-name="T52"> </text:span></text:span><text:span text:style-name="Source_20_Text"><text:span text:style-name="T50">W2(Z)</text:span></text:span><text:span text:style-name="Source_20_Text"><text:span text:style-name="T52"> </text:span></text:span><text:span text:style-name="Source_20_Text"><text:span text:style-name="T51">W2(Y)</text:span></text:span><text:span text:style-name="Source_20_Text"><text:span text:style-name="T105"> C1 </text:span></text:span><text:span text:style-name="Source_20_Text"><text:span text:style-name="T53">C2</text:span></text:span></text:p>
      <text:p text:style-name="P32"><text:span text:style-name="Source_20_Text"><text:span text:style-name="T106"/></text:span></text:p>
      <text:p text:style-name="P32"><text:span text:style-name="Source_20_Text"><text:span text:style-name="T107">-Θα μπορούσε να έχει προκύψει από το επίπεδο <text:s/></text:span></text:span><text:span text:style-name="Source_20_Text"><text:span text:style-name="T96">READ COMMITED</text:span></text:span><text:span text:style-name="Source_20_Text"><text:span text:style-name="T107">, καθώς όλα τα W γίνονται commit, πριν να επαναχρησιμοποιηθεί ο πόρος τους.</text:span></text:span></text:p>
      <text:p text:style-name="P32"><text:span text:style-name="Source_20_Text"><text:span text:style-name="T107"/></text:span></text:p>
      <text:p text:style-name="P32"><text:span text:style-name="Source_20_Text"><text:span text:style-name="T54">S2: </text:span></text:span><text:span text:style-name="Source_20_Text"><text:span text:style-name="T44">W2(A)</text:span></text:span><text:span text:style-name="Source_20_Text"><text:span text:style-name="T54"> </text:span></text:span><text:span text:style-name="Source_20_Text"><text:span text:style-name="T82">R1(B)</text:span></text:span><text:span text:style-name="Source_20_Text"><text:span text:style-name="T54"> </text:span></text:span><text:span text:style-name="Source_20_Text"><text:span text:style-name="T42">R2(D)</text:span></text:span><text:span text:style-name="Source_20_Text"><text:span text:style-name="T54"> </text:span></text:span><text:span text:style-name="Source_20_Text"><text:span text:style-name="T131">W3(C)</text:span></text:span><text:span text:style-name="Source_20_Text"><text:span text:style-name="T54"> </text:span></text:span><text:span text:style-name="Source_20_Text"><text:span text:style-name="T82">W1(B)</text:span></text:span><text:span text:style-name="Source_20_Text"><text:span text:style-name="T54"> </text:span></text:span><text:span text:style-name="Source_20_Text"><text:span text:style-name="T129">W3(D)</text:span></text:span><text:span text:style-name="Source_20_Text"><text:span text:style-name="T54"> </text:span></text:span><text:span text:style-name="Source_20_Text"><text:span text:style-name="T128">R3(B)</text:span></text:span><text:span text:style-name="Source_20_Text"><text:span text:style-name="T54"> </text:span></text:span><text:span text:style-name="Source_20_Text"><text:span text:style-name="T42">R2(D)</text:span></text:span><text:span text:style-name="Source_20_Text"><text:span text:style-name="T39"> C2</text:span></text:span><text:span text:style-name="Source_20_Text"><text:span text:style-name="T54"> </text:span></text:span><text:span text:style-name="Source_20_Text"><text:span text:style-name="T127">C3</text:span></text:span><text:span text:style-name="Source_20_Text"><text:span text:style-name="T54"> </text:span></text:span><text:span text:style-name="Source_20_Text"><text:span text:style-name="T84">W1(D)</text:span></text:span><text:span text:style-name="Source_20_Text"><text:span text:style-name="T54"> </text:span></text:span><text:span text:style-name="Source_20_Text"><text:span text:style-name="T80">R1(A)</text:span></text:span><text:span text:style-name="Source_20_Text"><text:span text:style-name="T54"> C1</text:span></text:span></text:p>
      <text:p text:style-name="P4"><text:span text:style-name="Source_20_Text"><text:span text:style-name="T55"><text:tab/><text:tab/><text:tab/><text:tab/><text:tab/></text:span></text:span></text:p>
      <text:p text:style-name="P4"/>
      <text:p text:style-name="P4"><text:span text:style-name="Source_20_Text"><text:span text:style-name="T55"/></text:span></text:p>
      <text:p text:style-name="P4"><text:span text:style-name="Source_20_Text"><text:span text:style-name="T55"/></text:span></text:p>
      <text:p text:style-name="P5"><text:span text:style-name="Source_20_Text"><text:span text:style-name="T88">ΘΕΜΑ </text:span></text:span><text:span text:style-name="Source_20_Text"><text:span text:style-name="T92">2:</text:span></text:span></text:p>
      <text:p text:style-name="P6"><text:span text:style-name="Source_20_Text"><text:span text:style-name="T97">(i)</text:span></text:span></text:p>
      <text:p text:style-name="P8"><text:span text:style-name="Source_20_Text"><text:span text:style-name="T97"><text:tab/><text:tab/><text:tab/><text:tab/><text:tab/></text:span></text:span><text:span text:style-name="Source_20_Text"><text:span text:style-name="T114">!!!<text:tab/><text:tab/><text:tab/><text:tab/><text:tab/>!!!</text:span></text:span></text:p>
      <text:p text:style-name="P8"><text:span text:style-name="Source_20_Text"><text:span text:style-name="T133">R3(Α)</text:span></text:span><text:span text:style-name="Source_20_Text"><text:span text:style-name="T111"> </text:span></text:span><text:span text:style-name="Source_20_Text"><text:span text:style-name="T112">R1(Β)</text:span></text:span><text:span text:style-name="Source_20_Text"><text:span text:style-name="T111"> </text:span></text:span><text:span text:style-name="Source_20_Text"><text:span text:style-name="T134">R3(Β)</text:span></text:span><text:span text:style-name="Source_20_Text"><text:span text:style-name="T111"> </text:span></text:span><text:span text:style-name="Source_20_Text"><text:span text:style-name="T48">R2(Α)</text:span></text:span><text:span text:style-name="Source_20_Text"><text:span text:style-name="T111"> </text:span></text:span><text:span text:style-name="Source_20_Text"><text:span text:style-name="T49">R2(C)</text:span></text:span><text:span text:style-name="Source_20_Text"><text:span text:style-name="T111"> </text:span></text:span><text:span text:style-name="Source_20_Text"><text:span text:style-name="T133">W3(Α)</text:span></text:span><text:span text:style-name="Source_20_Text"><text:span text:style-name="T111"> </text:span></text:span><text:span text:style-name="Source_20_Text"><text:span text:style-name="T49">W2(C)</text:span></text:span><text:span text:style-name="Source_20_Text"><text:span text:style-name="T111"> </text:span></text:span><text:span text:style-name="Source_20_Text"><text:span text:style-name="T113">R1(C)</text:span></text:span><text:span text:style-name="Source_20_Text"><text:span text:style-name="T111"> </text:span></text:span><text:span text:style-name="Source_20_Text"><text:span text:style-name="T112">W1(Β)</text:span></text:span><text:span text:style-name="Source_20_Text"><text:span text:style-name="T111"> </text:span></text:span><text:span text:style-name="Source_20_Text"><text:span text:style-name="T113">W1(C)</text:span></text:span><text:span text:style-name="Source_20_Text"><text:span text:style-name="T111"> </text:span></text:span><text:span text:style-name="Source_20_Text"><text:span text:style-name="T48">R2(Α)</text:span></text:span><text:span text:style-name="Source_20_Text"><text:span text:style-name="T111"> <text:s/></text:span></text:span><text:span text:style-name="Source_20_Text"><text:span text:style-name="T121">C2</text:span></text:span><text:span text:style-name="Source_20_Text"><text:span text:style-name="T111"> </text:span></text:span><text:span text:style-name="Source_20_Text"><text:span text:style-name="T48">W2(Α)</text:span></text:span><text:span text:style-name="Source_20_Text"><text:span text:style-name="T114"> </text:span></text:span><text:span text:style-name="Source_20_Text"><text:span text:style-name="T135">W4(C)</text:span></text:span><text:span text:style-name="Source_20_Text"><text:span text:style-name="T136"> <text:s/></text:span></text:span><text:span text:style-name="Source_20_Text"><text:span text:style-name="T123">C</text:span></text:span><text:span text:style-name="Source_20_Text"><text:span text:style-name="T124">1</text:span></text:span><text:span text:style-name="Source_20_Text"><text:span text:style-name="T123"> C</text:span></text:span><text:span text:style-name="Source_20_Text"><text:span text:style-name="T124">2</text:span></text:span><text:span text:style-name="Source_20_Text"><text:span text:style-name="T123"> C</text:span></text:span><text:span text:style-name="Source_20_Text"><text:span text:style-name="T124">3</text:span></text:span></text:p>
      <text:p text:style-name="P7"><text:span text:style-name="Source_20_Text"><text:span text:style-name="T114"/></text:span></text:p>
      <text:p text:style-name="P7"><text:span text:style-name="Source_20_Text"><text:span text:style-name="T115">Η συναλλαγή Τ3 τροποποιεί το δεδομένο Α, το οποίο διαβάζει η συναλλαγή Τ2 και στη συνέχεια η Τ2 κάνει commit, πριν να κάνει commit η Τ3.</text:span></text:span></text:p>
      <text:p text:style-name="P7"><text:span text:style-name="Source_20_Text"><text:span text:style-name="T115"/></text:span></text:p>
      <text:p text:style-name="P7"><text:span text:style-name="Source_20_Text"><text:span text:style-name="T115">(ii)</text:span></text:span></text:p>
      <text:p text:style-name="P10"><text:span text:style-name="Source_20_Text"><text:span text:style-name="T115"><text:tab/><text:tab/><text:tab/><text:tab/><text:tab/></text:span></text:span><text:span text:style-name="Source_20_Text"><text:span text:style-name="T114">!!!<text:tab/><text:tab/><text:tab/><text:tab/><text:tab/>!!!</text:span></text:span></text:p>
      <text:p text:style-name="P7"><text:span text:style-name="Source_20_Text"><text:span text:style-name="T133">R3(Α)</text:span></text:span><text:span text:style-name="Source_20_Text"><text:span text:style-name="T114"> </text:span></text:span><text:span text:style-name="Source_20_Text"><text:span text:style-name="T112">R1(Β)</text:span></text:span><text:span text:style-name="Source_20_Text"><text:span text:style-name="T114"> </text:span></text:span><text:span text:style-name="Source_20_Text"><text:span text:style-name="T134">R3(Β)</text:span></text:span><text:span text:style-name="Source_20_Text"><text:span text:style-name="T114"> </text:span></text:span><text:span text:style-name="Source_20_Text"><text:span text:style-name="T48">R2(Α)</text:span></text:span><text:span text:style-name="Source_20_Text"><text:span text:style-name="T114"> </text:span></text:span><text:span text:style-name="Source_20_Text"><text:span text:style-name="T49">R2(C)</text:span></text:span><text:span text:style-name="Source_20_Text"><text:span text:style-name="T114"> </text:span></text:span><text:span text:style-name="Source_20_Text"><text:span text:style-name="T133">W3(Α)</text:span></text:span><text:span text:style-name="Source_20_Text"><text:span text:style-name="T114"> </text:span></text:span><text:span text:style-name="Source_20_Text"><text:span text:style-name="T49">W2(C)</text:span></text:span><text:span text:style-name="Source_20_Text"><text:span text:style-name="T114"> </text:span></text:span><text:span text:style-name="Source_20_Text"><text:span text:style-name="T113">R1(C)</text:span></text:span><text:span text:style-name="Source_20_Text"><text:span text:style-name="T114"> </text:span></text:span><text:span text:style-name="Source_20_Text"><text:span text:style-name="T112">W1(Β)</text:span></text:span><text:span text:style-name="Source_20_Text"><text:span text:style-name="T114"> </text:span></text:span><text:span text:style-name="Source_20_Text"><text:span text:style-name="T113">W1(C)</text:span></text:span><text:span text:style-name="Source_20_Text"><text:span text:style-name="T114"> </text:span></text:span><text:span text:style-name="Source_20_Text"><text:span text:style-name="T48">R2(Α)</text:span></text:span><text:span text:style-name="Source_20_Text"><text:span text:style-name="T114"> </text:span></text:span><text:span text:style-name="Source_20_Text"><text:span text:style-name="T48">W2(Α)</text:span></text:span><text:span text:style-name="Source_20_Text"><text:span text:style-name="T114"> </text:span></text:span><text:span text:style-name="Source_20_Text"><text:span text:style-name="T135">W4(C)</text:span></text:span><text:span text:style-name="Source_20_Text"><text:span text:style-name="T115"> </text:span></text:span></text:p>
      <text:p text:style-name="P9"><text:span text:style-name="Source_20_Text"><text:span text:style-name="T121">C</text:span></text:span><text:span text:style-name="Source_20_Text"><text:span text:style-name="T122">3</text:span></text:span><text:span text:style-name="Source_20_Text"><text:span text:style-name="T121"> C2 C</text:span></text:span><text:span text:style-name="Source_20_Text"><text:span text:style-name="T122">1 </text:span></text:span><text:span text:style-name="Source_20_Text"><text:span text:style-name="T121">C</text:span></text:span><text:span text:style-name="Source_20_Text"><text:span text:style-name="T122">4</text:span></text:span></text:p>
      <text:p text:style-name="P10"><text:span text:style-name="Source_20_Text"><text:span text:style-name="T114">!!!</text:span></text:span></text:p>
      <text:p text:style-name="P10"><text:span text:style-name="Source_20_Text"><text:span text:style-name="T114"/></text:span></text:p>
      <text:p text:style-name="P9"><text:span text:style-name="Source_20_Text"><text:span text:style-name="T119">W3(A) με R2(A)<text:tab/>-&gt; επομένως πρώτα τελειώνει το C3</text:span></text:span></text:p>
      <text:p text:style-name="P9"><text:span text:style-name="Source_20_Text"><text:span text:style-name="T119">W2(C) με R1(C)<text:tab/>-&gt; στη συνέχεια το C2</text:span></text:span></text:p>
      <text:p text:style-name="P9"><text:span text:style-name="Source_20_Text"><text:span text:style-name="T119">και τέλος τα υπόλοιπα 2.</text:span></text:span></text:p>
      <text:p text:style-name="P9"><text:span text:style-name="Source_20_Text"><text:span text:style-name="T119">Έτσι έχουμε ανανήψιμο χρονοπρόγραμμα.</text:span></text:span></text:p>
      <text:p text:style-name="P9"><text:span text:style-name="Source_20_Text"><text:span text:style-name="T119"/></text:span></text:p>
      <text:p text:style-name="P9"><text:span text:style-name="Source_20_Text"><text:span text:style-name="T119">Επίσης, επειδή W3(A) με R2(A) και αργότερα γίνεται commit </text:span></text:span><text:span text:style-name="Source_20_Text"><text:span text:style-name="T120">η T3, και έτσι δεν ήταν επικυρωμένη.</text:span></text:span></text:p>
      <text:p text:style-name="P9"><text:span text:style-name="Source_20_Text"><text:span text:style-name="T120"/></text:span></text:p>
      <text:p text:style-name="P10"><text:span text:style-name="Source_20_Text"><text:span text:style-name="T120">(iii)</text:span></text:span></text:p>
      <text:p text:style-name="P10"><text:span text:style-name="Source_20_Text"><text:span text:style-name="T120"><text:tab/><text:tab/><text:tab/><text:tab/><text:tab/><text:tab/><text:tab/>!!!</text:span></text:span></text:p>
      <text:p text:style-name="P10"><text:span text:style-name="Source_20_Text"><text:span text:style-name="T133">R3(Α)</text:span></text:span><text:span text:style-name="Source_20_Text"><text:span text:style-name="T114"> </text:span></text:span><text:span text:style-name="Source_20_Text"><text:span text:style-name="T112">R1(Β)</text:span></text:span><text:span text:style-name="Source_20_Text"><text:span text:style-name="T114"> </text:span></text:span><text:span text:style-name="Source_20_Text"><text:span text:style-name="T134">R3(Β)</text:span></text:span><text:span text:style-name="Source_20_Text"><text:span text:style-name="T114"> </text:span></text:span><text:span text:style-name="Source_20_Text"><text:span text:style-name="T48">R2(Α)</text:span></text:span><text:span text:style-name="Source_20_Text"><text:span text:style-name="T114"> </text:span></text:span><text:span text:style-name="Source_20_Text"><text:span text:style-name="T49">R2(C)</text:span></text:span><text:span text:style-name="Source_20_Text"><text:span text:style-name="T114"> </text:span></text:span><text:span text:style-name="Source_20_Text"><text:span text:style-name="T133">W3(Α)</text:span></text:span><text:span text:style-name="Source_20_Text"><text:span text:style-name="T114"> </text:span></text:span><text:span text:style-name="Source_20_Text"><text:span text:style-name="T123">C</text:span></text:span><text:span text:style-name="Source_20_Text"><text:span text:style-name="T125">3 </text:span></text:span><text:span text:style-name="Source_20_Text"><text:span text:style-name="T49">W2(C)</text:span></text:span><text:span text:style-name="Source_20_Text"><text:span text:style-name="T114"> </text:span></text:span><text:span text:style-name="Source_20_Text"><text:span text:style-name="T113">R1(C)</text:span></text:span><text:span text:style-name="Source_20_Text"><text:span text:style-name="T114"> </text:span></text:span><text:span text:style-name="Source_20_Text"><text:span text:style-name="T112">W1(Β)</text:span></text:span><text:span text:style-name="Source_20_Text"><text:span text:style-name="T114"> </text:span></text:span><text:span text:style-name="Source_20_Text"><text:span text:style-name="T113">W1(C)</text:span></text:span><text:span text:style-name="Source_20_Text"><text:span text:style-name="T114"> </text:span></text:span><text:span text:style-name="Source_20_Text"><text:span text:style-name="T48">R2(Α)</text:span></text:span><text:span text:style-name="Source_20_Text"><text:span text:style-name="T114"> </text:span></text:span><text:span text:style-name="Source_20_Text"><text:span text:style-name="T48">W2(Α)</text:span></text:span><text:span text:style-name="Source_20_Text"><text:span text:style-name="T114"> </text:span></text:span><text:span text:style-name="Source_20_Text"><text:span text:style-name="T135">W4(C)</text:span></text:span><text:span text:style-name="Source_20_Text"><text:span text:style-name="T115"> </text:span></text:span></text:p>
      <text:p text:style-name="P10"><text:span text:style-name="Source_20_Text"><text:span text:style-name="T115"/></text:span></text:p>
      <text:p text:style-name="P11"><text:span text:style-name="Source_20_Text"><text:span text:style-name="T116">Δε</text:span></text:span><text:span text:style-name="Source_20_Text"><text:span text:style-name="T117">ν μπορώ να κάνω commit</text:span></text:span><text:span text:style-name="Source_20_Text"><text:span text:style-name="T116"> </text:span></text:span><text:span text:style-name="Source_20_Text"><text:span text:style-name="T117">για την Τ2 </text:span></text:span><text:span text:style-name="Source_20_Text"><text:span text:style-name="T116">λόγω </text:span></text:span><text:span text:style-name="Source_20_Text"><text:span text:style-name="T117">του </text:span></text:span><text:span text:style-name="Source_20_Text"><text:span text:style-name="T116">W2(C). </text:span></text:span><text:span text:style-name="Source_20_Text"><text:span text:style-name="T117">Συγκεκριμένα η αμέσως επόμενη R1(C), για να διαβάσει το δεδομένο C, και να είναι το χρονοπρόγραμμα αποφεύγον τη διάδοση ανακλήσεων, χρειάζεται να έχει γραφθεί το δεδομένο, από επικυρωμένη συναλλαγή. Η επικύρωση δεν γίνεται, αφού η Τ2 έχει στη συνέχεια κι άλλες εντολές ( R2(A) W2(A) ). </text:span></text:span></text:p>
      <text:p text:style-name="P11"><text:span text:style-name="Source_20_Text"><text:span text:style-name="T117"/></text:span></text:p>
      <text:p text:style-name="P12"><text:span text:style-name="Source_20_Text"><text:span text:style-name="T117">(iv) Αφού το χρονοπρόγραμμα δεν είναι </text:span></text:span><text:span text:style-name="Source_20_Text"><text:span text:style-name="T118">αποφεύγον</text:span></text:span><text:span text:style-name="Source_20_Text"><text:span text:style-name="T117"> τη διάδοση ανακλήσεων, δεν </text:span></text:span><text:span text:style-name="Source_20_Text"><text:span text:style-name="T118">είναι</text:span></text:span><text:span text:style-name="Source_20_Text"><text:span text:style-name="T117"> και αυστηρό. Η παραπάνω αιτιολόγηση εξηγεί το λόγο.</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3:00:14.432510851</meta:creation-date>
    <meta:generator>LibreOffice/6.0.7.3$Linux_X86_64 LibreOffice_project/00m0$Build-3</meta:generator>
    <dc:date>2019-04-02T12:23:45.636383806</dc:date>
    <meta:editing-duration>PT4H49M20S</meta:editing-duration>
    <meta:editing-cycles>43</meta:editing-cycles>
    <meta:document-statistic meta:table-count="8" meta:image-count="0" meta:object-count="0" meta:page-count="7" meta:paragraph-count="234" meta:word-count="1525" meta:character-count="8587" meta:non-whitespace-character-count="7188"/>
  </office:meta>
</office:document-meta>
</file>